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9BF39D33F5.png"/>
  <manifest:file-entry manifest:media-type="image/jpeg" manifest:full-path="Pictures/10000000000000C8000000B508EACFE3.jpg"/>
  <manifest:file-entry manifest:media-type="image/jpeg" manifest:full-path="Pictures/10000000000000E1000000E1B3F1E7A4.jpg"/>
  <manifest:file-entry manifest:media-type="image/jpeg" manifest:full-path="Pictures/10000000000002EE000002ED9CB2711E.jpg"/>
  <manifest:file-entry manifest:media-type="image/png" manifest:full-path="Pictures/1000000000000329000003E8D0824A2F.png"/>
  <manifest:file-entry manifest:media-type="image/png" manifest:full-path="Pictures/10000000000000DC000000E50BB27156.png"/>
  <manifest:file-entry manifest:media-type="image/jpeg" manifest:full-path="Pictures/10000000000000B40000011725827FED.jpg"/>
  <manifest:file-entry manifest:media-type="image/png" manifest:full-path="Pictures/10000201000004B00000046F82D4458B.png"/>
  <manifest:file-entry manifest:media-type="image/jpeg" manifest:full-path="Pictures/10000000000002E0000002DADBBFAC47.jpg"/>
  <manifest:file-entry manifest:media-type="image/png" manifest:full-path="Pictures/10000201000004B000000719E91CE483.png"/>
  <manifest:file-entry manifest:media-type="image/png" manifest:full-path="Pictures/100002010000003C0000003C1ADA1908.png"/>
  <manifest:file-entry manifest:media-type="image/png" manifest:full-path="Pictures/100002010000003C0000003C9182CE49.png"/>
  <manifest:file-entry manifest:media-type="image/jpeg" manifest:full-path="Pictures/10000000000003E000000458B9C1FBD4.jpg"/>
  <manifest:file-entry manifest:media-type="image/png" manifest:full-path="Pictures/100002010000075D000007C61659817E.png"/>
  <manifest:file-entry manifest:media-type="image/png" manifest:full-path="Pictures/10000201000004B00000056C8EA5F531.png"/>
  <manifest:file-entry manifest:media-type="image/jpeg" manifest:full-path="Pictures/10000000000000E0000000E01F1706BE.jpg"/>
  <manifest:file-entry manifest:media-type="image/png" manifest:full-path="Pictures/100002010000007800000078923C61F3.png"/>
  <manifest:file-entry manifest:media-type="image/jpeg" manifest:full-path="Pictures/10000000000000E1000000E179FC994C.jpg"/>
  <manifest:file-entry manifest:media-type="image/png" manifest:full-path="Pictures/10000000000000E1000000E16F85034F.png"/>
  <manifest:file-entry manifest:media-type="image/png" manifest:full-path="Pictures/100002010000003C0000003C290A88EF.png"/>
  <manifest:file-entry manifest:media-type="image/jpeg" manifest:full-path="Pictures/10000000000001A00000025882639494.jpg"/>
  <manifest:file-entry manifest:media-type="image/jpeg" manifest:full-path="Pictures/10000000000000DC000000E5082E761E.jpg"/>
  <manifest:file-entry manifest:media-type="image/jpeg" manifest:full-path="Pictures/100000000000009600000096CA7FCAD4.jpg"/>
  <manifest:file-entry manifest:media-type="image/jpeg" manifest:full-path="Pictures/1000000000000300000003FF606172E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804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4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cm" table:end-y="0.5cm" draw:z-index="42" draw:name="Grafik 14" draw:style-name="gr1" draw:text-style-name="P1" svg:width="0.4cm" svg:height="0.5cm" svg:x="0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399cm" table:end-y="0.5cm" draw:z-index="358" draw:name="Grafik 16" draw:style-name="gr1" draw:text-style-name="P1" svg:width="0.4cm" svg:height="0.5cm" svg:x="-0.001cm" svg:y="0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D2" table:end-x="0.392cm" table:end-y="0.5cm" draw:z-index="854" draw:name="Grafik 14" draw:style-name="gr1" draw:text-style-name="P1" svg:width="0.4cm" svg:height="0.5cm" svg:x="0.5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389cm" table:end-y="0.5cm" draw:z-index="855" draw:name="Grafik 14" draw:style-name="gr1" draw:text-style-name="P1" svg:width="0.4cm" svg:height="0.5cm" svg:x="0.53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386cm" table:end-y="0.5cm" draw:z-index="856" draw:name="Grafik 14" draw:style-name="gr1" draw:text-style-name="P1" svg:width="0.4cm" svg:height="0.5cm" svg:x="0.53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7cm" table:end-y="0.5cm" draw:z-index="502" draw:name="Grafik 12" draw:style-name="gr1" draw:text-style-name="P1" svg:width="0.5cm" svg:height="0.5cm" svg:x="0.545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81cm" table:end-y="0.5cm" draw:z-index="858" draw:name="Grafik 14" draw:style-name="gr1" draw:text-style-name="P1" svg:width="0.4cm" svg:height="0.5cm" svg:x="0.52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78cm" table:end-y="0.5cm" draw:z-index="859" draw:name="Grafik 14" draw:style-name="gr1" draw:text-style-name="P1" svg:width="0.4cm" svg:height="0.5cm" svg:x="0.52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25cm" table:end-y="0.5cm" draw:z-index="825" draw:name="Grafik 8" draw:style-name="gr1" draw:text-style-name="P1" svg:width="0.45cm" svg:height="0.5cm" svg:x="0.52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95cm" table:end-y="0.5cm" draw:z-index="506" draw:name="Grafik 12" draw:style-name="gr1" draw:text-style-name="P1" svg:width="0.5cm" svg:height="0.5cm" svg:x="0.54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19cm" table:end-y="0.5cm" draw:z-index="827" draw:name="Grafik 8" draw:style-name="gr1" draw:text-style-name="P1" svg:width="0.45cm" svg:height="0.5cm" svg:x="0.51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17cm" table:end-y="0.5cm" draw:z-index="828" draw:name="Grafik 8" draw:style-name="gr1" draw:text-style-name="P1" svg:width="0.45cm" svg:height="0.5cm" svg:x="0.51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14cm" table:end-y="0.5cm" draw:z-index="830" draw:name="Grafik 8" draw:style-name="gr1" draw:text-style-name="P1" svg:width="0.45cm" svg:height="0.5cm" svg:x="0.51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12cm" table:end-y="0.5cm" draw:z-index="831" draw:name="Grafik 8" draw:style-name="gr1" draw:text-style-name="P1" svg:width="0.45cm" svg:height="0.5cm" svg:x="0.5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08cm" table:end-y="0.5cm" draw:z-index="832" draw:name="Grafik 8" draw:style-name="gr1" draw:text-style-name="P1" svg:width="0.45cm" svg:height="0.5cm" svg:x="0.50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06cm" table:end-y="0.5cm" draw:z-index="833" draw:name="Grafik 8" draw:style-name="gr1" draw:text-style-name="P1" svg:width="0.45cm" svg:height="0.5cm" svg:x="0.50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03cm" table:end-y="0.5cm" draw:z-index="834" draw:name="Grafik 8" draw:style-name="gr1" draw:text-style-name="P1" svg:width="0.45cm" svg:height="0.5cm" svg:x="0.50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01cm" table:end-y="0.5cm" draw:z-index="835" draw:name="Grafik 8" draw:style-name="gr1" draw:text-style-name="P1" svg:width="0.45cm" svg:height="0.5cm" svg:x="0.499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397cm" table:end-y="0.5cm" draw:z-index="836" draw:name="Grafik 8" draw:style-name="gr1" draw:text-style-name="P1" svg:width="0.45cm" svg:height="0.5cm" svg:x="0.49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395cm" table:end-y="0.5cm" draw:z-index="837" draw:name="Grafik 8" draw:style-name="gr1" draw:text-style-name="P1" svg:width="0.45cm" svg:height="0.5cm" svg:x="0.49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342cm" table:end-y="0.5cm" draw:z-index="872" draw:name="Grafik 14" draw:style-name="gr1" draw:text-style-name="P1" svg:width="0.4cm" svg:height="0.5cm" svg:x="0.4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389cm" table:end-y="0.5cm" draw:z-index="838" draw:name="Grafik 8" draw:style-name="gr1" draw:text-style-name="P1" svg:width="0.45cm" svg:height="0.5cm" svg:x="0.48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386cm" table:end-y="0.5cm" draw:z-index="840" draw:name="Grafik 8" draw:style-name="gr1" draw:text-style-name="P1" svg:width="0.45cm" svg:height="0.5cm" svg:x="0.48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384cm" table:end-y="0.5cm" draw:z-index="841" draw:name="Grafik 8" draw:style-name="gr1" draw:text-style-name="P1" svg:width="0.45cm" svg:height="0.5cm" svg:x="0.48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331cm" table:end-y="0.5cm" draw:z-index="876" draw:name="Grafik 14" draw:style-name="gr1" draw:text-style-name="P1" svg:width="0.4cm" svg:height="0.5cm" svg:x="0.47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328cm" table:end-y="0.5cm" draw:z-index="877" draw:name="Grafik 14" draw:style-name="gr1" draw:text-style-name="P1" svg:width="0.4cm" svg:height="0.5cm" svg:x="0.47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375cm" table:end-y="0.5cm" draw:z-index="843" draw:name="Grafik 8" draw:style-name="gr1" draw:text-style-name="P1" svg:width="0.45cm" svg:height="0.5cm" svg:x="0.47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373cm" table:end-y="0.5cm" draw:z-index="844" draw:name="Grafik 8" draw:style-name="gr1" draw:text-style-name="P1" svg:width="0.45cm" svg:height="0.5cm" svg:x="0.47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319cm" table:end-y="0.5cm" draw:z-index="880" draw:name="Grafik 14" draw:style-name="gr1" draw:text-style-name="P1" svg:width="0.4cm" svg:height="0.5cm" svg:x="0.46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367cm" table:end-y="0.5cm" draw:z-index="846" draw:name="Grafik 8" draw:style-name="gr1" draw:text-style-name="P1" svg:width="0.45cm" svg:height="0.5cm" svg:x="0.46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364cm" table:end-y="0.5cm" draw:z-index="847" draw:name="Grafik 8" draw:style-name="gr1" draw:text-style-name="P1" svg:width="0.45cm" svg:height="0.5cm" svg:x="0.46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362cm" table:end-y="0.5cm" draw:z-index="848" draw:name="Grafik 8" draw:style-name="gr1" draw:text-style-name="P1" svg:width="0.45cm" svg:height="0.5cm" svg:x="0.4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358cm" table:end-y="0.5cm" draw:z-index="849" draw:name="Grafik 8" draw:style-name="gr1" draw:text-style-name="P1" svg:width="0.45cm" svg:height="0.5cm" svg:x="0.45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356cm" table:end-y="0.5cm" draw:z-index="850" draw:name="Grafik 8" draw:style-name="gr1" draw:text-style-name="P1" svg:width="0.45cm" svg:height="0.5cm" svg:x="0.45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353cm" table:end-y="0.5cm" draw:z-index="851" draw:name="Grafik 8" draw:style-name="gr1" draw:text-style-name="P1" svg:width="0.45cm" svg:height="0.5cm" svg:x="0.45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351cm" table:end-y="0.5cm" draw:z-index="852" draw:name="Grafik 8" draw:style-name="gr1" draw:text-style-name="P1" svg:width="0.45cm" svg:height="0.5cm" svg:x="0.449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378cm" table:end-y="0.5cm" draw:z-index="0" draw:name="Grafik 14" draw:style-name="gr1" draw:text-style-name="P1" svg:width="0.4cm" svg:height="0.5cm" svg:x="0.52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cm" table:end-y="0.501cm" draw:z-index="41" draw:name="Grafik 16" draw:style-name="gr1" draw:text-style-name="P1" svg:width="0.4cm" svg:height="0.5cm" svg:x="0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99cm" table:end-y="0.501cm" draw:z-index="113" draw:name="Grafik 3" draw:style-name="gr1" draw:text-style-name="P1" svg:width="0.5cm" svg:height="0.5cm" svg:x="-0.001cm" svg:y="0.001cm">
              <draw:image xlink:href="Pictures/100002010000003C0000003C290A88EF.png" xlink:type="simple" xlink:show="embed" xlink:actuate="onLoad">
                <text:p/>
              </draw:image>
            </draw:frame>
            <draw:frame table:end-cell-address="Tabelle1.D3" table:end-x="0.499cm" table:end-y="0.501cm" draw:z-index="114" draw:name="Grafik 3" draw:style-name="gr1" draw:text-style-name="P1" svg:width="0.5cm" svg:height="0.5cm" svg:x="0.547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8cm" table:end-y="0.501cm" draw:z-index="500" draw:name="Grafik 12" draw:style-name="gr1" draw:text-style-name="P1" svg:width="0.5cm" svg:height="0.5cm" svg:x="0.547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7cm" table:end-y="0.501cm" draw:z-index="501" draw:name="Grafik 12" draw:style-name="gr1" draw:text-style-name="P1" svg:width="0.5cm" svg:height="0.5cm" svg:x="0.54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97cm" table:end-y="0.501cm" draw:z-index="117" draw:name="Grafik 3" draw:style-name="gr1" draw:text-style-name="P1" svg:width="0.5cm" svg:height="0.5cm" svg:x="0.54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7cm" table:end-y="0.501cm" draw:z-index="503" draw:name="Grafik 12" draw:style-name="gr1" draw:text-style-name="P1" svg:width="0.5cm" svg:height="0.5cm" svg:x="0.54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5cm" table:end-y="0.501cm" draw:z-index="504" draw:name="Grafik 12" draw:style-name="gr1" draw:text-style-name="P1" svg:width="0.5cm" svg:height="0.5cm" svg:x="0.54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5cm" table:end-y="0.501cm" draw:z-index="505" draw:name="Grafik 12" draw:style-name="gr1" draw:text-style-name="P1" svg:width="0.5cm" svg:height="0.5cm" svg:x="0.54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373cm" table:end-y="0.501cm" draw:z-index="861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19cm" table:end-y="0.501cm" draw:z-index="721" draw:name="Grafik 17" draw:style-name="gr1" draw:text-style-name="P1" svg:width="0.45cm" svg:height="0.5cm" svg:x="0.51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367cm" table:end-y="0.501cm" draw:z-index="863" draw:name="Grafik 14" draw:style-name="gr1" draw:text-style-name="P1" svg:width="0.4cm" svg:height="0.5cm" svg:x="0.51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364cm" table:end-y="0.501cm" draw:z-index="864" draw:name="Grafik 14" draw:style-name="gr1" draw:text-style-name="P1" svg:width="0.4cm" svg:height="0.5cm" svg:x="0.51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12cm" table:end-y="0.501cm" draw:z-index="687" draw:name="Grafik 8" draw:style-name="gr1" draw:text-style-name="P1" svg:width="0.45cm" svg:height="0.5cm" svg:x="0.5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08cm" table:end-y="0.501cm" draw:z-index="688" draw:name="Grafik 8" draw:style-name="gr1" draw:text-style-name="P1" svg:width="0.45cm" svg:height="0.5cm" svg:x="0.50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06cm" table:end-y="0.501cm" draw:z-index="689" draw:name="Grafik 8" draw:style-name="gr1" draw:text-style-name="P1" svg:width="0.45cm" svg:height="0.5cm" svg:x="0.50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353cm" table:end-y="0.501cm" draw:z-index="868" draw:name="Grafik 14" draw:style-name="gr1" draw:text-style-name="P1" svg:width="0.4cm" svg:height="0.5cm" svg:x="0.50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351cm" table:end-y="0.501cm" draw:z-index="869" draw:name="Grafik 14" draw:style-name="gr1" draw:text-style-name="P1" svg:width="0.4cm" svg:height="0.5cm" svg:x="0.49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347cm" table:end-y="0.501cm" draw:z-index="870" draw:name="Grafik 14" draw:style-name="gr1" draw:text-style-name="P1" svg:width="0.4cm" svg:height="0.5cm" svg:x="0.49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345cm" table:end-y="0.501cm" draw:z-index="871" draw:name="Grafik 14" draw:style-name="gr1" draw:text-style-name="P1" svg:width="0.4cm" svg:height="0.5cm" svg:x="0.49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392cm" table:end-y="0.501cm" draw:z-index="829" draw:name="Grafik 8" draw:style-name="gr1" draw:text-style-name="P1" svg:width="0.45cm" svg:height="0.5cm" svg:x="0.4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339cm" table:end-y="0.501cm" draw:z-index="873" draw:name="Grafik 14" draw:style-name="gr1" draw:text-style-name="P1" svg:width="0.4cm" svg:height="0.5cm" svg:x="0.48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336cm" table:end-y="0.501cm" draw:z-index="874" draw:name="Grafik 14" draw:style-name="gr1" draw:text-style-name="P1" svg:width="0.4cm" svg:height="0.5cm" svg:x="0.48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334cm" table:end-y="0.501cm" draw:z-index="875" draw:name="Grafik 14" draw:style-name="gr1" draw:text-style-name="P1" svg:width="0.4cm" svg:height="0.5cm" svg:x="0.48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381cm" table:end-y="0.501cm" draw:z-index="839" draw:name="Grafik 8" draw:style-name="gr1" draw:text-style-name="P1" svg:width="0.45cm" svg:height="0.5cm" svg:x="0.47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378cm" table:end-y="0.501cm" draw:z-index="842" draw:name="Grafik 8" draw:style-name="gr1" draw:text-style-name="P1" svg:width="0.45cm" svg:height="0.5cm" svg:x="0.477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325cm" table:end-y="0.501cm" draw:z-index="878" draw:name="Grafik 14" draw:style-name="gr1" draw:text-style-name="P1" svg:width="0.4cm" svg:height="0.5cm" svg:x="0.47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323cm" table:end-y="0.501cm" draw:z-index="879" draw:name="Grafik 14" draw:style-name="gr1" draw:text-style-name="P1" svg:width="0.4cm" svg:height="0.5cm" svg:x="0.47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369cm" table:end-y="0.501cm" draw:z-index="845" draw:name="Grafik 8" draw:style-name="gr1" draw:text-style-name="P1" svg:width="0.45cm" svg:height="0.5cm" svg:x="0.468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317cm" table:end-y="0.501cm" draw:z-index="881" draw:name="Grafik 14" draw:style-name="gr1" draw:text-style-name="P1" svg:width="0.4cm" svg:height="0.5cm" svg:x="0.46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314cm" table:end-y="0.501cm" draw:z-index="882" draw:name="Grafik 14" draw:style-name="gr1" draw:text-style-name="P1" svg:width="0.4cm" svg:height="0.5cm" svg:x="0.46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312cm" table:end-y="0.501cm" draw:z-index="883" draw:name="Grafik 14" draw:style-name="gr1" draw:text-style-name="P1" svg:width="0.4cm" svg:height="0.5cm" svg:x="0.4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308cm" table:end-y="0.501cm" draw:z-index="884" draw:name="Grafik 14" draw:style-name="gr1" draw:text-style-name="P1" svg:width="0.4cm" svg:height="0.5cm" svg:x="0.45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306cm" table:end-y="0.501cm" draw:z-index="885" draw:name="Grafik 14" draw:style-name="gr1" draw:text-style-name="P1" svg:width="0.4cm" svg:height="0.5cm" svg:x="0.45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303cm" table:end-y="0.501cm" draw:z-index="886" draw:name="Grafik 14" draw:style-name="gr1" draw:text-style-name="P1" svg:width="0.4cm" svg:height="0.5cm" svg:x="0.45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301cm" table:end-y="0.501cm" draw:z-index="887" draw:name="Grafik 14" draw:style-name="gr1" draw:text-style-name="P1" svg:width="0.4cm" svg:height="0.5cm" svg:x="0.44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28cm" table:end-y="0.501cm" draw:z-index="1" draw:name="Grafik 8" draw:style-name="gr1" draw:text-style-name="P1" svg:width="0.45cm" svg:height="0.5cm" svg:x="0.527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5cm" table:end-y="0.501cm" draw:z-index="40" draw:name="Grafik 2" draw:style-name="gr1" draw:text-style-name="P1" svg:width="0.5cm" svg:height="0.5cm" svg:x="0cm" svg:y="0.001cm">
              <draw:image xlink:href="Pictures/10000000000000E1000000E16F85034F.png" xlink:type="simple" xlink:show="embed" xlink:actuate="onLoad">
                <text:p/>
              </draw:image>
            </draw:frame>
            <draw:frame table:end-cell-address="Tabelle1.C4" table:end-x="0.395cm" table:end-y="0.501cm" draw:z-index="853" draw:name="Grafik 14" draw:style-name="gr1" draw:text-style-name="P1" svg:width="0.4cm" svg:height="0.5cm" svg:x="0.54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99cm" table:end-y="0.501cm" draw:z-index="499" draw:name="Grafik 12" draw:style-name="gr1" draw:text-style-name="P1" svg:width="0.5cm" svg:height="0.5cm" svg:x="0.547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89cm" table:end-y="0.501cm" draw:z-index="785" draw:name="Grafik 3" draw:style-name="gr1" draw:text-style-name="P1" svg:width="0.4cm" svg:height="0.5cm" svg:x="0.53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97cm" table:end-y="0.501cm" draw:z-index="116" draw:name="Grafik 3" draw:style-name="gr1" draw:text-style-name="P1" svg:width="0.5cm" svg:height="0.5cm" svg:x="0.54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384cm" table:end-y="0.501cm" draw:z-index="857" draw:name="Grafik 14" draw:style-name="gr1" draw:text-style-name="P1" svg:width="0.4cm" svg:height="0.5cm" svg:x="0.53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7cm" table:end-y="0.501cm" draw:z-index="118" draw:name="Grafik 3" draw:style-name="gr1" draw:text-style-name="P1" svg:width="0.5cm" svg:height="0.5cm" svg:x="0.54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28cm" table:end-y="0.501cm" draw:z-index="681" draw:name="Grafik 8" draw:style-name="gr1" draw:text-style-name="P1" svg:width="0.45cm" svg:height="0.5cm" svg:x="0.52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25cm" table:end-y="0.501cm" draw:z-index="719" draw:name="Grafik 17" draw:style-name="gr1" draw:text-style-name="P1" svg:width="0.45cm" svg:height="0.5cm" svg:x="0.52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23cm" table:end-y="0.501cm" draw:z-index="826" draw:name="Grafik 8" draw:style-name="gr1" draw:text-style-name="P1" svg:width="0.45cm" svg:height="0.5cm" svg:x="0.52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19cm" table:end-y="0.501cm" draw:z-index="684" draw:name="Grafik 8" draw:style-name="gr1" draw:text-style-name="P1" svg:width="0.45cm" svg:height="0.5cm" svg:x="0.51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93cm" table:end-y="0.501cm" draw:z-index="508" draw:name="Grafik 12" draw:style-name="gr1" draw:text-style-name="P1" svg:width="0.5cm" svg:height="0.5cm" svg:x="0.54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393cm" table:end-y="0.501cm" draw:z-index="369" draw:name="Grafik 16" draw:style-name="gr1" draw:text-style-name="P1" svg:width="0.4cm" svg:height="0.5cm" svg:x="0.54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362cm" table:end-y="0.501cm" draw:z-index="865" draw:name="Grafik 14" draw:style-name="gr1" draw:text-style-name="P1" svg:width="0.4cm" svg:height="0.5cm" svg:x="0.5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358cm" table:end-y="0.501cm" draw:z-index="866" draw:name="Grafik 14" draw:style-name="gr1" draw:text-style-name="P1" svg:width="0.4cm" svg:height="0.5cm" svg:x="0.50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356cm" table:end-y="0.501cm" draw:z-index="867" draw:name="Grafik 14" draw:style-name="gr1" draw:text-style-name="P1" svg:width="0.4cm" svg:height="0.5cm" svg:x="0.50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03cm" table:end-y="0.501cm" draw:z-index="690" draw:name="Grafik 8" draw:style-name="gr1" draw:text-style-name="P1" svg:width="0.45cm" svg:height="0.5cm" svg:x="0.50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351cm" table:end-y="0.501cm" draw:z-index="799" draw:name="Grafik 3" draw:style-name="gr1" draw:text-style-name="P1" svg:width="0.4cm" svg:height="0.5cm" svg:x="0.49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347cm" table:end-y="0.501cm" draw:z-index="800" draw:name="Grafik 3" draw:style-name="gr1" draw:text-style-name="P1" svg:width="0.4cm" svg:height="0.5cm" svg:x="0.49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45cm" table:end-y="0.501cm" draw:z-index="801" draw:name="Grafik 3" draw:style-name="gr1" draw:text-style-name="P1" svg:width="0.4cm" svg:height="0.5cm" svg:x="0.49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42cm" table:end-y="0.501cm" draw:z-index="802" draw:name="Grafik 3" draw:style-name="gr1" draw:text-style-name="P1" svg:width="0.4cm" svg:height="0.5cm" svg:x="0.4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389cm" table:end-y="0.501cm" draw:z-index="695" draw:name="Grafik 8" draw:style-name="gr1" draw:text-style-name="P1" svg:width="0.45cm" svg:height="0.5cm" svg:x="0.48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387cm" table:end-y="0.501cm" draw:z-index="379" draw:name="Grafik 16" draw:style-name="gr1" draw:text-style-name="P1" svg:width="0.4cm" svg:height="0.5cm" svg:x="0.53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34cm" table:end-y="0.501cm" draw:z-index="770" draw:name="Grafik 10" draw:style-name="gr1" draw:text-style-name="P1" svg:width="0.5cm" svg:height="0.5cm" svg:x="0.48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31cm" table:end-y="0.501cm" draw:z-index="806" draw:name="Grafik 3" draw:style-name="gr1" draw:text-style-name="P1" svg:width="0.4cm" svg:height="0.5cm" svg:x="0.47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28cm" table:end-y="0.501cm" draw:z-index="772" draw:name="Grafik 10" draw:style-name="gr1" draw:text-style-name="P1" svg:width="0.5cm" svg:height="0.5cm" svg:x="0.47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25cm" table:end-y="0.501cm" draw:z-index="773" draw:name="Grafik 10" draw:style-name="gr1" draw:text-style-name="P1" svg:width="0.5cm" svg:height="0.5cm" svg:x="0.47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323cm" table:end-y="0.501cm" draw:z-index="809" draw:name="Grafik 3" draw:style-name="gr1" draw:text-style-name="P1" svg:width="0.4cm" svg:height="0.5cm" svg:x="0.47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69cm" table:end-y="0.501cm" draw:z-index="739" draw:name="Grafik 17" draw:style-name="gr1" draw:text-style-name="P1" svg:width="0.45cm" svg:height="0.5cm" svg:x="0.46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17cm" table:end-y="0.501cm" draw:z-index="811" draw:name="Grafik 3" draw:style-name="gr1" draw:text-style-name="P1" svg:width="0.4cm" svg:height="0.5cm" svg:x="0.46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14cm" table:end-y="0.501cm" draw:z-index="812" draw:name="Grafik 3" draw:style-name="gr1" draw:text-style-name="P1" svg:width="0.4cm" svg:height="0.5cm" svg:x="0.46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12cm" table:end-y="0.501cm" draw:z-index="813" draw:name="Grafik 3" draw:style-name="gr1" draw:text-style-name="P1" svg:width="0.4cm" svg:height="0.5cm" svg:x="0.4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08cm" table:end-y="0.501cm" draw:z-index="814" draw:name="Grafik 3" draw:style-name="gr1" draw:text-style-name="P1" svg:width="0.4cm" svg:height="0.5cm" svg:x="0.45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06cm" table:end-y="0.501cm" draw:z-index="815" draw:name="Grafik 3" draw:style-name="gr1" draw:text-style-name="P1" svg:width="0.4cm" svg:height="0.5cm" svg:x="0.45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303cm" table:end-y="0.501cm" draw:z-index="816" draw:name="Grafik 3" draw:style-name="gr1" draw:text-style-name="P1" svg:width="0.4cm" svg:height="0.5cm" svg:x="0.45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301cm" table:end-y="0.501cm" draw:z-index="817" draw:name="Grafik 3" draw:style-name="gr1" draw:text-style-name="P1" svg:width="0.4cm" svg:height="0.5cm" svg:x="0.44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378cm" table:end-y="0.501cm" draw:z-index="2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5cm" table:end-y="0.5cm" draw:z-index="39" draw:name="Grafik 3" draw:style-name="gr1" draw:text-style-name="P1" svg:width="0.5cm" svg:height="0.5cm" svg:x="0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9cm" table:end-y="0.5cm" draw:z-index="428" draw:name="Grafik 15" draw:style-name="gr1" draw:text-style-name="P1" svg:width="0.5cm" svg:height="0.5cm" svg:x="-0.001cm" svg:y="0cm">
              <draw:image xlink:href="Pictures/10000000000000E1000000E179FC994C.jpg" xlink:type="simple" xlink:show="embed" xlink:actuate="onLoad">
                <text:p/>
              </draw:image>
            </draw:frame>
            <draw:frame table:end-cell-address="Tabelle1.D5" table:end-x="0.442cm" table:end-y="0.5cm" draw:z-index="819" draw:name="Grafik 8" draw:style-name="gr1" draw:text-style-name="P1" svg:width="0.45cm" svg:height="0.5cm" svg:x="0.5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98cm" table:end-y="0.5cm" draw:z-index="360" draw:name="Grafik 16" draw:style-name="gr1" draw:text-style-name="P1" svg:width="0.4cm" svg:height="0.5cm" svg:x="0.54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86cm" table:end-y="0.5cm" draw:z-index="643" draw:name="Grafik 4" draw:style-name="gr1" draw:text-style-name="P1" svg:width="0.5cm" svg:height="0.5cm" svg:x="0.53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34cm" table:end-y="0.5cm" draw:z-index="822" draw:name="Grafik 8" draw:style-name="gr1" draw:text-style-name="P1" svg:width="0.45cm" svg:height="0.5cm" svg:x="0.53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81cm" table:end-y="0.5cm" draw:z-index="645" draw:name="Grafik 4" draw:style-name="gr1" draw:text-style-name="P1" svg:width="0.5cm" svg:height="0.5cm" svg:x="0.52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28cm" table:end-y="0.5cm" draw:z-index="824" draw:name="Grafik 8" draw:style-name="gr1" draw:text-style-name="P1" svg:width="0.45cm" svg:height="0.5cm" svg:x="0.52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375cm" table:end-y="0.5cm" draw:z-index="860" draw:name="Grafik 14" draw:style-name="gr1" draw:text-style-name="P1" svg:width="0.4cm" svg:height="0.5cm" svg:x="0.52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23cm" table:end-y="0.5cm" draw:z-index="720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93cm" table:end-y="0.5cm" draw:z-index="507" draw:name="Grafik 12" draw:style-name="gr1" draw:text-style-name="P1" svg:width="0.5cm" svg:height="0.5cm" svg:x="0.54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17cm" table:end-y="0.5cm" draw:z-index="722" draw:name="Grafik 17" draw:style-name="gr1" draw:text-style-name="P1" svg:width="0.45cm" svg:height="0.5cm" svg:x="0.51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64cm" table:end-y="0.5cm" draw:z-index="651" draw:name="Grafik 4" draw:style-name="gr1" draw:text-style-name="P1" svg:width="0.5cm" svg:height="0.5cm" svg:x="0.51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92cm" table:end-y="0.5cm" draw:z-index="510" draw:name="Grafik 12" draw:style-name="gr1" draw:text-style-name="P1" svg:width="0.5cm" svg:height="0.5cm" svg:x="0.5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91cm" table:end-y="0.5cm" draw:z-index="511" draw:name="Grafik 12" draw:style-name="gr1" draw:text-style-name="P1" svg:width="0.5cm" svg:height="0.5cm" svg:x="0.5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91cm" table:end-y="0.5cm" draw:z-index="512" draw:name="Grafik 12" draw:style-name="gr1" draw:text-style-name="P1" svg:width="0.5cm" svg:height="0.5cm" svg:x="0.539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53cm" table:end-y="0.5cm" draw:z-index="798" draw:name="Grafik 3" draw:style-name="gr1" draw:text-style-name="P1" svg:width="0.4cm" svg:height="0.5cm" svg:x="0.50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01cm" table:end-y="0.5cm" draw:z-index="728" draw:name="Grafik 17" draw:style-name="gr1" draw:text-style-name="P1" svg:width="0.45cm" svg:height="0.5cm" svg:x="0.49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97cm" table:end-y="0.5cm" draw:z-index="729" draw:name="Grafik 17" draw:style-name="gr1" draw:text-style-name="P1" svg:width="0.45cm" svg:height="0.5cm" svg:x="0.49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45cm" table:end-y="0.5cm" draw:z-index="658" draw:name="Grafik 4" draw:style-name="gr1" draw:text-style-name="P1" svg:width="0.5cm" svg:height="0.5cm" svg:x="0.49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42cm" table:end-y="0.5cm" draw:z-index="659" draw:name="Grafik 4" draw:style-name="gr1" draw:text-style-name="P1" svg:width="0.5cm" svg:height="0.5cm" svg:x="0.4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39cm" table:end-y="0.5cm" draw:z-index="768" draw:name="Grafik 10" draw:style-name="gr1" draw:text-style-name="P1" svg:width="0.5cm" svg:height="0.5cm" svg:x="0.48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36cm" table:end-y="0.5cm" draw:z-index="804" draw:name="Grafik 3" draw:style-name="gr1" draw:text-style-name="P1" svg:width="0.4cm" svg:height="0.5cm" svg:x="0.48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386cm" table:end-y="0.5cm" draw:z-index="380" draw:name="Grafik 16" draw:style-name="gr1" draw:text-style-name="P1" svg:width="0.4cm" svg:height="0.5cm" svg:x="0.53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31cm" table:end-y="0.5cm" draw:z-index="771" draw:name="Grafik 10" draw:style-name="gr1" draw:text-style-name="P1" svg:width="0.5cm" svg:height="0.5cm" svg:x="0.47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378cm" table:end-y="0.5cm" draw:z-index="736" draw:name="Grafik 17" draw:style-name="gr1" draw:text-style-name="P1" svg:width="0.45cm" svg:height="0.5cm" svg:x="0.47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25cm" table:end-y="0.5cm" draw:z-index="808" draw:name="Grafik 3" draw:style-name="gr1" draw:text-style-name="P1" svg:width="0.4cm" svg:height="0.5cm" svg:x="0.47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73cm" table:end-y="0.5cm" draw:z-index="738" draw:name="Grafik 17" draw:style-name="gr1" draw:text-style-name="P1" svg:width="0.45cm" svg:height="0.5cm" svg:x="0.47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319cm" table:end-y="0.5cm" draw:z-index="810" draw:name="Grafik 3" draw:style-name="gr1" draw:text-style-name="P1" svg:width="0.4cm" svg:height="0.5cm" svg:x="0.46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367cm" table:end-y="0.5cm" draw:z-index="740" draw:name="Grafik 17" draw:style-name="gr1" draw:text-style-name="P1" svg:width="0.45cm" svg:height="0.5cm" svg:x="0.46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364cm" table:end-y="0.5cm" draw:z-index="741" draw:name="Grafik 17" draw:style-name="gr1" draw:text-style-name="P1" svg:width="0.45cm" svg:height="0.5cm" svg:x="0.46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12cm" table:end-y="0.5cm" draw:z-index="778" draw:name="Grafik 10" draw:style-name="gr1" draw:text-style-name="P1" svg:width="0.5cm" svg:height="0.5cm" svg:x="0.4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08cm" table:end-y="0.5cm" draw:z-index="779" draw:name="Grafik 10" draw:style-name="gr1" draw:text-style-name="P1" svg:width="0.5cm" svg:height="0.5cm" svg:x="0.45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06cm" table:end-y="0.5cm" draw:z-index="780" draw:name="Grafik 10" draw:style-name="gr1" draw:text-style-name="P1" svg:width="0.5cm" svg:height="0.5cm" svg:x="0.45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353cm" table:end-y="0.5cm" draw:z-index="743" draw:name="Grafik 17" draw:style-name="gr1" draw:text-style-name="P1" svg:width="0.45cm" svg:height="0.5cm" svg:x="0.45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351cm" table:end-y="0.5cm" draw:z-index="746" draw:name="Grafik 17" draw:style-name="gr1" draw:text-style-name="P1" svg:width="0.45cm" svg:height="0.5cm" svg:x="0.44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97cm" table:end-y="0.5cm" draw:z-index="747" draw:name="Grafik 10" draw:style-name="gr1" draw:text-style-name="P1" svg:width="0.5cm" svg:height="0.5cm" svg:x="0.44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5cm" table:end-y="0.5cm" draw:z-index="38" draw:name="Grafik 7" draw:style-name="gr1" draw:text-style-name="P1" svg:width="0.5cm" svg:height="0.5cm" svg:x="0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C6" table:end-x="0.445cm" table:end-y="0.5cm" draw:z-index="818" draw:name="Grafik 8" draw:style-name="gr1" draw:text-style-name="P1" svg:width="0.45cm" svg:height="0.5cm" svg:x="0.54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9cm" table:end-y="0.5cm" draw:z-index="604" draw:name="Grafik 6" draw:style-name="gr1" draw:text-style-name="P1" svg:width="0.5cm" svg:height="0.5cm" svg:x="0.54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8cm" table:end-y="0.5cm" draw:z-index="115" draw:name="Grafik 3" draw:style-name="gr1" draw:text-style-name="P1" svg:width="0.5cm" svg:height="0.5cm" svg:x="0.547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386cm" table:end-y="0.5cm" draw:z-index="786" draw:name="Grafik 3" draw:style-name="gr1" draw:text-style-name="P1" svg:width="0.4cm" svg:height="0.5cm" svg:x="0.53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4cm" table:end-y="0.5cm" draw:z-index="644" draw:name="Grafik 4" draw:style-name="gr1" draw:text-style-name="P1" svg:width="0.5cm" svg:height="0.5cm" svg:x="0.532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31cm" table:end-y="0.5cm" draw:z-index="680" draw:name="Grafik 8" draw:style-name="gr1" draw:text-style-name="P1" svg:width="0.45cm" svg:height="0.5cm" svg:x="0.52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5cm" table:end-y="0.5cm" draw:z-index="434" draw:name="Grafik 15" draw:style-name="gr1" draw:text-style-name="P1" svg:width="0.5cm" svg:height="0.5cm" svg:x="0.54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25cm" table:end-y="0.5cm" draw:z-index="682" draw:name="Grafik 8" draw:style-name="gr1" draw:text-style-name="P1" svg:width="0.45cm" svg:height="0.5cm" svg:x="0.52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373cm" table:end-y="0.5cm" draw:z-index="791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69cm" table:end-y="0.5cm" draw:z-index="862" draw:name="Grafik 14" draw:style-name="gr1" draw:text-style-name="P1" svg:width="0.4cm" svg:height="0.5cm" svg:x="0.51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93cm" table:end-y="0.5cm" draw:z-index="438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93cm" table:end-y="0.5cm" draw:z-index="439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92cm" table:end-y="0.5cm" draw:z-index="370" draw:name="Grafik 16" draw:style-name="gr1" draw:text-style-name="P1" svg:width="0.4cm" svg:height="0.5cm" svg:x="0.5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08cm" table:end-y="0.5cm" draw:z-index="725" draw:name="Grafik 17" draw:style-name="gr1" draw:text-style-name="P1" svg:width="0.45cm" svg:height="0.5cm" svg:x="0.50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06cm" table:end-y="0.5cm" draw:z-index="726" draw:name="Grafik 17" draw:style-name="gr1" draw:text-style-name="P1" svg:width="0.45cm" svg:height="0.5cm" svg:x="0.50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03cm" table:end-y="0.5cm" draw:z-index="727" draw:name="Grafik 17" draw:style-name="gr1" draw:text-style-name="P1" svg:width="0.45cm" svg:height="0.5cm" svg:x="0.50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01cm" table:end-y="0.5cm" draw:z-index="691" draw:name="Grafik 8" draw:style-name="gr1" draw:text-style-name="P1" svg:width="0.45cm" svg:height="0.5cm" svg:x="0.49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47cm" table:end-y="0.5cm" draw:z-index="657" draw:name="Grafik 4" draw:style-name="gr1" draw:text-style-name="P1" svg:width="0.5cm" svg:height="0.5cm" svg:x="0.496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395cm" table:end-y="0.5cm" draw:z-index="730" draw:name="Grafik 17" draw:style-name="gr1" draw:text-style-name="P1" svg:width="0.45cm" svg:height="0.5cm" svg:x="0.49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92cm" table:end-y="0.5cm" draw:z-index="731" draw:name="Grafik 17" draw:style-name="gr1" draw:text-style-name="P1" svg:width="0.45cm" svg:height="0.5cm" svg:x="0.4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387cm" table:end-y="0.5cm" draw:z-index="378" draw:name="Grafik 16" draw:style-name="gr1" draw:text-style-name="P1" svg:width="0.4cm" svg:height="0.5cm" svg:x="0.53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386cm" table:end-y="0.5cm" draw:z-index="696" draw:name="Grafik 8" draw:style-name="gr1" draw:text-style-name="P1" svg:width="0.45cm" svg:height="0.5cm" svg:x="0.48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334cm" table:end-y="0.5cm" draw:z-index="805" draw:name="Grafik 3" draw:style-name="gr1" draw:text-style-name="P1" svg:width="0.4cm" svg:height="0.5cm" svg:x="0.48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81cm" table:end-y="0.5cm" draw:z-index="735" draw:name="Grafik 17" draw:style-name="gr1" draw:text-style-name="P1" svg:width="0.45cm" svg:height="0.5cm" svg:x="0.47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28cm" table:end-y="0.5cm" draw:z-index="807" draw:name="Grafik 3" draw:style-name="gr1" draw:text-style-name="P1" svg:width="0.4cm" svg:height="0.5cm" svg:x="0.47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375cm" table:end-y="0.5cm" draw:z-index="737" draw:name="Grafik 17" draw:style-name="gr1" draw:text-style-name="P1" svg:width="0.45cm" svg:height="0.5cm" svg:x="0.47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23cm" table:end-y="0.5cm" draw:z-index="774" draw:name="Grafik 10" draw:style-name="gr1" draw:text-style-name="P1" svg:width="0.5cm" svg:height="0.5cm" svg:x="0.47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19cm" table:end-y="0.5cm" draw:z-index="775" draw:name="Grafik 10" draw:style-name="gr1" draw:text-style-name="P1" svg:width="0.5cm" svg:height="0.5cm" svg:x="0.46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17cm" table:end-y="0.5cm" draw:z-index="776" draw:name="Grafik 10" draw:style-name="gr1" draw:text-style-name="P1" svg:width="0.5cm" svg:height="0.5cm" svg:x="0.46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14cm" table:end-y="0.5cm" draw:z-index="777" draw:name="Grafik 10" draw:style-name="gr1" draw:text-style-name="P1" svg:width="0.5cm" svg:height="0.5cm" svg:x="0.46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62cm" table:end-y="0.5cm" draw:z-index="742" draw:name="Grafik 17" draw:style-name="gr1" draw:text-style-name="P1" svg:width="0.45cm" svg:height="0.5cm" svg:x="0.4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58cm" table:end-y="0.5cm" draw:z-index="744" draw:name="Grafik 17" draw:style-name="gr1" draw:text-style-name="P1" svg:width="0.45cm" svg:height="0.5cm" svg:x="0.45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56cm" table:end-y="0.5cm" draw:z-index="745" draw:name="Grafik 17" draw:style-name="gr1" draw:text-style-name="P1" svg:width="0.45cm" svg:height="0.5cm" svg:x="0.45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03cm" table:end-y="0.5cm" draw:z-index="781" draw:name="Grafik 10" draw:style-name="gr1" draw:text-style-name="P1" svg:width="0.5cm" svg:height="0.5cm" svg:x="0.45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01cm" table:end-y="0.5cm" draw:z-index="782" draw:name="Grafik 10" draw:style-name="gr1" draw:text-style-name="P1" svg:width="0.5cm" svg:height="0.5cm" svg:x="0.44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347cm" table:end-y="0.5cm" draw:z-index="711" draw:name="Grafik 17" draw:style-name="gr1" draw:text-style-name="P1" svg:width="0.45cm" svg:height="0.5cm" svg:x="0.44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</text:p>
          </table:table-cell>
          <table:table-cell table:number-columns-repeated="2"/>
          <table:table-cell table:style-name="ce1" office:value-type="float" office:value="24">
            <text:p>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5cm" table:end-y="0.501cm" draw:z-index="37" draw:name="Grafik 15" draw:style-name="gr1" draw:text-style-name="P1" svg:width="0.5cm" svg:height="0.5cm" svg:x="0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399cm" table:end-y="0.501cm" draw:z-index="323" draw:name="Grafik 21" draw:style-name="gr1" draw:text-style-name="P1" svg:width="0.4cm" svg:height="0.5cm" svg:x="-0.001cm" svg:y="0.001cm">
              <draw:image xlink:href="Pictures/10000000000000B40000011725827FED.jpg" xlink:type="simple" xlink:show="embed" xlink:actuate="onLoad">
                <text:p/>
              </draw:image>
            </draw:frame>
            <draw:frame table:end-cell-address="Tabelle1.D7" table:end-x="0.399cm" table:end-y="0.501cm" draw:z-index="359" draw:name="Grafik 16" draw:style-name="gr1" draw:text-style-name="P1" svg:width="0.4cm" svg:height="0.5cm" svg:x="0.54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39cm" table:end-y="0.501cm" draw:z-index="820" draw:name="Grafik 8" draw:style-name="gr1" draw:text-style-name="P1" svg:width="0.45cm" svg:height="0.5cm" svg:x="0.538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36cm" table:end-y="0.501cm" draw:z-index="678" draw:name="Grafik 8" draw:style-name="gr1" draw:text-style-name="P1" svg:width="0.45cm" svg:height="0.5cm" svg:x="0.53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84cm" table:end-y="0.501cm" draw:z-index="787" draw:name="Grafik 3" draw:style-name="gr1" draw:text-style-name="P1" svg:width="0.4cm" svg:height="0.5cm" svg:x="0.53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31cm" table:end-y="0.501cm" draw:z-index="823" draw:name="Grafik 8" draw:style-name="gr1" draw:text-style-name="P1" svg:width="0.45cm" svg:height="0.5cm" svg:x="0.52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28cm" table:end-y="0.501cm" draw:z-index="718" draw:name="Grafik 17" draw:style-name="gr1" draw:text-style-name="P1" svg:width="0.45cm" svg:height="0.5cm" svg:x="0.52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95cm" table:end-y="0.501cm" draw:z-index="120" draw:name="Grafik 3" draw:style-name="gr1" draw:text-style-name="P1" svg:width="0.5cm" svg:height="0.5cm" svg:x="0.543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23cm" table:end-y="0.501cm" draw:z-index="683" draw:name="Grafik 8" draw:style-name="gr1" draw:text-style-name="P1" svg:width="0.45cm" svg:height="0.5cm" svg:x="0.52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69cm" table:end-y="0.501cm" draw:z-index="649" draw:name="Grafik 4" draw:style-name="gr1" draw:text-style-name="P1" svg:width="0.5cm" svg:height="0.5cm" svg:x="0.51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17cm" table:end-y="0.501cm" draw:z-index="685" draw:name="Grafik 8" draw:style-name="gr1" draw:text-style-name="P1" svg:width="0.45cm" svg:height="0.5cm" svg:x="0.51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14cm" table:end-y="0.501cm" draw:z-index="686" draw:name="Grafik 8" draw:style-name="gr1" draw:text-style-name="P1" svg:width="0.45cm" svg:height="0.5cm" svg:x="0.51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62cm" table:end-y="0.501cm" draw:z-index="652" draw:name="Grafik 4" draw:style-name="gr1" draw:text-style-name="P1" svg:width="0.5cm" svg:height="0.5cm" svg:x="0.5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58cm" table:end-y="0.501cm" draw:z-index="653" draw:name="Grafik 4" draw:style-name="gr1" draw:text-style-name="P1" svg:width="0.5cm" svg:height="0.5cm" svg:x="0.50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56cm" table:end-y="0.501cm" draw:z-index="654" draw:name="Grafik 4" draw:style-name="gr1" draw:text-style-name="P1" svg:width="0.5cm" svg:height="0.5cm" svg:x="0.50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9cm" table:end-y="0.501cm" draw:z-index="513" draw:name="Grafik 12" draw:style-name="gr1" draw:text-style-name="P1" svg:width="0.5cm" svg:height="0.5cm" svg:x="0.53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9cm" table:end-y="0.501cm" draw:z-index="514" draw:name="Grafik 12" draw:style-name="gr1" draw:text-style-name="P1" svg:width="0.5cm" svg:height="0.5cm" svg:x="0.53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397cm" table:end-y="0.501cm" draw:z-index="692" draw:name="Grafik 8" draw:style-name="gr1" draw:text-style-name="P1" svg:width="0.45cm" svg:height="0.5cm" svg:x="0.49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389cm" table:end-y="0.501cm" draw:z-index="376" draw:name="Grafik 16" draw:style-name="gr1" draw:text-style-name="P1" svg:width="0.4cm" svg:height="0.5cm" svg:x="0.53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92cm" table:end-y="0.501cm" draw:z-index="694" draw:name="Grafik 8" draw:style-name="gr1" draw:text-style-name="P1" svg:width="0.45cm" svg:height="0.5cm" svg:x="0.4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339cm" table:end-y="0.501cm" draw:z-index="803" draw:name="Grafik 3" draw:style-name="gr1" draw:text-style-name="P1" svg:width="0.4cm" svg:height="0.5cm" svg:x="0.48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36cm" table:end-y="0.501cm" draw:z-index="769" draw:name="Grafik 10" draw:style-name="gr1" draw:text-style-name="P1" svg:width="0.5cm" svg:height="0.5cm" svg:x="0.48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84cm" table:end-y="0.501cm" draw:z-index="697" draw:name="Grafik 8" draw:style-name="gr1" draw:text-style-name="P1" svg:width="0.45cm" svg:height="0.5cm" svg:x="0.48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386cm" table:end-y="0.501cm" draw:z-index="381" draw:name="Grafik 16" draw:style-name="gr1" draw:text-style-name="P1" svg:width="0.4cm" svg:height="0.5cm" svg:x="0.53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5cm" table:end-y="0.501cm" draw:z-index="522" draw:name="Grafik 12" draw:style-name="gr1" draw:text-style-name="P1" svg:width="0.5cm" svg:height="0.5cm" svg:x="0.53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84cm" table:end-y="0.501cm" draw:z-index="383" draw:name="Grafik 16" draw:style-name="gr1" draw:text-style-name="P1" svg:width="0.4cm" svg:height="0.5cm" svg:x="0.53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84cm" table:end-y="0.501cm" draw:z-index="524" draw:name="Grafik 12" draw:style-name="gr1" draw:text-style-name="P1" svg:width="0.5cm" svg:height="0.5cm" svg:x="0.53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19cm" table:end-y="0.501cm" draw:z-index="667" draw:name="Grafik 4" draw:style-name="gr1" draw:text-style-name="P1" svg:width="0.5cm" svg:height="0.5cm" svg:x="0.46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17cm" table:end-y="0.501cm" draw:z-index="668" draw:name="Grafik 4" draw:style-name="gr1" draw:text-style-name="P1" svg:width="0.5cm" svg:height="0.5cm" svg:x="0.465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364cm" table:end-y="0.501cm" draw:z-index="704" draw:name="Grafik 8" draw:style-name="gr1" draw:text-style-name="P1" svg:width="0.45cm" svg:height="0.5cm" svg:x="0.46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362cm" table:end-y="0.501cm" draw:z-index="705" draw:name="Grafik 8" draw:style-name="gr1" draw:text-style-name="P1" svg:width="0.45cm" svg:height="0.5cm" svg:x="0.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358cm" table:end-y="0.501cm" draw:z-index="706" draw:name="Grafik 8" draw:style-name="gr1" draw:text-style-name="P1" svg:width="0.45cm" svg:height="0.5cm" svg:x="0.45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356cm" table:end-y="0.501cm" draw:z-index="707" draw:name="Grafik 8" draw:style-name="gr1" draw:text-style-name="P1" svg:width="0.45cm" svg:height="0.5cm" svg:x="0.45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353cm" table:end-y="0.501cm" draw:z-index="708" draw:name="Grafik 8" draw:style-name="gr1" draw:text-style-name="P1" svg:width="0.45cm" svg:height="0.5cm" svg:x="0.45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351cm" table:end-y="0.501cm" draw:z-index="709" draw:name="Grafik 8" draw:style-name="gr1" draw:text-style-name="P1" svg:width="0.45cm" svg:height="0.5cm" svg:x="0.44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347cm" table:end-y="0.501cm" draw:z-index="710" draw:name="Grafik 8" draw:style-name="gr1" draw:text-style-name="P1" svg:width="0.45cm" svg:height="0.5cm" svg:x="0.4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7" table:end-x="0.373cm" table:end-y="0.501cm" draw:z-index="888" draw:name="Grafik 14" draw:style-name="gr1" draw:text-style-name="P1" svg:width="0.4cm" svg:height="0.5cm" svg:x="2.23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Z7:.BE7])" office:value-type="float" office:value="37">
            <text:p>37</text:p>
          </table:table-cell>
          <table:table-cell table:formula="of:=([.AZ7]*6+[.BA7]*5+[.BB7]*4+[.BC7]*3+[.BD7]*2+[.BE7])/10" office:value-type="float" office:value="18.6">
            <text:p>18,6</text:p>
          </table:table-cell>
          <table:table-cell/>
          <table:table-cell>
            <draw:frame table:end-cell-address="Tabelle1.BI7" table:end-x="0.508cm" table:end-y="0.501cm" draw:z-index="902" draw:name="Grafik 2" draw:style-name="gr1" draw:text-style-name="P1" svg:width="0.5cm" svg:height="0.5cm" svg:x="0.00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SUM([.BJ7:.BL7])" office:value-type="float" office:value="31">
            <text:p>31</text:p>
          </table:table-cell>
          <table:table-cell table:style-name="ce2" table:formula="of:=([.BJ7]*3+[.BK7]*2+[.BL7])/10" office:value-type="float" office:value="6.7">
            <text:p>6,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5cm" table:end-y="0.501cm" draw:z-index="36" draw:name="Grafik 12" draw:style-name="gr1" draw:text-style-name="P1" svg:width="0.5cm" svg:height="0.5cm" svg:x="0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99cm" table:end-y="0.501cm" draw:z-index="463" draw:name="Grafik 7" draw:style-name="gr1" draw:text-style-name="P1" svg:width="0.5cm" svg:height="0.5cm" svg:x="-0.001cm" svg:y="0.001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D8" table:end-x="0.392cm" table:end-y="0.501cm" draw:z-index="784" draw:name="Grafik 3" draw:style-name="gr1" draw:text-style-name="P1" svg:width="0.4cm" svg:height="0.5cm" svg:x="0.5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89cm" table:end-y="0.501cm" draw:z-index="642" draw:name="Grafik 4" draw:style-name="gr1" draw:text-style-name="P1" svg:width="0.5cm" svg:height="0.5cm" svg:x="0.53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397cm" table:end-y="0.501cm" draw:z-index="361" draw:name="Grafik 16" draw:style-name="gr1" draw:text-style-name="P1" svg:width="0.4cm" svg:height="0.5cm" svg:x="0.54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34cm" table:end-y="0.501cm" draw:z-index="679" draw:name="Grafik 8" draw:style-name="gr1" draw:text-style-name="P1" svg:width="0.45cm" svg:height="0.5cm" svg:x="0.53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7cm" table:end-y="0.501cm" draw:z-index="433" draw:name="Grafik 15" draw:style-name="gr1" draw:text-style-name="P1" svg:width="0.5cm" svg:height="0.5cm" svg:x="0.54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78cm" table:end-y="0.501cm" draw:z-index="646" draw:name="Grafik 4" draw:style-name="gr1" draw:text-style-name="P1" svg:width="0.5cm" svg:height="0.5cm" svg:x="0.52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395cm" table:end-y="0.501cm" draw:z-index="365" draw:name="Grafik 16" draw:style-name="gr1" draw:text-style-name="P1" svg:width="0.4cm" svg:height="0.5cm" svg:x="0.54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3cm" table:end-y="0.501cm" draw:z-index="648" draw:name="Grafik 4" draw:style-name="gr1" draw:text-style-name="P1" svg:width="0.5cm" svg:height="0.5cm" svg:x="0.52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69cm" table:end-y="0.501cm" draw:z-index="792" draw:name="Grafik 3" draw:style-name="gr1" draw:text-style-name="P1" svg:width="0.4cm" svg:height="0.5cm" svg:x="0.51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93cm" table:end-y="0.501cm" draw:z-index="123" draw:name="Grafik 3" draw:style-name="gr1" draw:text-style-name="P1" svg:width="0.5cm" svg:height="0.5cm" svg:x="0.54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364cm" table:end-y="0.501cm" draw:z-index="794" draw:name="Grafik 3" draw:style-name="gr1" draw:text-style-name="P1" svg:width="0.4cm" svg:height="0.5cm" svg:x="0.51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362cm" table:end-y="0.501cm" draw:z-index="795" draw:name="Grafik 3" draw:style-name="gr1" draw:text-style-name="P1" svg:width="0.4cm" svg:height="0.5cm" svg:x="0.5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91cm" table:end-y="0.501cm" draw:z-index="371" draw:name="Grafik 16" draw:style-name="gr1" draw:text-style-name="P1" svg:width="0.4cm" svg:height="0.5cm" svg:x="0.5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56cm" table:end-y="0.501cm" draw:z-index="797" draw:name="Grafik 3" draw:style-name="gr1" draw:text-style-name="P1" svg:width="0.4cm" svg:height="0.5cm" svg:x="0.50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53cm" table:end-y="0.501cm" draw:z-index="655" draw:name="Grafik 4" draw:style-name="gr1" draw:text-style-name="P1" svg:width="0.5cm" svg:height="0.5cm" svg:x="0.50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51cm" table:end-y="0.501cm" draw:z-index="656" draw:name="Grafik 4" draw:style-name="gr1" draw:text-style-name="P1" svg:width="0.5cm" svg:height="0.5cm" svg:x="0.499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47cm" table:end-y="0.501cm" draw:z-index="765" draw:name="Grafik 10" draw:style-name="gr1" draw:text-style-name="P1" svg:width="0.5cm" svg:height="0.5cm" svg:x="0.49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95cm" table:end-y="0.501cm" draw:z-index="693" draw:name="Grafik 8" draw:style-name="gr1" draw:text-style-name="P1" svg:width="0.45cm" svg:height="0.5cm" svg:x="0.49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42cm" table:end-y="0.501cm" draw:z-index="767" draw:name="Grafik 10" draw:style-name="gr1" draw:text-style-name="P1" svg:width="0.5cm" svg:height="0.5cm" svg:x="0.4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39cm" table:end-y="0.501cm" draw:z-index="660" draw:name="Grafik 4" draw:style-name="gr1" draw:text-style-name="P1" svg:width="0.5cm" svg:height="0.5cm" svg:x="0.48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7cm" table:end-y="0.501cm" draw:z-index="519" draw:name="Grafik 12" draw:style-name="gr1" draw:text-style-name="P1" svg:width="0.5cm" svg:height="0.5cm" svg:x="0.53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384cm" table:end-y="0.501cm" draw:z-index="734" draw:name="Grafik 17" draw:style-name="gr1" draw:text-style-name="P1" svg:width="0.45cm" svg:height="0.5cm" svg:x="0.48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1cm" table:end-y="0.501cm" draw:z-index="698" draw:name="Grafik 8" draw:style-name="gr1" draw:text-style-name="P1" svg:width="0.45cm" svg:height="0.5cm" svg:x="0.47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5cm" table:end-y="0.501cm" draw:z-index="627" draw:name="Grafik 6" draw:style-name="gr1" draw:text-style-name="P1" svg:width="0.5cm" svg:height="0.5cm" svg:x="0.53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84cm" table:end-y="0.501cm" draw:z-index="523" draw:name="Grafik 12" draw:style-name="gr1" draw:text-style-name="P1" svg:width="0.5cm" svg:height="0.5cm" svg:x="0.53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84cm" table:end-y="0.501cm" draw:z-index="629" draw:name="Grafik 6" draw:style-name="gr1" draw:text-style-name="P1" svg:width="0.5cm" svg:height="0.5cm" svg:x="0.53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369cm" table:end-y="0.501cm" draw:z-index="702" draw:name="Grafik 8" draw:style-name="gr1" draw:text-style-name="P1" svg:width="0.45cm" svg:height="0.5cm" svg:x="0.46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367cm" table:end-y="0.501cm" draw:z-index="703" draw:name="Grafik 8" draw:style-name="gr1" draw:text-style-name="P1" svg:width="0.45cm" svg:height="0.5cm" svg:x="0.46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14cm" table:end-y="0.501cm" draw:z-index="669" draw:name="Grafik 4" draw:style-name="gr1" draw:text-style-name="P1" svg:width="0.5cm" svg:height="0.5cm" svg:x="0.462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12cm" table:end-y="0.501cm" draw:z-index="670" draw:name="Grafik 4" draw:style-name="gr1" draw:text-style-name="P1" svg:width="0.5cm" svg:height="0.5cm" svg:x="0.46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08cm" table:end-y="0.501cm" draw:z-index="671" draw:name="Grafik 4" draw:style-name="gr1" draw:text-style-name="P1" svg:width="0.5cm" svg:height="0.5cm" svg:x="0.457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06cm" table:end-y="0.501cm" draw:z-index="672" draw:name="Grafik 4" draw:style-name="gr1" draw:text-style-name="P1" svg:width="0.5cm" svg:height="0.5cm" svg:x="0.45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403cm" table:end-y="0.501cm" draw:z-index="673" draw:name="Grafik 4" draw:style-name="gr1" draw:text-style-name="P1" svg:width="0.5cm" svg:height="0.5cm" svg:x="0.451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01cm" table:end-y="0.501cm" draw:z-index="674" draw:name="Grafik 4" draw:style-name="gr1" draw:text-style-name="P1" svg:width="0.5cm" svg:height="0.5cm" svg:x="0.449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397cm" table:end-y="0.501cm" draw:z-index="639" draw:name="Grafik 4" draw:style-name="gr1" draw:text-style-name="P1" svg:width="0.5cm" svg:height="0.5cm" svg:x="0.446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8" table:end-x="0.423cm" table:end-y="0.501cm" draw:z-index="889" draw:name="Grafik 8" draw:style-name="gr1" draw:text-style-name="P1" svg:width="0.45cm" svg:height="0.5cm" svg:x="2.23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Z8:.BE8])" office:value-type="float" office:value="35">
            <text:p>35</text:p>
          </table:table-cell>
          <table:table-cell table:formula="of:=([.AZ8]*6+[.BA8]*5+[.BB8]*4+[.BC8]*3+[.BD8]*2+[.BE8])/10" office:value-type="float" office:value="18">
            <text:p>18</text:p>
          </table:table-cell>
          <table:table-cell/>
          <table:table-cell>
            <draw:frame table:end-cell-address="Tabelle1.BI8" table:end-x="0.408cm" table:end-y="0.501cm" draw:z-index="903" draw:name="Grafik 16" draw:style-name="gr1" draw:text-style-name="P1" svg:width="0.4cm" svg:height="0.5cm" svg:x="0.00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J8:.BL8])" office:value-type="float" office:value="22">
            <text:p>22</text:p>
          </table:table-cell>
          <table:table-cell table:style-name="ce2" table:formula="of:=([.BJ8]*3+[.BK8]*2+[.BL8])/10" office:value-type="float" office:value="5.2">
            <text:p>5,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45cm" table:end-y="0.5cm" draw:z-index="35" draw:name="Grafik 8" draw:style-name="gr1" draw:text-style-name="P1" svg:width="0.45cm" svg:height="0.5cm" svg:x="0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9cm" table:end-y="0.5cm" draw:z-index="464" draw:name="Grafik 7" draw:style-name="gr1" draw:text-style-name="P1" svg:width="0.5cm" svg:height="0.5cm" svg:x="0.547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C9" table:end-x="0.499cm" table:end-y="0.5cm" draw:z-index="603" draw:name="Grafik 6" draw:style-name="gr1" draw:text-style-name="P1" svg:width="0.5cm" svg:height="0.5cm" svg:x="-0.00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398cm" table:end-y="0.5cm" draw:z-index="325" draw:name="Grafik 21" draw:style-name="gr1" draw:text-style-name="P1" svg:width="0.4cm" svg:height="0.5cm" svg:x="0.54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36cm" table:end-y="0.5cm" draw:z-index="821" draw:name="Grafik 8" draw:style-name="gr1" draw:text-style-name="P1" svg:width="0.45cm" svg:height="0.5cm" svg:x="0.53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7cm" table:end-y="0.5cm" draw:z-index="432" draw:name="Grafik 15" draw:style-name="gr1" draw:text-style-name="P1" svg:width="0.5cm" svg:height="0.5cm" svg:x="0.54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397cm" table:end-y="0.5cm" draw:z-index="328" draw:name="Grafik 21" draw:style-name="gr1" draw:text-style-name="P1" svg:width="0.4cm" svg:height="0.5cm" svg:x="0.54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95cm" table:end-y="0.5cm" draw:z-index="119" draw:name="Grafik 3" draw:style-name="gr1" draw:text-style-name="P1" svg:width="0.5cm" svg:height="0.5cm" svg:x="0.54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75cm" table:end-y="0.5cm" draw:z-index="647" draw:name="Grafik 4" draw:style-name="gr1" draw:text-style-name="P1" svg:width="0.5cm" svg:height="0.5cm" svg:x="0.52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95cm" table:end-y="0.5cm" draw:z-index="121" draw:name="Grafik 3" draw:style-name="gr1" draw:text-style-name="P1" svg:width="0.5cm" svg:height="0.5cm" svg:x="0.54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393cm" table:end-y="0.5cm" draw:z-index="367" draw:name="Grafik 16" draw:style-name="gr1" draw:text-style-name="P1" svg:width="0.4cm" svg:height="0.5cm" svg:x="0.54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93cm" table:end-y="0.5cm" draw:z-index="368" draw:name="Grafik 16" draw:style-name="gr1" draw:text-style-name="P1" svg:width="0.4cm" svg:height="0.5cm" svg:x="0.54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14cm" table:end-y="0.5cm" draw:z-index="723" draw:name="Grafik 17" draw:style-name="gr1" draw:text-style-name="P1" svg:width="0.45cm" svg:height="0.5cm" svg:x="0.51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92cm" table:end-y="0.5cm" draw:z-index="440" draw:name="Grafik 15" draw:style-name="gr1" draw:text-style-name="P1" svg:width="0.5cm" svg:height="0.5cm" svg:x="0.5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58cm" table:end-y="0.5cm" draw:z-index="796" draw:name="Grafik 3" draw:style-name="gr1" draw:text-style-name="P1" svg:width="0.4cm" svg:height="0.5cm" svg:x="0.50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391cm" table:end-y="0.5cm" draw:z-index="372" draw:name="Grafik 16" draw:style-name="gr1" draw:text-style-name="P1" svg:width="0.4cm" svg:height="0.5cm" svg:x="0.53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53cm" table:end-y="0.5cm" draw:z-index="763" draw:name="Grafik 10" draw:style-name="gr1" draw:text-style-name="P1" svg:width="0.5cm" svg:height="0.5cm" svg:x="0.50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51cm" table:end-y="0.5cm" draw:z-index="764" draw:name="Grafik 10" draw:style-name="gr1" draw:text-style-name="P1" svg:width="0.5cm" svg:height="0.5cm" svg:x="0.49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89cm" table:end-y="0.5cm" draw:z-index="515" draw:name="Grafik 12" draw:style-name="gr1" draw:text-style-name="P1" svg:width="0.5cm" svg:height="0.5cm" svg:x="0.53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39cm" table:end-y="0.5cm" draw:z-index="586" draw:name="Grafik 2" draw:style-name="gr1" draw:text-style-name="P1" svg:width="0.45cm" svg:height="0.5cm" svg:x="0.53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88cm" table:end-y="0.5cm" draw:z-index="377" draw:name="Grafik 16" draw:style-name="gr1" draw:text-style-name="P1" svg:width="0.4cm" svg:height="0.5cm" svg:x="0.53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89cm" table:end-y="0.5cm" draw:z-index="732" draw:name="Grafik 17" draw:style-name="gr1" draw:text-style-name="P1" svg:width="0.45cm" svg:height="0.5cm" svg:x="0.48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67cm" table:end-y="0.48cm" draw:z-index="554" draw:name="Grafik 3" draw:style-name="gr1" draw:text-style-name="P1" svg:width="0.48cm" svg:height="0.48cm" svg:x="0.53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86cm" table:end-y="0.5cm" draw:z-index="520" draw:name="Grafik 12" draw:style-name="gr1" draw:text-style-name="P1" svg:width="0.5cm" svg:height="0.5cm" svg:x="0.53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31cm" table:end-y="0.5cm" draw:z-index="663" draw:name="Grafik 4" draw:style-name="gr1" draw:text-style-name="P1" svg:width="0.5cm" svg:height="0.5cm" svg:x="0.479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385cm" table:end-y="0.5cm" draw:z-index="382" draw:name="Grafik 16" draw:style-name="gr1" draw:text-style-name="P1" svg:width="0.4cm" svg:height="0.5cm" svg:x="0.53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84cm" table:end-y="0.5cm" draw:z-index="628" draw:name="Grafik 6" draw:style-name="gr1" draw:text-style-name="P1" svg:width="0.5cm" svg:height="0.5cm" svg:x="0.53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23cm" table:end-y="0.5cm" draw:z-index="666" draw:name="Grafik 4" draw:style-name="gr1" draw:text-style-name="P1" svg:width="0.5cm" svg:height="0.5cm" svg:x="0.47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83cm" table:end-y="0.5cm" draw:z-index="525" draw:name="Grafik 12" draw:style-name="gr1" draw:text-style-name="P1" svg:width="0.5cm" svg:height="0.5cm" svg:x="0.53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82cm" table:end-y="0.5cm" draw:z-index="526" draw:name="Grafik 12" draw:style-name="gr1" draw:text-style-name="P1" svg:width="0.5cm" svg:height="0.5cm" svg:x="0.5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32cm" table:end-y="0.5cm" draw:z-index="597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32cm" table:end-y="0.5cm" draw:z-index="598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6cm" table:end-y="0.48cm" draw:z-index="564" draw:name="Grafik 3" draw:style-name="gr1" draw:text-style-name="P1" svg:width="0.48cm" svg:height="0.48cm" svg:x="0.529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6cm" table:end-y="0.48cm" draw:z-index="565" draw:name="Grafik 3" draw:style-name="gr1" draw:text-style-name="P1" svg:width="0.48cm" svg:height="0.48cm" svg:x="0.52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6cm" table:end-y="0.48cm" draw:z-index="566" draw:name="Grafik 3" draw:style-name="gr1" draw:text-style-name="P1" svg:width="0.48cm" svg:height="0.48cm" svg:x="0.52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59cm" table:end-y="0.48cm" draw:z-index="567" draw:name="Grafik 3" draw:style-name="gr1" draw:text-style-name="P1" svg:width="0.48cm" svg:height="0.48cm" svg:x="0.52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78cm" table:end-y="0.5cm" draw:z-index="3" draw:name="Grafik 6" draw:style-name="gr1" draw:text-style-name="P1" svg:width="0.5cm" svg:height="0.5cm" svg:x="0.52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9" table:end-x="0.373cm" table:end-y="0.5cm" draw:z-index="890" draw:name="Grafik 3" draw:style-name="gr1" draw:text-style-name="P1" svg:width="0.4cm" svg:height="0.5cm" svg:x="2.23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AZ9:.BE9])" office:value-type="float" office:value="25">
            <text:p>25</text:p>
          </table:table-cell>
          <table:table-cell table:formula="of:=([.AZ9]*6+[.BA9]*5+[.BB9]*4+[.BC9]*3+[.BD9]*2+[.BE9])/10" office:value-type="float" office:value="8.2">
            <text:p>8,2</text:p>
          </table:table-cell>
          <table:table-cell/>
          <table:table-cell>
            <draw:frame table:end-cell-address="Tabelle1.BI9" table:end-x="0.508cm" table:end-y="0.5cm" draw:z-index="904" draw:name="Grafik 1" draw:style-name="gr1" draw:text-style-name="P1" svg:width="0.5cm" svg:height="0.5cm" svg:x="0.00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J9:.BL9])" office:value-type="float" office:value="16">
            <text:p>16</text:p>
          </table:table-cell>
          <table:table-cell table:style-name="ce2" table:formula="of:=([.BJ9]*3+[.BK9]*2+[.BL9])/10" office:value-type="float" office:value="3.8">
            <text:p>3,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5cm" table:end-y="0.5cm" draw:z-index="34" draw:name="Grafik 2" draw:style-name="gr1" draw:text-style-name="P1" svg:width="0.5cm" svg:height="0.5cm" svg:x="0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9cm" table:end-y="0.5cm" draw:z-index="498" draw:name="Grafik 12" draw:style-name="gr1" draw:text-style-name="P1" svg:width="0.5cm" svg:height="0.5cm" svg:x="-0.001cm" svg:y="0cm">
              <draw:image xlink:href="Pictures/10000201000004B00000046F82D4458B.png" xlink:type="simple" xlink:show="embed" xlink:actuate="onLoad">
                <text:p/>
              </draw:image>
            </draw:frame>
            <draw:frame table:end-cell-address="Tabelle1.D10" table:end-x="0.442cm" table:end-y="0.5cm" draw:z-index="713" draw:name="Grafik 17" draw:style-name="gr1" draw:text-style-name="P1" svg:width="0.45cm" svg:height="0.5cm" svg:x="0.5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8cm" table:end-y="0.5cm" draw:z-index="605" draw:name="Grafik 6" draw:style-name="gr1" draw:text-style-name="P1" svg:width="0.5cm" svg:height="0.5cm" svg:x="0.54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36cm" table:end-y="0.5cm" draw:z-index="715" draw:name="Grafik 17" draw:style-name="gr1" draw:text-style-name="P1" svg:width="0.45cm" svg:height="0.5cm" svg:x="0.53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397cm" table:end-y="0.5cm" draw:z-index="327" draw:name="Grafik 21" draw:style-name="gr1" draw:text-style-name="P1" svg:width="0.4cm" svg:height="0.5cm" svg:x="0.54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31cm" table:end-y="0.5cm" draw:z-index="717" draw:name="Grafik 17" draw:style-name="gr1" draw:text-style-name="P1" svg:width="0.45cm" svg:height="0.5cm" svg:x="0.52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95cm" table:end-y="0.5cm" draw:z-index="364" draw:name="Grafik 16" draw:style-name="gr1" draw:text-style-name="P1" svg:width="0.4cm" svg:height="0.5cm" svg:x="0.54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5cm" table:end-y="0.5cm" draw:z-index="435" draw:name="Grafik 15" draw:style-name="gr1" draw:text-style-name="P1" svg:width="0.5cm" svg:height="0.5cm" svg:x="0.54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95cm" table:end-y="0.5cm" draw:z-index="366" draw:name="Grafik 16" draw:style-name="gr1" draw:text-style-name="P1" svg:width="0.4cm" svg:height="0.5cm" svg:x="0.54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93cm" table:end-y="0.5cm" draw:z-index="437" draw:name="Grafik 15" draw:style-name="gr1" draw:text-style-name="P1" svg:width="0.5cm" svg:height="0.5cm" svg:x="0.54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67cm" table:end-y="0.5cm" draw:z-index="650" draw:name="Grafik 4" draw:style-name="gr1" draw:text-style-name="P1" svg:width="0.5cm" svg:height="0.5cm" svg:x="0.51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93cm" table:end-y="0.5cm" draw:z-index="509" draw:name="Grafik 12" draw:style-name="gr1" draw:text-style-name="P1" svg:width="0.5cm" svg:height="0.5cm" svg:x="0.54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92cm" table:end-y="0.5cm" draw:z-index="125" draw:name="Grafik 3" draw:style-name="gr1" draw:text-style-name="P1" svg:width="0.5cm" svg:height="0.5cm" svg:x="0.5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91cm" table:end-y="0.5cm" draw:z-index="441" draw:name="Grafik 15" draw:style-name="gr1" draw:text-style-name="P1" svg:width="0.5cm" svg:height="0.5cm" svg:x="0.5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56cm" table:end-y="0.5cm" draw:z-index="762" draw:name="Grafik 10" draw:style-name="gr1" draw:text-style-name="P1" svg:width="0.5cm" svg:height="0.5cm" svg:x="0.50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9cm" table:end-y="0.5cm" draw:z-index="373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9cm" table:end-y="0.5cm" draw:z-index="164" draw:name="Grafik 18" draw:style-name="gr1" draw:text-style-name="P1" svg:width="0.5cm" svg:height="0.5cm" svg:x="0.53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389cm" table:end-y="0.5cm" draw:z-index="375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45cm" table:end-y="0.5cm" draw:z-index="766" draw:name="Grafik 10" draw:style-name="gr1" draw:text-style-name="P1" svg:width="0.5cm" svg:height="0.5cm" svg:x="0.49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38cm" table:end-y="0.5cm" draw:z-index="587" draw:name="Grafik 2" draw:style-name="gr1" draw:text-style-name="P1" svg:width="0.45cm" svg:height="0.5cm" svg:x="0.53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67cm" table:end-y="0.48cm" draw:z-index="553" draw:name="Grafik 3" draw:style-name="gr1" draw:text-style-name="P1" svg:width="0.48cm" svg:height="0.48cm" svg:x="0.53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36cm" table:end-y="0.5cm" draw:z-index="661" draw:name="Grafik 4" draw:style-name="gr1" draw:text-style-name="P1" svg:width="0.5cm" svg:height="0.5cm" svg:x="0.484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66cm" table:end-y="0.48cm" draw:z-index="555" draw:name="Grafik 3" draw:style-name="gr1" draw:text-style-name="P1" svg:width="0.48cm" svg:height="0.48cm" svg:x="0.53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86cm" table:end-y="0.5cm" draw:z-index="521" draw:name="Grafik 12" draw:style-name="gr1" draw:text-style-name="P1" svg:width="0.5cm" svg:height="0.5cm" svg:x="0.53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5cm" table:end-y="0.5cm" draw:z-index="172" draw:name="Grafik 18" draw:style-name="gr1" draw:text-style-name="P1" svg:width="0.5cm" svg:height="0.5cm" svg:x="0.53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25cm" table:end-y="0.5cm" draw:z-index="665" draw:name="Grafik 4" draw:style-name="gr1" draw:text-style-name="P1" svg:width="0.5cm" svg:height="0.5cm" svg:x="0.473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73cm" table:end-y="0.5cm" draw:z-index="701" draw:name="Grafik 8" draw:style-name="gr1" draw:text-style-name="P1" svg:width="0.45cm" svg:height="0.5cm" svg:x="0.47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83cm" table:end-y="0.5cm" draw:z-index="630" draw:name="Grafik 6" draw:style-name="gr1" draw:text-style-name="P1" svg:width="0.5cm" svg:height="0.5cm" svg:x="0.53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82cm" table:end-y="0.5cm" draw:z-index="631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82cm" table:end-y="0.5cm" draw:z-index="527" draw:name="Grafik 12" draw:style-name="gr1" draw:text-style-name="P1" svg:width="0.5cm" svg:height="0.5cm" svg:x="0.5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62cm" table:end-y="0.48cm" draw:z-index="563" draw:name="Grafik 3" draw:style-name="gr1" draw:text-style-name="P1" svg:width="0.48cm" svg:height="0.48cm" svg:x="0.5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3cm" table:end-y="0.5cm" draw:z-index="599" draw:name="Grafik 2" draw:style-name="gr1" draw:text-style-name="P1" svg:width="0.45cm" svg:height="0.5cm" svg:x="0.529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8cm" table:end-y="0.5cm" draw:z-index="530" draw:name="Grafik 12" draw:style-name="gr1" draw:text-style-name="P1" svg:width="0.5cm" svg:height="0.5cm" svg:x="0.52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8cm" table:end-y="0.5cm" draw:z-index="531" draw:name="Grafik 12" draw:style-name="gr1" draw:text-style-name="P1" svg:width="0.5cm" svg:height="0.5cm" svg:x="0.52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79cm" table:end-y="0.5cm" draw:z-index="532" draw:name="Grafik 12" draw:style-name="gr1" draw:text-style-name="P1" svg:width="0.5cm" svg:height="0.5cm" svg:x="0.52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28cm" table:end-y="0.5cm" draw:z-index="4" draw:name="Grafik 2" draw:style-name="gr1" draw:text-style-name="P1" svg:width="0.45cm" svg:height="0.5cm" svg:x="0.52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0" table:end-x="0.423cm" table:end-y="0.5cm" draw:z-index="891" draw:name="Grafik 17" draw:style-name="gr1" draw:text-style-name="P1" svg:width="0.45cm" svg:height="0.5cm" svg:x="2.23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SUM([.AZ10:.BE10])" office:value-type="float" office:value="25">
            <text:p>25</text:p>
          </table:table-cell>
          <table:table-cell table:formula="of:=([.AZ10]*6+[.BA10]*5+[.BB10]*4+[.BC10]*3+[.BD10]*2+[.BE10])/10" office:value-type="float" office:value="6.6">
            <text:p>6,6</text:p>
          </table:table-cell>
          <table:table-cell/>
          <table:table-cell>
            <draw:frame table:end-cell-address="Tabelle1.BI10" table:end-x="0.508cm" table:end-y="0.5cm" draw:z-index="905" draw:name="Grafik 2" draw:style-name="gr1" draw:text-style-name="P1" svg:width="0.5cm" svg:height="0.5cm" svg:x="0.00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SUM([.BJ10:.BL10])" office:value-type="float" office:value="20">
            <text:p>20</text:p>
          </table:table-cell>
          <table:table-cell table:style-name="ce2" table:formula="of:=([.BJ10]*3+[.BK10]*2+[.BL10])/10" office:value-type="float" office:value="2.9">
            <text:p>2,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cm" table:end-y="0.501cm" draw:z-index="33" draw:name="Grafik 21" draw:style-name="gr1" draw:text-style-name="P1" svg:width="0.4cm" svg:height="0.5cm" svg:x="0cm" svg:y="0.001cm">
              <draw:image xlink:href="Pictures/10000000000000B40000011725827FED.jpg" xlink:type="simple" xlink:show="embed" xlink:actuate="onLoad">
                <text:p/>
              </draw:image>
            </draw:frame>
            <draw:frame table:end-cell-address="Tabelle1.C11" table:end-x="0.445cm" table:end-y="0.501cm" draw:z-index="675" draw:name="Grafik 8" draw:style-name="gr1" draw:text-style-name="P1" svg:width="0.45cm" svg:height="0.5cm" svg:x="0.54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2cm" table:end-y="0.501cm" draw:z-index="641" draw:name="Grafik 4" draw:style-name="gr1" draw:text-style-name="P1" svg:width="0.5cm" svg:height="0.5cm" svg:x="0.54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39cm" table:end-y="0.501cm" draw:z-index="677" draw:name="Grafik 8" draw:style-name="gr1" draw:text-style-name="P1" svg:width="0.45cm" svg:height="0.5cm" svg:x="0.53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7cm" table:end-y="0.501cm" draw:z-index="606" draw:name="Grafik 6" draw:style-name="gr1" draw:text-style-name="P1" svg:width="0.5cm" svg:height="0.5cm" svg:x="0.54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34cm" table:end-y="0.501cm" draw:z-index="716" draw:name="Grafik 17" draw:style-name="gr1" draw:text-style-name="P1" svg:width="0.45cm" svg:height="0.5cm" svg:x="0.53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397cm" table:end-y="0.501cm" draw:z-index="363" draw:name="Grafik 16" draw:style-name="gr1" draw:text-style-name="P1" svg:width="0.4cm" svg:height="0.5cm" svg:x="0.54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75cm" table:end-y="0.481cm" draw:z-index="539" draw:name="Grafik 3" draw:style-name="gr1" draw:text-style-name="P1" svg:width="0.48cm" svg:height="0.48cm" svg:x="0.54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75cm" table:end-y="0.501cm" draw:z-index="790" draw:name="Grafik 3" draw:style-name="gr1" draw:text-style-name="P1" svg:width="0.4cm" svg:height="0.5cm" svg:x="0.52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45cm" table:end-y="0.501cm" draw:z-index="576" draw:name="Grafik 2" draw:style-name="gr1" draw:text-style-name="P1" svg:width="0.45cm" svg:height="0.5cm" svg:x="0.54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93cm" table:end-y="0.501cm" draw:z-index="122" draw:name="Grafik 3" draw:style-name="gr1" draw:text-style-name="P1" svg:width="0.5cm" svg:height="0.5cm" svg:x="0.542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367cm" table:end-y="0.501cm" draw:z-index="793" draw:name="Grafik 3" draw:style-name="gr1" draw:text-style-name="P1" svg:width="0.4cm" svg:height="0.5cm" svg:x="0.51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93cm" table:end-y="0.501cm" draw:z-index="124" draw:name="Grafik 3" draw:style-name="gr1" draw:text-style-name="P1" svg:width="0.5cm" svg:height="0.5cm" svg:x="0.54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12cm" table:end-y="0.501cm" draw:z-index="724" draw:name="Grafik 17" draw:style-name="gr1" draw:text-style-name="P1" svg:width="0.45cm" svg:height="0.5cm" svg:x="0.5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91cm" table:end-y="0.501cm" draw:z-index="126" draw:name="Grafik 3" draw:style-name="gr1" draw:text-style-name="P1" svg:width="0.5cm" svg:height="0.5cm" svg:x="0.5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91cm" table:end-y="0.501cm" draw:z-index="442" draw:name="Grafik 15" draw:style-name="gr1" draw:text-style-name="P1" svg:width="0.5cm" svg:height="0.5cm" svg:x="0.539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9cm" table:end-y="0.501cm" draw:z-index="618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9cm" table:end-y="0.501cm" draw:z-index="374" draw:name="Grafik 16" draw:style-name="gr1" draw:text-style-name="P1" svg:width="0.4cm" svg:height="0.5cm" svg:x="0.53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39cm" table:end-y="0.501cm" draw:z-index="585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69cm" table:end-y="0.481cm" draw:z-index="551" draw:name="Grafik 3" draw:style-name="gr1" draw:text-style-name="P1" svg:width="0.48cm" svg:height="0.48cm" svg:x="0.537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68cm" table:end-y="0.481cm" draw:z-index="552" draw:name="Grafik 3" draw:style-name="gr1" draw:text-style-name="P1" svg:width="0.48cm" svg:height="0.48cm" svg:x="0.536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7cm" table:end-y="0.501cm" draw:z-index="518" draw:name="Grafik 12" draw:style-name="gr1" draw:text-style-name="P1" svg:width="0.5cm" svg:height="0.5cm" svg:x="0.536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386cm" table:end-y="0.501cm" draw:z-index="733" draw:name="Grafik 17" draw:style-name="gr1" draw:text-style-name="P1" svg:width="0.45cm" svg:height="0.5cm" svg:x="0.48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34cm" table:end-y="0.501cm" draw:z-index="662" draw:name="Grafik 4" draw:style-name="gr1" draw:text-style-name="P1" svg:width="0.5cm" svg:height="0.5cm" svg:x="0.482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36cm" table:end-y="0.501cm" draw:z-index="591" draw:name="Grafik 2" draw:style-name="gr1" draw:text-style-name="P1" svg:width="0.45cm" svg:height="0.5cm" svg:x="0.53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78cm" table:end-y="0.501cm" draw:z-index="699" draw:name="Grafik 8" draw:style-name="gr1" draw:text-style-name="P1" svg:width="0.45cm" svg:height="0.5cm" svg:x="0.47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375cm" table:end-y="0.501cm" draw:z-index="700" draw:name="Grafik 8" draw:style-name="gr1" draw:text-style-name="P1" svg:width="0.45cm" svg:height="0.5cm" svg:x="0.47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84cm" table:end-y="0.501cm" draw:z-index="384" draw:name="Grafik 16" draw:style-name="gr1" draw:text-style-name="P1" svg:width="0.4cm" svg:height="0.5cm" svg:x="0.53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63cm" table:end-y="0.481cm" draw:z-index="560" draw:name="Grafik 3" draw:style-name="gr1" draw:text-style-name="P1" svg:width="0.48cm" svg:height="0.48cm" svg:x="0.53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62cm" table:end-y="0.481cm" draw:z-index="561" draw:name="Grafik 3" draw:style-name="gr1" draw:text-style-name="P1" svg:width="0.48cm" svg:height="0.48cm" svg:x="0.5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82cm" table:end-y="0.501cm" draw:z-index="632" draw:name="Grafik 6" draw:style-name="gr1" draw:text-style-name="P1" svg:width="0.5cm" svg:height="0.5cm" svg:x="0.5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82cm" table:end-y="0.501cm" draw:z-index="528" draw:name="Grafik 12" draw:style-name="gr1" draw:text-style-name="P1" svg:width="0.5cm" svg:height="0.5cm" svg:x="0.5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8cm" table:end-y="0.501cm" draw:z-index="634" draw:name="Grafik 6" draw:style-name="gr1" draw:text-style-name="P1" svg:width="0.5cm" svg:height="0.5cm" svg:x="0.52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3cm" table:end-y="0.501cm" draw:z-index="600" draw:name="Grafik 2" draw:style-name="gr1" draw:text-style-name="P1" svg:width="0.45cm" svg:height="0.5cm" svg:x="0.5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8cm" table:end-y="0.501cm" draw:z-index="636" draw:name="Grafik 6" draw:style-name="gr1" draw:text-style-name="P1" svg:width="0.5cm" svg:height="0.5cm" svg:x="0.52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79cm" table:end-y="0.501cm" draw:z-index="637" draw:name="Grafik 6" draw:style-name="gr1" draw:text-style-name="P1" svg:width="0.5cm" svg:height="0.5cm" svg:x="0.52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58cm" table:end-y="0.481cm" draw:z-index="5" draw:name="Grafik 3" draw:style-name="gr1" draw:text-style-name="P1" svg:width="0.48cm" svg:height="0.48cm" svg:x="0.527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1" table:end-x="0.473cm" table:end-y="0.501cm" draw:z-index="892" draw:name="Grafik 12" draw:style-name="gr1" draw:text-style-name="P1" svg:width="0.5cm" svg:height="0.5cm" svg:x="2.23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Z11:.BE11])" office:value-type="float" office:value="17">
            <text:p>17</text:p>
          </table:table-cell>
          <table:table-cell table:formula="of:=([.AZ11]*6+[.BA11]*5+[.BB11]*4+[.BC11]*3+[.BD11]*2+[.BE11])/10" office:value-type="float" office:value="6.1">
            <text:p>6,1</text:p>
          </table:table-cell>
          <table:table-cell/>
          <table:table-cell>
            <draw:frame table:end-cell-address="Tabelle1.BI11" table:end-x="0.408cm" table:end-y="0.501cm" draw:z-index="906" draw:name="Grafik 2" draw:style-name="gr1" draw:text-style-name="P1" svg:width="0.4cm" svg:height="0.5cm" svg:x="0.00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J11:.BL11])" office:value-type="float" office:value="10">
            <text:p>10</text:p>
          </table:table-cell>
          <table:table-cell table:style-name="ce2" table:formula="of:=([.BJ11]*3+[.BK11]*2+[.BL11])/10" office:value-type="float" office:value="1.8">
            <text:p>1,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5cm" table:end-y="0.5cm" draw:z-index="32" draw:name="Grafik 6" draw:style-name="gr1" draw:text-style-name="P1" svg:width="0.5cm" svg:height="0.5cm" svg:x="0cm" svg:y="0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Tabelle1.C12" table:end-x="0.395cm" table:end-y="0.5cm" draw:z-index="783" draw:name="Grafik 3" draw:style-name="gr1" draw:text-style-name="P1" svg:width="0.4cm" svg:height="0.5cm" svg:x="0.54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9cm" table:end-y="0.5cm" draw:z-index="149" draw:name="Grafik 18" draw:style-name="gr1" draw:text-style-name="P1" svg:width="0.5cm" svg:height="0.5cm" svg:x="0.54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78cm" table:end-y="0.48cm" draw:z-index="535" draw:name="Grafik 3" draw:style-name="gr1" draw:text-style-name="P1" svg:width="0.48cm" svg:height="0.48cm" svg:x="0.54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7cm" table:end-y="0.5cm" draw:z-index="396" draw:name="Grafik 19" draw:style-name="gr1" draw:text-style-name="P1" svg:width="0.5cm" svg:height="0.5cm" svg:x="0.54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397cm" table:end-y="0.5cm" draw:z-index="362" draw:name="Grafik 16" draw:style-name="gr1" draw:text-style-name="P1" svg:width="0.4cm" svg:height="0.5cm" svg:x="0.54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381cm" table:end-y="0.5cm" draw:z-index="788" draw:name="Grafik 3" draw:style-name="gr1" draw:text-style-name="P1" svg:width="0.4cm" svg:height="0.5cm" svg:x="0.52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395cm" table:end-y="0.5cm" draw:z-index="329" draw:name="Grafik 21" draw:style-name="gr1" draw:text-style-name="P1" svg:width="0.4cm" svg:height="0.5cm" svg:x="0.54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75cm" table:end-y="0.48cm" draw:z-index="540" draw:name="Grafik 3" draw:style-name="gr1" draw:text-style-name="P1" svg:width="0.48cm" svg:height="0.48cm" svg:x="0.54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95cm" table:end-y="0.5cm" draw:z-index="436" draw:name="Grafik 15" draw:style-name="gr1" draw:text-style-name="P1" svg:width="0.5cm" svg:height="0.5cm" svg:x="0.54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43cm" table:end-y="0.5cm" draw:z-index="577" draw:name="Grafik 2" draw:style-name="gr1" draw:text-style-name="P1" svg:width="0.45cm" svg:height="0.5cm" svg:x="0.54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43cm" table:end-y="0.5cm" draw:z-index="578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93cm" table:end-y="0.5cm" draw:z-index="334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92cm" table:end-y="0.5cm" draw:z-index="335" draw:name="Grafik 21" draw:style-name="gr1" draw:text-style-name="P1" svg:width="0.4cm" svg:height="0.5cm" svg:x="0.5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91cm" table:end-y="0.5cm" draw:z-index="161" draw:name="Grafik 18" draw:style-name="gr1" draw:text-style-name="P1" svg:width="0.5cm" svg:height="0.5cm" svg:x="0.5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91cm" table:end-y="0.5cm" draw:z-index="127" draw:name="Grafik 3" draw:style-name="gr1" draw:text-style-name="P1" svg:width="0.5cm" svg:height="0.5cm" svg:x="0.539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9cm" table:end-y="0.5cm" draw:z-index="478" draw:name="Grafik 7" draw:style-name="gr1" draw:text-style-name="P1" svg:width="0.5cm" svg:height="0.5cm" svg:x="0.53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4cm" table:end-y="0.5cm" draw:z-index="584" draw:name="Grafik 2" draw:style-name="gr1" draw:text-style-name="P1" svg:width="0.45cm" svg:height="0.5cm" svg:x="0.53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69cm" table:end-y="0.48cm" draw:z-index="550" draw:name="Grafik 3" draw:style-name="gr1" draw:text-style-name="P1" svg:width="0.48cm" svg:height="0.48cm" svg:x="0.53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89cm" table:end-y="0.5cm" draw:z-index="516" draw:name="Grafik 12" draw:style-name="gr1" draw:text-style-name="P1" svg:width="0.5cm" svg:height="0.5cm" svg:x="0.53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8cm" table:end-y="0.5cm" draw:z-index="517" draw:name="Grafik 12" draw:style-name="gr1" draw:text-style-name="P1" svg:width="0.5cm" svg:height="0.5cm" svg:x="0.536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7cm" table:end-y="0.5cm" draw:z-index="623" draw:name="Grafik 6" draw:style-name="gr1" draw:text-style-name="P1" svg:width="0.5cm" svg:height="0.5cm" svg:x="0.53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7cm" table:end-y="0.5cm" draw:z-index="169" draw:name="Grafik 18" draw:style-name="gr1" draw:text-style-name="P1" svg:width="0.5cm" svg:height="0.5cm" svg:x="0.53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36cm" table:end-y="0.5cm" draw:z-index="590" draw:name="Grafik 2" draw:style-name="gr1" draw:text-style-name="P1" svg:width="0.45cm" svg:height="0.5cm" svg:x="0.53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6cm" table:end-y="0.5cm" draw:z-index="626" draw:name="Grafik 6" draw:style-name="gr1" draw:text-style-name="P1" svg:width="0.5cm" svg:height="0.5cm" svg:x="0.53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28cm" table:end-y="0.5cm" draw:z-index="664" draw:name="Grafik 4" draw:style-name="gr1" draw:text-style-name="P1" svg:width="0.5cm" svg:height="0.5cm" svg:x="0.477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84cm" table:end-y="0.5cm" draw:z-index="173" draw:name="Grafik 18" draw:style-name="gr1" draw:text-style-name="P1" svg:width="0.5cm" svg:height="0.5cm" svg:x="0.5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64cm" table:end-y="0.48cm" draw:z-index="559" draw:name="Grafik 3" draw:style-name="gr1" draw:text-style-name="P1" svg:width="0.48cm" svg:height="0.48cm" svg:x="0.53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83cm" table:end-y="0.5cm" draw:z-index="385" draw:name="Grafik 16" draw:style-name="gr1" draw:text-style-name="P1" svg:width="0.4cm" svg:height="0.5cm" svg:x="0.53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382cm" table:end-y="0.5cm" draw:z-index="386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82cm" table:end-y="0.5cm" draw:z-index="387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82cm" table:end-y="0.5cm" draw:z-index="633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8cm" table:end-y="0.5cm" draw:z-index="529" draw:name="Grafik 12" draw:style-name="gr1" draw:text-style-name="P1" svg:width="0.5cm" svg:height="0.5cm" svg:x="0.529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8cm" table:end-y="0.5cm" draw:z-index="635" draw:name="Grafik 6" draw:style-name="gr1" draw:text-style-name="P1" svg:width="0.5cm" svg:height="0.5cm" svg:x="0.52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3cm" table:end-y="0.5cm" draw:z-index="601" draw:name="Grafik 2" draw:style-name="gr1" draw:text-style-name="P1" svg:width="0.45cm" svg:height="0.5cm" svg:x="0.52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29cm" table:end-y="0.5cm" draw:z-index="602" draw:name="Grafik 2" draw:style-name="gr1" draw:text-style-name="P1" svg:width="0.45cm" svg:height="0.5cm" svg:x="0.52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78cm" table:end-y="0.5cm" draw:z-index="6" draw:name="Grafik 12" draw:style-name="gr1" draw:text-style-name="P1" svg:width="0.5cm" svg:height="0.5cm" svg:x="0.52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2" table:end-x="0.423cm" table:end-y="0.5cm" draw:z-index="893" draw:name="Grafik 8" draw:style-name="gr1" draw:text-style-name="P1" svg:width="0.45cm" svg:height="0.5cm" svg:x="2.23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SUM([.AZ12:.BE12])" office:value-type="float" office:value="25">
            <text:p>25</text:p>
          </table:table-cell>
          <table:table-cell table:formula="of:=([.AZ12]*6+[.BA12]*5+[.BB12]*4+[.BC12]*3+[.BD12]*2+[.BE12])/10" office:value-type="float" office:value="5.3">
            <text:p>5,3</text:p>
          </table:table-cell>
          <table:table-cell/>
          <table:table-cell>
            <draw:frame table:end-cell-address="Tabelle1.BI12" table:end-x="0.408cm" table:end-y="0.5cm" draw:z-index="907" draw:name="Grafik 5" draw:style-name="gr1" draw:text-style-name="P1" svg:width="0.4cm" svg:height="0.5cm" svg:x="0.00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J12:.BL12])" office:value-type="float" office:value="5">
            <text:p>5</text:p>
          </table:table-cell>
          <table:table-cell table:style-name="ce2" table:formula="of:=([.BJ12]*3+[.BK12]*2+[.BL12])/10" office:value-type="float" office:value="0.6">
            <text:p>0,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5cm" table:end-y="0.5cm" draw:z-index="31" draw:name="Grafik 1" draw:style-name="gr1" draw:text-style-name="P1" svg:width="0.5cm" svg:height="0.5cm" svg:x="0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49cm" table:end-y="0.5cm" draw:z-index="568" draw:name="Grafik 2" draw:style-name="gr1" draw:text-style-name="P1" svg:width="0.45cm" svg:height="0.5cm" svg:x="-0.001cm" svg:y="0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D13" table:end-x="0.492cm" table:end-y="0.5cm" draw:z-index="749" draw:name="Grafik 10" draw:style-name="gr1" draw:text-style-name="P1" svg:width="0.5cm" svg:height="0.5cm" svg:x="0.5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48cm" table:end-y="0.5cm" draw:z-index="570" draw:name="Grafik 2" draw:style-name="gr1" draw:text-style-name="P1" svg:width="0.45cm" svg:height="0.5cm" svg:x="0.54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7cm" table:end-y="0.5cm" draw:z-index="431" draw:name="Grafik 15" draw:style-name="gr1" draw:text-style-name="P1" svg:width="0.5cm" svg:height="0.5cm" svg:x="0.54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97cm" table:end-y="0.5cm" draw:z-index="607" draw:name="Grafik 6" draw:style-name="gr1" draw:text-style-name="P1" svg:width="0.5cm" svg:height="0.5cm" svg:x="0.54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77cm" table:end-y="0.48cm" draw:z-index="538" draw:name="Grafik 3" draw:style-name="gr1" draw:text-style-name="P1" svg:width="0.48cm" svg:height="0.48cm" svg:x="0.54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378cm" table:end-y="0.5cm" draw:z-index="789" draw:name="Grafik 3" draw:style-name="gr1" draw:text-style-name="P1" svg:width="0.4cm" svg:height="0.5cm" svg:x="0.52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45cm" table:end-y="0.5cm" draw:z-index="575" draw:name="Grafik 2" draw:style-name="gr1" draw:text-style-name="P1" svg:width="0.45cm" svg:height="0.5cm" svg:x="0.54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75cm" table:end-y="0.48cm" draw:z-index="541" draw:name="Grafik 3" draw:style-name="gr1" draw:text-style-name="P1" svg:width="0.48cm" svg:height="0.48cm" svg:x="0.54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93cm" table:end-y="0.5cm" draw:z-index="332" draw:name="Grafik 21" draw:style-name="gr1" draw:text-style-name="P1" svg:width="0.4cm" svg:height="0.5cm" svg:x="0.54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93cm" table:end-y="0.5cm" draw:z-index="333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64cm" table:end-y="0.5cm" draw:z-index="759" draw:name="Grafik 10" draw:style-name="gr1" draw:text-style-name="P1" svg:width="0.5cm" svg:height="0.5cm" svg:x="0.51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62cm" table:end-y="0.5cm" draw:z-index="760" draw:name="Grafik 10" draw:style-name="gr1" draw:text-style-name="P1" svg:width="0.5cm" svg:height="0.5cm" svg:x="0.5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91cm" table:end-y="0.5cm" draw:z-index="336" draw:name="Grafik 21" draw:style-name="gr1" draw:text-style-name="P1" svg:width="0.4cm" svg:height="0.5cm" svg:x="0.5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91cm" table:end-y="0.5cm" draw:z-index="162" draw:name="Grafik 18" draw:style-name="gr1" draw:text-style-name="P1" svg:width="0.5cm" svg:height="0.5cm" svg:x="0.539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9cm" table:end-y="0.5cm" draw:z-index="443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9cm" table:end-y="0.5cm" draw:z-index="619" draw:name="Grafik 6" draw:style-name="gr1" draw:text-style-name="P1" svg:width="0.5cm" svg:height="0.5cm" svg:x="0.5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89cm" table:end-y="0.5cm" draw:z-index="165" draw:name="Grafik 18" draw:style-name="gr1" draw:text-style-name="P1" svg:width="0.5cm" svg:height="0.5cm" svg:x="0.53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89cm" table:end-y="0.5cm" draw:z-index="166" draw:name="Grafik 18" draw:style-name="gr1" draw:text-style-name="P1" svg:width="0.5cm" svg:height="0.5cm" svg:x="0.53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88cm" table:end-y="0.5cm" draw:z-index="447" draw:name="Grafik 15" draw:style-name="gr1" draw:text-style-name="P1" svg:width="0.5cm" svg:height="0.5cm" svg:x="0.53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37cm" table:end-y="0.5cm" draw:z-index="588" draw:name="Grafik 2" draw:style-name="gr1" draw:text-style-name="P1" svg:width="0.45cm" svg:height="0.5cm" svg:x="0.53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37cm" table:end-y="0.5cm" draw:z-index="589" draw:name="Grafik 2" draw:style-name="gr1" draw:text-style-name="P1" svg:width="0.45cm" svg:height="0.5cm" svg:x="0.53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6cm" table:end-y="0.5cm" draw:z-index="625" draw:name="Grafik 6" draw:style-name="gr1" draw:text-style-name="P1" svg:width="0.5cm" svg:height="0.5cm" svg:x="0.53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86cm" table:end-y="0.5cm" draw:z-index="171" draw:name="Grafik 18" draw:style-name="gr1" draw:text-style-name="P1" svg:width="0.5cm" svg:height="0.5cm" svg:x="0.53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35cm" table:end-y="0.5cm" draw:z-index="592" draw:name="Grafik 2" draw:style-name="gr1" draw:text-style-name="P1" svg:width="0.45cm" svg:height="0.5cm" svg:x="0.53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34cm" table:end-y="0.5cm" draw:z-index="593" draw:name="Grafik 2" draw:style-name="gr1" draw:text-style-name="P1" svg:width="0.45cm" svg:height="0.5cm" svg:x="0.53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84cm" table:end-y="0.5cm" draw:z-index="174" draw:name="Grafik 18" draw:style-name="gr1" draw:text-style-name="P1" svg:width="0.5cm" svg:height="0.5cm" svg:x="0.5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33cm" table:end-y="0.5cm" draw:z-index="595" draw:name="Grafik 2" draw:style-name="gr1" draw:text-style-name="P1" svg:width="0.45cm" svg:height="0.5cm" svg:x="0.53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32cm" table:end-y="0.5cm" draw:z-index="596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62cm" table:end-y="0.48cm" draw:z-index="562" draw:name="Grafik 3" draw:style-name="gr1" draw:text-style-name="P1" svg:width="0.48cm" svg:height="0.48cm" svg:x="0.53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382cm" table:end-y="0.5cm" draw:z-index="388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38cm" table:end-y="0.5cm" draw:z-index="389" draw:name="Grafik 16" draw:style-name="gr1" draw:text-style-name="P1" svg:width="0.4cm" svg:height="0.5cm" svg:x="0.52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38cm" table:end-y="0.5cm" draw:z-index="390" draw:name="Grafik 16" draw:style-name="gr1" draw:text-style-name="P1" svg:width="0.4cm" svg:height="0.5cm" svg:x="0.52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8cm" table:end-y="0.5cm" draw:z-index="391" draw:name="Grafik 16" draw:style-name="gr1" draw:text-style-name="P1" svg:width="0.4cm" svg:height="0.5cm" svg:x="0.52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379cm" table:end-y="0.5cm" draw:z-index="392" draw:name="Grafik 16" draw:style-name="gr1" draw:text-style-name="P1" svg:width="0.4cm" svg:height="0.5cm" svg:x="0.5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78cm" table:end-y="0.5cm" draw:z-index="7" draw:name="Grafik 7" draw:style-name="gr1" draw:text-style-name="P1" svg:width="0.5cm" svg:height="0.5cm" svg:x="0.52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3" table:end-x="0.473cm" table:end-y="0.5cm" draw:z-index="894" draw:name="Grafik 10" draw:style-name="gr1" draw:text-style-name="P1" svg:width="0.5cm" svg:height="0.5cm" svg:x="2.23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AZ13:.BE13])" office:value-type="float" office:value="16">
            <text:p>16</text:p>
          </table:table-cell>
          <table:table-cell table:formula="of:=([.AZ13]*6+[.BA13]*5+[.BB13]*4+[.BC13]*3+[.BD13]*2+[.BE13])/10" office:value-type="float" office:value="4.3">
            <text:p>4,3</text:p>
          </table:table-cell>
          <table:table-cell/>
          <table:table-cell>
            <draw:frame table:end-cell-address="Tabelle1.BI13" table:end-x="0.508cm" table:end-y="0.5cm" draw:z-index="908" draw:name="Grafik 19" draw:style-name="gr1" draw:text-style-name="P1" svg:width="0.5cm" svg:height="0.5cm" svg:x="0.00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J13:.BL13])" office:value-type="float" office:value="3">
            <text:p>3</text:p>
          </table:table-cell>
          <table:table-cell table:style-name="ce2" table:formula="of:=([.BJ13]*3+[.BK13]*2+[.BL13])/10" office:value-type="float" office:value="0.5">
            <text:p>0,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cm" table:end-y="0.501cm" draw:z-index="30" draw:name="Grafik 5" draw:style-name="gr1" draw:text-style-name="P1" svg:width="0.4cm" svg:height="0.5cm" svg:x="0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9cm" table:end-y="0.501cm" draw:z-index="44" draw:name="Grafik 2" draw:style-name="gr1" draw:text-style-name="P1" svg:width="0.5cm" svg:height="0.5cm" svg:x="0.547cm" svg:y="0.001cm">
              <draw:image xlink:href="Pictures/100002010000003C0000003C9182CE49.png" xlink:type="simple" xlink:show="embed" xlink:actuate="onLoad">
                <text:p/>
              </draw:image>
            </draw:frame>
            <draw:frame table:end-cell-address="Tabelle1.C14" table:end-x="0.499cm" table:end-y="0.501cm" draw:z-index="148" draw:name="Grafik 18" draw:style-name="gr1" draw:text-style-name="P1" svg:width="0.5cm" svg:height="0.5cm" svg:x="-0.00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39cm" table:end-y="0.501cm" draw:z-index="714" draw:name="Grafik 17" draw:style-name="gr1" draw:text-style-name="P1" svg:width="0.45cm" svg:height="0.5cm" svg:x="0.53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77cm" table:end-y="0.481cm" draw:z-index="536" draw:name="Grafik 3" draw:style-name="gr1" draw:text-style-name="P1" svg:width="0.48cm" svg:height="0.48cm" svg:x="0.54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47cm" table:end-y="0.501cm" draw:z-index="572" draw:name="Grafik 2" draw:style-name="gr1" draw:text-style-name="P1" svg:width="0.45cm" svg:height="0.5cm" svg:x="0.54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397cm" table:end-y="0.501cm" draw:z-index="223" draw:name="Grafik 5" draw:style-name="gr1" draw:text-style-name="P1" svg:width="0.4cm" svg:height="0.5cm" svg:x="0.54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45cm" table:end-y="0.501cm" draw:z-index="574" draw:name="Grafik 2" draw:style-name="gr1" draw:text-style-name="P1" svg:width="0.45cm" svg:height="0.5cm" svg:x="0.54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395cm" table:end-y="0.501cm" draw:z-index="330" draw:name="Grafik 21" draw:style-name="gr1" draw:text-style-name="P1" svg:width="0.4cm" svg:height="0.5cm" svg:x="0.54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5cm" table:end-y="0.501cm" draw:z-index="156" draw:name="Grafik 18" draw:style-name="gr1" draw:text-style-name="P1" svg:width="0.5cm" svg:height="0.5cm" svg:x="0.54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93cm" table:end-y="0.501cm" draw:z-index="472" draw:name="Grafik 7" draw:style-name="gr1" draw:text-style-name="P1" svg:width="0.5cm" svg:height="0.5cm" svg:x="0.54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67cm" table:end-y="0.501cm" draw:z-index="758" draw:name="Grafik 10" draw:style-name="gr1" draw:text-style-name="P1" svg:width="0.5cm" svg:height="0.5cm" svg:x="0.51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43cm" table:end-y="0.501cm" draw:z-index="579" draw:name="Grafik 2" draw:style-name="gr1" draw:text-style-name="P1" svg:width="0.45cm" svg:height="0.5cm" svg:x="0.54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92cm" table:end-y="0.501cm" draw:z-index="160" draw:name="Grafik 18" draw:style-name="gr1" draw:text-style-name="P1" svg:width="0.5cm" svg:height="0.5cm" svg:x="0.5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58cm" table:end-y="0.501cm" draw:z-index="761" draw:name="Grafik 10" draw:style-name="gr1" draw:text-style-name="P1" svg:width="0.5cm" svg:height="0.5cm" svg:x="0.50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391cm" table:end-y="0.501cm" draw:z-index="337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9cm" table:end-y="0.501cm" draw:z-index="128" draw:name="Grafik 3" draw:style-name="gr1" draw:text-style-name="P1" svg:width="0.5cm" svg:height="0.5cm" svg:x="0.53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7cm" table:end-y="0.481cm" draw:z-index="549" draw:name="Grafik 3" draw:style-name="gr1" draw:text-style-name="P1" svg:width="0.48cm" svg:height="0.48cm" svg:x="0.53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89cm" table:end-y="0.501cm" draw:z-index="620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89cm" table:end-y="0.501cm" draw:z-index="341" draw:name="Grafik 21" draw:style-name="gr1" draw:text-style-name="P1" svg:width="0.4cm" svg:height="0.5cm" svg:x="0.53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8cm" table:end-y="0.501cm" draw:z-index="622" draw:name="Grafik 6" draw:style-name="gr1" draw:text-style-name="P1" svg:width="0.5cm" svg:height="0.5cm" svg:x="0.53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7cm" table:end-y="0.501cm" draw:z-index="448" draw:name="Grafik 15" draw:style-name="gr1" draw:text-style-name="P1" svg:width="0.5cm" svg:height="0.5cm" svg:x="0.53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7cm" table:end-y="0.501cm" draw:z-index="624" draw:name="Grafik 6" draw:style-name="gr1" draw:text-style-name="P1" svg:width="0.5cm" svg:height="0.5cm" svg:x="0.53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86cm" table:end-y="0.501cm" draw:z-index="170" draw:name="Grafik 18" draw:style-name="gr1" draw:text-style-name="P1" svg:width="0.5cm" svg:height="0.5cm" svg:x="0.53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66cm" table:end-y="0.481cm" draw:z-index="556" draw:name="Grafik 3" draw:style-name="gr1" draw:text-style-name="P1" svg:width="0.48cm" svg:height="0.48cm" svg:x="0.53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65cm" table:end-y="0.481cm" draw:z-index="557" draw:name="Grafik 3" draw:style-name="gr1" draw:text-style-name="P1" svg:width="0.48cm" svg:height="0.48cm" svg:x="0.53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64cm" table:end-y="0.481cm" draw:z-index="558" draw:name="Grafik 3" draw:style-name="gr1" draw:text-style-name="P1" svg:width="0.48cm" svg:height="0.48cm" svg:x="0.53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34cm" table:end-y="0.501cm" draw:z-index="594" draw:name="Grafik 2" draw:style-name="gr1" draw:text-style-name="P1" svg:width="0.45cm" svg:height="0.5cm" svg:x="0.53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83cm" table:end-y="0.501cm" draw:z-index="175" draw:name="Grafik 18" draw:style-name="gr1" draw:text-style-name="P1" svg:width="0.5cm" svg:height="0.5cm" svg:x="0.53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82cm" table:end-y="0.501cm" draw:z-index="491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82cm" table:end-y="0.501cm" draw:z-index="492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82cm" table:end-y="0.501cm" draw:z-index="493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8cm" table:end-y="0.501cm" draw:z-index="494" draw:name="Grafik 7" draw:style-name="gr1" draw:text-style-name="P1" svg:width="0.5cm" svg:height="0.5cm" svg:x="0.5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8cm" table:end-y="0.501cm" draw:z-index="495" draw:name="Grafik 7" draw:style-name="gr1" draw:text-style-name="P1" svg:width="0.5cm" svg:height="0.5cm" svg:x="0.52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8cm" table:end-y="0.501cm" draw:z-index="461" draw:name="Grafik 15" draw:style-name="gr1" draw:text-style-name="P1" svg:width="0.5cm" svg:height="0.5cm" svg:x="0.52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479cm" table:end-y="0.501cm" draw:z-index="497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478cm" table:end-y="0.501cm" draw:z-index="8" draw:name="Grafik 15" draw:style-name="gr1" draw:text-style-name="P1" svg:width="0.5cm" svg:height="0.5cm" svg:x="0.52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4" table:end-x="0.373cm" table:end-y="0.501cm" draw:z-index="895" draw:name="Grafik 16" draw:style-name="gr1" draw:text-style-name="P1" svg:width="0.4cm" svg:height="0.5cm" svg:x="2.23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AZ14:.BE14])" office:value-type="float" office:value="12">
            <text:p>12</text:p>
          </table:table-cell>
          <table:table-cell table:formula="of:=([.AZ14]*6+[.BA14]*5+[.BB14]*4+[.BC14]*3+[.BD14]*2+[.BE14])/10" office:value-type="float" office:value="3.3">
            <text:p>3,3</text:p>
          </table:table-cell>
          <table:table-cell/>
          <table:table-cell>
            <draw:frame table:end-cell-address="Tabelle1.BI14" table:end-x="0.488cm" table:end-y="0.481cm" draw:z-index="909" draw:name="Grafik 3" draw:style-name="gr1" draw:text-style-name="P1" svg:width="0.48cm" svg:height="0.48cm" svg:x="0.00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J14:.BL14])" office:value-type="float" office:value="1">
            <text:p>1</text:p>
          </table:table-cell>
          <table:table-cell table:style-name="ce2" table:formula="of:=([.BJ14]*3+[.BK14]*2+[.BL14])/10" office:value-type="float" office:value="0.3">
            <text:p>0,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5cm" table:end-y="0.501cm" draw:z-index="29" draw:name="Grafik 2" draw:style-name="gr1" draw:text-style-name="P1" svg:width="0.45cm" svg:height="0.5cm" svg:x="0cm" svg:y="0.001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C15" table:end-x="0.495cm" table:end-y="0.501cm" draw:z-index="748" draw:name="Grafik 10" draw:style-name="gr1" draw:text-style-name="P1" svg:width="0.5cm" svg:height="0.5cm" svg:x="0.54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9cm" table:end-y="0.501cm" draw:z-index="429" draw:name="Grafik 15" draw:style-name="gr1" draw:text-style-name="P1" svg:width="0.5cm" svg:height="0.5cm" svg:x="0.54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8cm" table:end-y="0.501cm" draw:z-index="465" draw:name="Grafik 7" draw:style-name="gr1" draw:text-style-name="P1" svg:width="0.5cm" svg:height="0.5cm" svg:x="0.54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47cm" table:end-y="0.501cm" draw:z-index="571" draw:name="Grafik 2" draw:style-name="gr1" draw:text-style-name="P1" svg:width="0.45cm" svg:height="0.5cm" svg:x="0.54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84cm" table:end-y="0.501cm" draw:z-index="752" draw:name="Grafik 10" draw:style-name="gr1" draw:text-style-name="P1" svg:width="0.5cm" svg:height="0.5cm" svg:x="0.5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47cm" table:end-y="0.501cm" draw:z-index="573" draw:name="Grafik 2" draw:style-name="gr1" draw:text-style-name="P1" svg:width="0.45cm" svg:height="0.5cm" svg:x="0.54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5cm" table:end-y="0.501cm" draw:z-index="154" draw:name="Grafik 18" draw:style-name="gr1" draw:text-style-name="P1" svg:width="0.5cm" svg:height="0.5cm" svg:x="0.54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75cm" table:end-y="0.501cm" draw:z-index="755" draw:name="Grafik 10" draw:style-name="gr1" draw:text-style-name="P1" svg:width="0.5cm" svg:height="0.5cm" svg:x="0.52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395cm" table:end-y="0.501cm" draw:z-index="331" draw:name="Grafik 21" draw:style-name="gr1" draw:text-style-name="P1" svg:width="0.4cm" svg:height="0.5cm" svg:x="0.54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73cm" table:end-y="0.481cm" draw:z-index="542" draw:name="Grafik 3" draw:style-name="gr1" draw:text-style-name="P1" svg:width="0.48cm" svg:height="0.48cm" svg:x="0.54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73cm" table:end-y="0.481cm" draw:z-index="543" draw:name="Grafik 3" draw:style-name="gr1" draw:text-style-name="P1" svg:width="0.48cm" svg:height="0.48cm" svg:x="0.54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93cm" table:end-y="0.501cm" draw:z-index="474" draw:name="Grafik 7" draw:style-name="gr1" draw:text-style-name="P1" svg:width="0.5cm" svg:height="0.5cm" svg:x="0.54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42cm" table:end-y="0.501cm" draw:z-index="580" draw:name="Grafik 2" draw:style-name="gr1" draw:text-style-name="P1" svg:width="0.45cm" svg:height="0.5cm" svg:x="0.5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41cm" table:end-y="0.501cm" draw:z-index="581" draw:name="Grafik 2" draw:style-name="gr1" draw:text-style-name="P1" svg:width="0.45cm" svg:height="0.5cm" svg:x="0.5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41cm" table:end-y="0.501cm" draw:z-index="582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9cm" table:end-y="0.501cm" draw:z-index="163" draw:name="Grafik 18" draw:style-name="gr1" draw:text-style-name="P1" svg:width="0.5cm" svg:height="0.5cm" svg:x="0.53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9cm" table:end-y="0.501cm" draw:z-index="479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89cm" table:end-y="0.501cm" draw:z-index="480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89cm" table:end-y="0.501cm" draw:z-index="446" draw:name="Grafik 15" draw:style-name="gr1" draw:text-style-name="P1" svg:width="0.5cm" svg:height="0.5cm" svg:x="0.53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88cm" table:end-y="0.501cm" draw:z-index="167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7cm" table:end-y="0.501cm" draw:z-index="168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7cm" table:end-y="0.501cm" draw:z-index="449" draw:name="Grafik 15" draw:style-name="gr1" draw:text-style-name="P1" svg:width="0.5cm" svg:height="0.5cm" svg:x="0.53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86cm" table:end-y="0.501cm" draw:z-index="450" draw:name="Grafik 15" draw:style-name="gr1" draw:text-style-name="P1" svg:width="0.5cm" svg:height="0.5cm" svg:x="0.53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86cm" table:end-y="0.501cm" draw:z-index="416" draw:name="Grafik 19" draw:style-name="gr1" draw:text-style-name="P1" svg:width="0.5cm" svg:height="0.5cm" svg:x="0.53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85cm" table:end-y="0.501cm" draw:z-index="417" draw:name="Grafik 19" draw:style-name="gr1" draw:text-style-name="P1" svg:width="0.5cm" svg:height="0.5cm" svg:x="0.53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84cm" table:end-y="0.501cm" draw:z-index="418" draw:name="Grafik 19" draw:style-name="gr1" draw:text-style-name="P1" svg:width="0.5cm" svg:height="0.5cm" svg:x="0.53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84cm" table:end-y="0.501cm" draw:z-index="454" draw:name="Grafik 15" draw:style-name="gr1" draw:text-style-name="P1" svg:width="0.5cm" svg:height="0.5cm" svg:x="0.5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83cm" table:end-y="0.501cm" draw:z-index="455" draw:name="Grafik 15" draw:style-name="gr1" draw:text-style-name="P1" svg:width="0.5cm" svg:height="0.5cm" svg:x="0.5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82cm" table:end-y="0.501cm" draw:z-index="176" draw:name="Grafik 18" draw:style-name="gr1" draw:text-style-name="P1" svg:width="0.5cm" svg:height="0.5cm" svg:x="0.5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82cm" table:end-y="0.501cm" draw:z-index="177" draw:name="Grafik 18" draw:style-name="gr1" draw:text-style-name="P1" svg:width="0.5cm" svg:height="0.5cm" svg:x="0.5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382cm" table:end-y="0.501cm" draw:z-index="353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8cm" table:end-y="0.501cm" draw:z-index="354" draw:name="Grafik 21" draw:style-name="gr1" draw:text-style-name="P1" svg:width="0.4cm" svg:height="0.5cm" svg:x="0.52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8cm" table:end-y="0.501cm" draw:z-index="355" draw:name="Grafik 21" draw:style-name="gr1" draw:text-style-name="P1" svg:width="0.4cm" svg:height="0.5cm" svg:x="0.52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8cm" table:end-y="0.501cm" draw:z-index="356" draw:name="Grafik 21" draw:style-name="gr1" draw:text-style-name="P1" svg:width="0.4cm" svg:height="0.5cm" svg:x="0.52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79cm" table:end-y="0.501cm" draw:z-index="462" draw:name="Grafik 15" draw:style-name="gr1" draw:text-style-name="P1" svg:width="0.5cm" svg:height="0.5cm" svg:x="0.52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78cm" table:end-y="0.501cm" draw:z-index="9" draw:name="Grafik 19" draw:style-name="gr1" draw:text-style-name="P1" svg:width="0.5cm" svg:height="0.5cm" svg:x="0.52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5" table:end-x="0.473cm" table:end-y="0.501cm" draw:z-index="896" draw:name="Grafik 3" draw:style-name="gr1" draw:text-style-name="P1" svg:width="0.5cm" svg:height="0.5cm" svg:x="2.231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AZ15:.BE15])" office:value-type="float" office:value="8">
            <text:p>8</text:p>
          </table:table-cell>
          <table:table-cell table:style-name="ce2" table:formula="of:=([.AZ15]*6+[.BA15]*5+[.BB15]*4+[.BC15]*3+[.BD15]*2+[.BE15])/10" office:value-type="float" office:value="2.9">
            <text:p>2,9</text:p>
          </table:table-cell>
          <table:table-cell/>
          <table:table-cell>
            <draw:frame table:end-cell-address="Tabelle1.BI15" table:end-x="0.508cm" table:end-y="0.501cm" draw:z-index="910" draw:name="Grafik 4" draw:style-name="gr1" draw:text-style-name="P1" svg:width="0.5cm" svg:height="0.5cm" svg:x="0.008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J15:.BL15])" office:value-type="float" office:value="1">
            <text:p>1</text:p>
          </table:table-cell>
          <table:table-cell table:style-name="ce2" table:formula="of:=([.BJ15]*3+[.BK15]*2+[.BL15])/10" office:value-type="float" office:value="0.2">
            <text:p>0,2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48cm" table:end-y="0.48cm" draw:z-index="28" draw:name="Grafik 3" draw:style-name="gr1" draw:text-style-name="P1" svg:width="0.48cm" svg:height="0.48cm" svg:x="0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499cm" table:end-y="0.5cm" draw:z-index="43" draw:name="Grafik 2" draw:style-name="gr1" draw:text-style-name="P1" svg:width="0.5cm" svg:height="0.5cm" svg:x="-0.001cm" svg:y="0cm">
              <draw:image xlink:href="Pictures/100002010000003C0000003C9182CE49.png" xlink:type="simple" xlink:show="embed" xlink:actuate="onLoad">
                <text:p/>
              </draw:image>
            </draw:frame>
            <draw:frame table:end-cell-address="Tabelle1.D16" table:end-x="0.399cm" table:end-y="0.5cm" draw:z-index="324" draw:name="Grafik 21" draw:style-name="gr1" draw:text-style-name="P1" svg:width="0.4cm" svg:height="0.5cm" svg:x="0.54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8cm" table:end-y="0.5cm" draw:z-index="395" draw:name="Grafik 19" draw:style-name="gr1" draw:text-style-name="P1" svg:width="0.5cm" svg:height="0.5cm" svg:x="0.54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397cm" table:end-y="0.5cm" draw:z-index="326" draw:name="Grafik 21" draw:style-name="gr1" draw:text-style-name="P1" svg:width="0.4cm" svg:height="0.5cm" svg:x="0.54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7cm" table:end-y="0.5cm" draw:z-index="82" draw:name="Grafik 1" draw:style-name="gr1" draw:text-style-name="P1" svg:width="0.5cm" svg:height="0.5cm" svg:x="0.54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7cm" table:end-y="0.5cm" draw:z-index="608" draw:name="Grafik 6" draw:style-name="gr1" draw:text-style-name="P1" svg:width="0.5cm" svg:height="0.5cm" svg:x="0.54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395cm" table:end-y="0.5cm" draw:z-index="224" draw:name="Grafik 5" draw:style-name="gr1" draw:text-style-name="P1" svg:width="0.4cm" svg:height="0.5cm" svg:x="0.54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5cm" table:end-y="0.5cm" draw:z-index="470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73cm" table:end-y="0.5cm" draw:z-index="756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93cm" table:end-y="0.5cm" draw:z-index="612" draw:name="Grafik 6" draw:style-name="gr1" draw:text-style-name="P1" svg:width="0.5cm" svg:height="0.5cm" svg:x="0.54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93cm" table:end-y="0.5cm" draw:z-index="473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93cm" table:end-y="0.5cm" draw:z-index="159" draw:name="Grafik 18" draw:style-name="gr1" draw:text-style-name="P1" svg:width="0.5cm" svg:height="0.5cm" svg:x="0.54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92cm" table:end-y="0.5cm" draw:z-index="615" draw:name="Grafik 6" draw:style-name="gr1" draw:text-style-name="P1" svg:width="0.5cm" svg:height="0.5cm" svg:x="0.5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91cm" table:end-y="0.5cm" draw:z-index="476" draw:name="Grafik 7" draw:style-name="gr1" draw:text-style-name="P1" svg:width="0.5cm" svg:height="0.5cm" svg:x="0.5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91cm" table:end-y="0.5cm" draw:z-index="617" draw:name="Grafik 6" draw:style-name="gr1" draw:text-style-name="P1" svg:width="0.5cm" svg:height="0.5cm" svg:x="0.53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39cm" table:end-y="0.5cm" draw:z-index="338" draw:name="Grafik 21" draw:style-name="gr1" draw:text-style-name="P1" svg:width="0.4cm" svg:height="0.5cm" svg:x="0.53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39cm" table:end-y="0.5cm" draw:z-index="339" draw:name="Grafik 21" draw:style-name="gr1" draw:text-style-name="P1" svg:width="0.4cm" svg:height="0.5cm" svg:x="0.53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389cm" table:end-y="0.5cm" draw:z-index="340" draw:name="Grafik 21" draw:style-name="gr1" draw:text-style-name="P1" svg:width="0.4cm" svg:height="0.5cm" svg:x="0.53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89cm" table:end-y="0.5cm" draw:z-index="621" draw:name="Grafik 6" draw:style-name="gr1" draw:text-style-name="P1" svg:width="0.5cm" svg:height="0.5cm" svg:x="0.53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88cm" table:end-y="0.5cm" draw:z-index="342" draw:name="Grafik 21" draw:style-name="gr1" draw:text-style-name="P1" svg:width="0.4cm" svg:height="0.5cm" svg:x="0.53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87cm" table:end-y="0.5cm" draw:z-index="343" draw:name="Grafik 21" draw:style-name="gr1" draw:text-style-name="P1" svg:width="0.4cm" svg:height="0.5cm" svg:x="0.53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387cm" table:end-y="0.5cm" draw:z-index="344" draw:name="Grafik 21" draw:style-name="gr1" draw:text-style-name="P1" svg:width="0.4cm" svg:height="0.5cm" svg:x="0.53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6cm" table:end-y="0.5cm" draw:z-index="415" draw:name="Grafik 19" draw:style-name="gr1" draw:text-style-name="P1" svg:width="0.5cm" svg:height="0.5cm" svg:x="0.53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6cm" table:end-y="0.5cm" draw:z-index="451" draw:name="Grafik 15" draw:style-name="gr1" draw:text-style-name="P1" svg:width="0.5cm" svg:height="0.5cm" svg:x="0.53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5cm" table:end-y="0.5cm" draw:z-index="452" draw:name="Grafik 15" draw:style-name="gr1" draw:text-style-name="P1" svg:width="0.5cm" svg:height="0.5cm" svg:x="0.53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84cm" table:end-y="0.5cm" draw:z-index="453" draw:name="Grafik 15" draw:style-name="gr1" draw:text-style-name="P1" svg:width="0.5cm" svg:height="0.5cm" svg:x="0.53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84cm" table:end-y="0.5cm" draw:z-index="419" draw:name="Grafik 19" draw:style-name="gr1" draw:text-style-name="P1" svg:width="0.5cm" svg:height="0.5cm" svg:x="0.53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83cm" table:end-y="0.5cm" draw:z-index="420" draw:name="Grafik 19" draw:style-name="gr1" draw:text-style-name="P1" svg:width="0.5cm" svg:height="0.5cm" svg:x="0.53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82cm" table:end-y="0.5cm" draw:z-index="421" draw:name="Grafik 19" draw:style-name="gr1" draw:text-style-name="P1" svg:width="0.5cm" svg:height="0.5cm" svg:x="0.5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382cm" table:end-y="0.5cm" draw:z-index="352" draw:name="Grafik 21" draw:style-name="gr1" draw:text-style-name="P1" svg:width="0.4cm" svg:height="0.5cm" svg:x="0.5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82cm" table:end-y="0.5cm" draw:z-index="178" draw:name="Grafik 18" draw:style-name="gr1" draw:text-style-name="P1" svg:width="0.5cm" svg:height="0.5cm" svg:x="0.5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8cm" table:end-y="0.5cm" draw:z-index="424" draw:name="Grafik 19" draw:style-name="gr1" draw:text-style-name="P1" svg:width="0.5cm" svg:height="0.5cm" svg:x="0.52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8cm" table:end-y="0.5cm" draw:z-index="460" draw:name="Grafik 15" draw:style-name="gr1" draw:text-style-name="P1" svg:width="0.5cm" svg:height="0.5cm" svg:x="0.52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8cm" table:end-y="0.5cm" draw:z-index="496" draw:name="Grafik 7" draw:style-name="gr1" draw:text-style-name="P1" svg:width="0.5cm" svg:height="0.5cm" svg:x="0.52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379cm" table:end-y="0.5cm" draw:z-index="357" draw:name="Grafik 21" draw:style-name="gr1" draw:text-style-name="P1" svg:width="0.4cm" svg:height="0.5cm" svg:x="0.5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378cm" table:end-y="0.5cm" draw:z-index="10" draw:name="Grafik 16" draw:style-name="gr1" draw:text-style-name="P1" svg:width="0.4cm" svg:height="0.5cm" svg:x="0.5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6" table:end-x="0.473cm" table:end-y="0.5cm" draw:z-index="897" draw:name="Grafik 4" draw:style-name="gr1" draw:text-style-name="P1" svg:width="0.5cm" svg:height="0.5cm" svg:x="2.231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AZ16:.BE16])" office:value-type="float" office:value="13">
            <text:p>13</text:p>
          </table:table-cell>
          <table:table-cell table:formula="of:=([.AZ16]*6+[.BA16]*5+[.BB16]*4+[.BC16]*3+[.BD16]*2+[.BE16])/10" office:value-type="float" office:value="2.5">
            <text:p>2,5</text:p>
          </table:table-cell>
          <table:table-cell/>
          <table:table-cell>
            <draw:frame table:end-cell-address="Tabelle1.BI16" table:end-x="0.508cm" table:end-y="0.5cm" draw:z-index="911" draw:name="Grafik 3" draw:style-name="gr1" draw:text-style-name="P1" svg:width="0.5cm" svg:height="0.5cm" svg:x="0.008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J16:.BL16])" office:value-type="float" office:value="1">
            <text:p>1</text:p>
          </table:table-cell>
          <table:table-cell table:style-name="ce2" table:formula="of:=([.BJ16]*3+[.BK16]*2+[.BL16])/10" office:value-type="float" office:value="0.1">
            <text:p>0,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cm" table:end-y="0.5cm" draw:z-index="27" draw:name="Grafik 2" draw:style-name="gr1" draw:text-style-name="P1" svg:width="0.4cm" svg:height="0.5cm" svg:x="0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99cm" table:end-y="0.5cm" draw:z-index="183" draw:name="Grafik 2" draw:style-name="gr1" draw:text-style-name="P1" svg:width="0.5cm" svg:height="0.5cm" svg:x="-0.001cm" svg:y="0cm">
              <draw:image xlink:href="Pictures/10000000000000E1000000E16F85034F.png" xlink:type="simple" xlink:show="embed" xlink:actuate="onLoad">
                <text:p/>
              </draw:image>
            </draw:frame>
            <draw:frame table:end-cell-address="Tabelle1.D17" table:end-x="0.442cm" table:end-y="0.5cm" draw:z-index="676" draw:name="Grafik 8" draw:style-name="gr1" draw:text-style-name="P1" svg:width="0.45cm" svg:height="0.5cm" svg:x="0.5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8cm" table:end-y="0.5cm" draw:z-index="150" draw:name="Grafik 18" draw:style-name="gr1" draw:text-style-name="P1" svg:width="0.5cm" svg:height="0.5cm" svg:x="0.54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7cm" table:end-y="0.5cm" draw:z-index="466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7cm" table:end-y="0.5cm" draw:z-index="397" draw:name="Grafik 19" draw:style-name="gr1" draw:text-style-name="P1" svg:width="0.5cm" svg:height="0.5cm" svg:x="0.54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7cm" table:end-y="0.5cm" draw:z-index="83" draw:name="Grafik 1" draw:style-name="gr1" draw:text-style-name="P1" svg:width="0.5cm" svg:height="0.5cm" svg:x="0.545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5cm" table:end-y="0.5cm" draw:z-index="609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5cm" table:end-y="0.5cm" draw:z-index="155" draw:name="Grafik 18" draw:style-name="gr1" draw:text-style-name="P1" svg:width="0.5cm" svg:height="0.5cm" svg:x="0.54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95cm" table:end-y="0.5cm" draw:z-index="471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3cm" table:end-y="0.5cm" draw:z-index="157" draw:name="Grafik 18" draw:style-name="gr1" draw:text-style-name="P1" svg:width="0.5cm" svg:height="0.5cm" svg:x="0.54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93cm" table:end-y="0.5cm" draw:z-index="88" draw:name="Grafik 1" draw:style-name="gr1" draw:text-style-name="P1" svg:width="0.5cm" svg:height="0.5cm" svg:x="0.541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73cm" table:end-y="0.48cm" draw:z-index="544" draw:name="Grafik 3" draw:style-name="gr1" draw:text-style-name="P1" svg:width="0.48cm" svg:height="0.48cm" svg:x="0.54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92cm" table:end-y="0.5cm" draw:z-index="475" draw:name="Grafik 7" draw:style-name="gr1" draw:text-style-name="P1" svg:width="0.5cm" svg:height="0.5cm" svg:x="0.5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71cm" table:end-y="0.48cm" draw:z-index="546" draw:name="Grafik 3" draw:style-name="gr1" draw:text-style-name="P1" svg:width="0.48cm" svg:height="0.48cm" svg:x="0.5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91cm" table:end-y="0.5cm" draw:z-index="477" draw:name="Grafik 7" draw:style-name="gr1" draw:text-style-name="P1" svg:width="0.5cm" svg:height="0.5cm" svg:x="0.53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4cm" table:end-y="0.5cm" draw:z-index="583" draw:name="Grafik 2" draw:style-name="gr1" draw:text-style-name="P1" svg:width="0.45cm" svg:height="0.5cm" svg:x="0.53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9cm" table:end-y="0.5cm" draw:z-index="444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89cm" table:end-y="0.5cm" draw:z-index="445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89cm" table:end-y="0.5cm" draw:z-index="481" draw:name="Grafik 7" draw:style-name="gr1" draw:text-style-name="P1" svg:width="0.5cm" svg:height="0.5cm" svg:x="0.53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8cm" table:end-y="0.5cm" draw:z-index="482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7cm" table:end-y="0.5cm" draw:z-index="483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7cm" table:end-y="0.5cm" draw:z-index="414" draw:name="Grafik 19" draw:style-name="gr1" draw:text-style-name="P1" svg:width="0.5cm" svg:height="0.5cm" svg:x="0.53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86cm" table:end-y="0.5cm" draw:z-index="345" draw:name="Grafik 21" draw:style-name="gr1" draw:text-style-name="P1" svg:width="0.4cm" svg:height="0.5cm" svg:x="0.53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86cm" table:end-y="0.5cm" draw:z-index="241" draw:name="Grafik 5" draw:style-name="gr1" draw:text-style-name="P1" svg:width="0.4cm" svg:height="0.5cm" svg:x="0.53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85cm" table:end-y="0.5cm" draw:z-index="242" draw:name="Grafik 5" draw:style-name="gr1" draw:text-style-name="P1" svg:width="0.4cm" svg:height="0.5cm" svg:x="0.53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384cm" table:end-y="0.5cm" draw:z-index="243" draw:name="Grafik 5" draw:style-name="gr1" draw:text-style-name="P1" svg:width="0.4cm" svg:height="0.5cm" svg:x="0.53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84cm" table:end-y="0.5cm" draw:z-index="489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83cm" table:end-y="0.5cm" draw:z-index="490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82cm" table:end-y="0.5cm" draw:z-index="456" draw:name="Grafik 15" draw:style-name="gr1" draw:text-style-name="P1" svg:width="0.5cm" svg:height="0.5cm" svg:x="0.5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82cm" table:end-y="0.5cm" draw:z-index="422" draw:name="Grafik 19" draw:style-name="gr1" draw:text-style-name="P1" svg:width="0.5cm" svg:height="0.5cm" svg:x="0.5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82cm" table:end-y="0.5cm" draw:z-index="423" draw:name="Grafik 19" draw:style-name="gr1" draw:text-style-name="P1" svg:width="0.5cm" svg:height="0.5cm" svg:x="0.5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8cm" table:end-y="0.5cm" draw:z-index="459" draw:name="Grafik 15" draw:style-name="gr1" draw:text-style-name="P1" svg:width="0.5cm" svg:height="0.5cm" svg:x="0.52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8cm" table:end-y="0.5cm" draw:z-index="425" draw:name="Grafik 19" draw:style-name="gr1" draw:text-style-name="P1" svg:width="0.5cm" svg:height="0.5cm" svg:x="0.52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8cm" table:end-y="0.5cm" draw:z-index="426" draw:name="Grafik 19" draw:style-name="gr1" draw:text-style-name="P1" svg:width="0.5cm" svg:height="0.5cm" svg:x="0.52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79cm" table:end-y="0.5cm" draw:z-index="427" draw:name="Grafik 19" draw:style-name="gr1" draw:text-style-name="P1" svg:width="0.5cm" svg:height="0.5cm" svg:x="0.52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378cm" table:end-y="0.5cm" draw:z-index="11" draw:name="Grafik 21" draw:style-name="gr1" draw:text-style-name="P1" svg:width="0.4cm" svg:height="0.5cm" svg:x="0.5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7" table:end-x="0.473cm" table:end-y="0.5cm" draw:z-index="898" draw:name="Grafik 15" draw:style-name="gr1" draw:text-style-name="P1" svg:width="0.5cm" svg:height="0.5cm" svg:x="2.23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Z17:.BE17])" office:value-type="float" office:value="5">
            <text:p>5</text:p>
          </table:table-cell>
          <table:table-cell table:formula="of:=([.AZ17]*6+[.BA17]*5+[.BB17]*4+[.BC17]*3+[.BD17]*2+[.BE17])/10" office:value-type="float" office:value="1">
            <text:p>1</text:p>
          </table:table-cell>
          <table:table-cell/>
          <table:table-cell>
            <draw:frame table:end-cell-address="Tabelle1.BI17" table:end-x="0.458cm" table:end-y="0.5cm" draw:z-index="912" draw:name="Grafik 8" draw:style-name="gr1" draw:text-style-name="P1" svg:width="0.45cm" svg:height="0.5cm" svg:x="0.00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J17:.BL17])" office:value-type="float" office:value="1">
            <text:p>1</text:p>
          </table:table-cell>
          <table:table-cell table:style-name="ce2" table:formula="of:=([.BJ17]*3+[.BK17]*2+[.BL17])/10" office:value-type="float" office:value="0.1">
            <text:p>0,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5cm" table:end-y="0.501cm" draw:z-index="26" draw:name="Grafik 18" draw:style-name="gr1" draw:text-style-name="P1" svg:width="0.5cm" svg:height="0.5cm" svg:x="0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99cm" table:end-y="0.501cm" draw:z-index="78" draw:name="Grafik 1" draw:style-name="gr1" draw:text-style-name="P1" svg:width="0.5cm" svg:height="0.5cm" svg:x="-0.001cm" svg:y="0.001cm">
              <draw:image xlink:href="Pictures/100002010000003C0000003C1ADA1908.png" xlink:type="simple" xlink:show="embed" xlink:actuate="onLoad">
                <text:p/>
              </draw:image>
            </draw:frame>
            <draw:frame table:end-cell-address="Tabelle1.D18" table:end-x="0.499cm" table:end-y="0.501cm" draw:z-index="394" draw:name="Grafik 19" draw:style-name="gr1" draw:text-style-name="P1" svg:width="0.5cm" svg:height="0.5cm" svg:x="0.54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398cm" table:end-y="0.501cm" draw:z-index="220" draw:name="Grafik 5" draw:style-name="gr1" draw:text-style-name="P1" svg:width="0.4cm" svg:height="0.5cm" svg:x="0.54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397cm" table:end-y="0.501cm" draw:z-index="221" draw:name="Grafik 5" draw:style-name="gr1" draw:text-style-name="P1" svg:width="0.4cm" svg:height="0.5cm" svg:x="0.54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77cm" table:end-y="0.481cm" draw:z-index="537" draw:name="Grafik 3" draw:style-name="gr1" draw:text-style-name="P1" svg:width="0.48cm" svg:height="0.48cm" svg:x="0.545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7cm" table:end-y="0.501cm" draw:z-index="398" draw:name="Grafik 19" draw:style-name="gr1" draw:text-style-name="P1" svg:width="0.5cm" svg:height="0.5cm" svg:x="0.54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78cm" table:end-y="0.501cm" draw:z-index="754" draw:name="Grafik 10" draw:style-name="gr1" draw:text-style-name="P1" svg:width="0.5cm" svg:height="0.5cm" svg:x="0.52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5cm" table:end-y="0.501cm" draw:z-index="85" draw:name="Grafik 1" draw:style-name="gr1" draw:text-style-name="P1" svg:width="0.5cm" svg:height="0.5cm" svg:x="0.54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95cm" table:end-y="0.501cm" draw:z-index="86" draw:name="Grafik 1" draw:style-name="gr1" draw:text-style-name="P1" svg:width="0.5cm" svg:height="0.5cm" svg:x="0.54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69cm" table:end-y="0.501cm" draw:z-index="757" draw:name="Grafik 10" draw:style-name="gr1" draw:text-style-name="P1" svg:width="0.5cm" svg:height="0.5cm" svg:x="0.51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93cm" table:end-y="0.501cm" draw:z-index="613" draw:name="Grafik 6" draw:style-name="gr1" draw:text-style-name="P1" svg:width="0.5cm" svg:height="0.5cm" svg:x="0.54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93cm" table:end-y="0.501cm" draw:z-index="614" draw:name="Grafik 6" draw:style-name="gr1" draw:text-style-name="P1" svg:width="0.5cm" svg:height="0.5cm" svg:x="0.54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72cm" table:end-y="0.481cm" draw:z-index="545" draw:name="Grafik 3" draw:style-name="gr1" draw:text-style-name="P1" svg:width="0.48cm" svg:height="0.48cm" svg:x="0.5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91cm" table:end-y="0.501cm" draw:z-index="616" draw:name="Grafik 6" draw:style-name="gr1" draw:text-style-name="P1" svg:width="0.5cm" svg:height="0.5cm" svg:x="0.5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91cm" table:end-y="0.501cm" draw:z-index="407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7cm" table:end-y="0.481cm" draw:z-index="548" draw:name="Grafik 3" draw:style-name="gr1" draw:text-style-name="P1" svg:width="0.48cm" svg:height="0.48cm" svg:x="0.53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9cm" table:end-y="0.501cm" draw:z-index="129" draw:name="Grafik 3" draw:style-name="gr1" draw:text-style-name="P1" svg:width="0.5cm" svg:height="0.5cm" svg:x="0.53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9cm" table:end-y="0.501cm" draw:z-index="130" draw:name="Grafik 3" draw:style-name="gr1" draw:text-style-name="P1" svg:width="0.5cm" svg:height="0.5cm" svg:x="0.53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9cm" table:end-y="0.501cm" draw:z-index="131" draw:name="Grafik 3" draw:style-name="gr1" draw:text-style-name="P1" svg:width="0.5cm" svg:height="0.5cm" svg:x="0.537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8cm" table:end-y="0.501cm" draw:z-index="133" draw:name="Grafik 3" draw:style-name="gr1" draw:text-style-name="P1" svg:width="0.5cm" svg:height="0.5cm" svg:x="0.536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7cm" table:end-y="0.501cm" draw:z-index="134" draw:name="Grafik 3" draw:style-name="gr1" draw:text-style-name="P1" svg:width="0.5cm" svg:height="0.5cm" svg:x="0.536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7cm" table:end-y="0.501cm" draw:z-index="484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6cm" table:end-y="0.501cm" draw:z-index="135" draw:name="Grafik 3" draw:style-name="gr1" draw:text-style-name="P1" svg:width="0.5cm" svg:height="0.5cm" svg:x="0.534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6cm" table:end-y="0.501cm" draw:z-index="486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5cm" table:end-y="0.501cm" draw:z-index="487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84cm" table:end-y="0.501cm" draw:z-index="488" draw:name="Grafik 7" draw:style-name="gr1" draw:text-style-name="P1" svg:width="0.5cm" svg:height="0.5cm" svg:x="0.53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84cm" table:end-y="0.501cm" draw:z-index="244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383cm" table:end-y="0.501cm" draw:z-index="245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382cm" table:end-y="0.501cm" draw:z-index="351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82cm" table:end-y="0.501cm" draw:z-index="457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82cm" table:end-y="0.501cm" draw:z-index="458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8cm" table:end-y="0.501cm" draw:z-index="179" draw:name="Grafik 18" draw:style-name="gr1" draw:text-style-name="P1" svg:width="0.5cm" svg:height="0.5cm" svg:x="0.52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8cm" table:end-y="0.501cm" draw:z-index="180" draw:name="Grafik 18" draw:style-name="gr1" draw:text-style-name="P1" svg:width="0.5cm" svg:height="0.5cm" svg:x="0.52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8cm" table:end-y="0.501cm" draw:z-index="181" draw:name="Grafik 18" draw:style-name="gr1" draw:text-style-name="P1" svg:width="0.5cm" svg:height="0.5cm" svg:x="0.52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79cm" table:end-y="0.501cm" draw:z-index="287" draw:name="Grafik 2" draw:style-name="gr1" draw:text-style-name="P1" svg:width="0.4cm" svg:height="0.5cm" svg:x="0.52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78cm" table:end-y="0.501cm" draw:z-index="12" draw:name="Grafik 16" draw:style-name="gr1" draw:text-style-name="P1" svg:width="0.4cm" svg:height="0.5cm" svg:x="0.52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8" table:end-x="0.473cm" table:end-y="0.501cm" draw:z-index="899" draw:name="Grafik 6" draw:style-name="gr1" draw:text-style-name="P1" svg:width="0.5cm" svg:height="0.5cm" svg:x="2.23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Z18:.BE18])" office:value-type="float" office:value="1">
            <text:p>1</text:p>
          </table:table-cell>
          <table:table-cell table:formula="of:=([.AZ18]*6+[.BA18]*5+[.BB18]*4+[.BC18]*3+[.BD18]*2+[.BE18])/10" office:value-type="float" office:value="0.2">
            <text:p>0,2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5cm" table:end-y="0.501cm" draw:z-index="25" draw:name="Grafik 17" draw:style-name="gr1" draw:text-style-name="P1" svg:width="0.45cm" svg:height="0.5cm" svg:x="0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399cm" table:end-y="0.501cm" draw:z-index="218" draw:name="Grafik 5" draw:style-name="gr1" draw:text-style-name="P1" svg:width="0.4cm" svg:height="0.5cm" svg:x="-0.001cm" svg:y="0.001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D19" table:end-x="0.479cm" table:end-y="0.481cm" draw:z-index="534" draw:name="Grafik 3" draw:style-name="gr1" draw:text-style-name="P1" svg:width="0.48cm" svg:height="0.48cm" svg:x="0.547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89cm" table:end-y="0.501cm" draw:z-index="750" draw:name="Grafik 10" draw:style-name="gr1" draw:text-style-name="P1" svg:width="0.5cm" svg:height="0.5cm" svg:x="0.53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7cm" table:end-y="0.501cm" draw:z-index="81" draw:name="Grafik 1" draw:style-name="gr1" draw:text-style-name="P1" svg:width="0.5cm" svg:height="0.5cm" svg:x="0.54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397cm" table:end-y="0.501cm" draw:z-index="222" draw:name="Grafik 5" draw:style-name="gr1" draw:text-style-name="P1" svg:width="0.4cm" svg:height="0.5cm" svg:x="0.54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81cm" table:end-y="0.501cm" draw:z-index="753" draw:name="Grafik 10" draw:style-name="gr1" draw:text-style-name="P1" svg:width="0.5cm" svg:height="0.5cm" svg:x="0.52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95cm" table:end-y="0.501cm" draw:z-index="469" draw:name="Grafik 7" draw:style-name="gr1" draw:text-style-name="P1" svg:width="0.5cm" svg:height="0.5cm" svg:x="0.54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5cm" table:end-y="0.501cm" draw:z-index="610" draw:name="Grafik 6" draw:style-name="gr1" draw:text-style-name="P1" svg:width="0.5cm" svg:height="0.5cm" svg:x="0.54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5cm" table:end-y="0.501cm" draw:z-index="611" draw:name="Grafik 6" draw:style-name="gr1" draw:text-style-name="P1" svg:width="0.5cm" svg:height="0.5cm" svg:x="0.54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3cm" table:end-y="0.501cm" draw:z-index="87" draw:name="Grafik 1" draw:style-name="gr1" draw:text-style-name="P1" svg:width="0.5cm" svg:height="0.5cm" svg:x="0.54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93cm" table:end-y="0.501cm" draw:z-index="193" draw:name="Grafik 2" draw:style-name="gr1" draw:text-style-name="P1" svg:width="0.5cm" svg:height="0.5cm" svg:x="0.541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93cm" table:end-y="0.501cm" draw:z-index="89" draw:name="Grafik 1" draw:style-name="gr1" draw:text-style-name="P1" svg:width="0.5cm" svg:height="0.5cm" svg:x="0.541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2cm" table:end-y="0.501cm" draw:z-index="195" draw:name="Grafik 2" draw:style-name="gr1" draw:text-style-name="P1" svg:width="0.5cm" svg:height="0.5cm" svg:x="0.5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391cm" table:end-y="0.501cm" draw:z-index="266" draw:name="Grafik 2" draw:style-name="gr1" draw:text-style-name="P1" svg:width="0.4cm" svg:height="0.5cm" svg:x="0.5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71cm" table:end-y="0.481cm" draw:z-index="547" draw:name="Grafik 3" draw:style-name="gr1" draw:text-style-name="P1" svg:width="0.48cm" svg:height="0.48cm" svg:x="0.539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9cm" table:end-y="0.501cm" draw:z-index="408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9cm" table:end-y="0.501cm" draw:z-index="409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9cm" table:end-y="0.501cm" draw:z-index="410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9cm" table:end-y="0.501cm" draw:z-index="411" draw:name="Grafik 19" draw:style-name="gr1" draw:text-style-name="P1" svg:width="0.5cm" svg:height="0.5cm" svg:x="0.53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8cm" table:end-y="0.501cm" draw:z-index="412" draw:name="Grafik 19" draw:style-name="gr1" draw:text-style-name="P1" svg:width="0.5cm" svg:height="0.5cm" svg:x="0.53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7cm" table:end-y="0.501cm" draw:z-index="413" draw:name="Grafik 19" draw:style-name="gr1" draw:text-style-name="P1" svg:width="0.5cm" svg:height="0.5cm" svg:x="0.53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7cm" table:end-y="0.501cm" draw:z-index="132" draw:name="Grafik 3" draw:style-name="gr1" draw:text-style-name="P1" svg:width="0.5cm" svg:height="0.5cm" svg:x="0.535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6cm" table:end-y="0.501cm" draw:z-index="485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386cm" table:end-y="0.501cm" draw:z-index="346" draw:name="Grafik 21" draw:style-name="gr1" draw:text-style-name="P1" svg:width="0.4cm" svg:height="0.5cm" svg:x="0.53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385cm" table:end-y="0.501cm" draw:z-index="347" draw:name="Grafik 21" draw:style-name="gr1" draw:text-style-name="P1" svg:width="0.4cm" svg:height="0.5cm" svg:x="0.53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384cm" table:end-y="0.501cm" draw:z-index="348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384cm" table:end-y="0.501cm" draw:z-index="349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83cm" table:end-y="0.501cm" draw:z-index="350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382cm" table:end-y="0.501cm" draw:z-index="246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382cm" table:end-y="0.501cm" draw:z-index="247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382cm" table:end-y="0.501cm" draw:z-index="248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38cm" table:end-y="0.501cm" draw:z-index="249" draw:name="Grafik 5" draw:style-name="gr1" draw:text-style-name="P1" svg:width="0.4cm" svg:height="0.5cm" svg:x="0.52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8cm" table:end-y="0.501cm" draw:z-index="145" draw:name="Grafik 3" draw:style-name="gr1" draw:text-style-name="P1" svg:width="0.5cm" svg:height="0.5cm" svg:x="0.52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8cm" table:end-y="0.501cm" draw:z-index="146" draw:name="Grafik 3" draw:style-name="gr1" draw:text-style-name="P1" svg:width="0.5cm" svg:height="0.5cm" svg:x="0.528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79cm" table:end-y="0.501cm" draw:z-index="182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378cm" table:end-y="0.501cm" draw:z-index="13" draw:name="Grafik 2" draw:style-name="gr1" draw:text-style-name="P1" svg:width="0.4cm" svg:height="0.5cm" svg:x="0.52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19" table:end-x="0.473cm" table:end-y="0.501cm" draw:z-index="900" draw:name="Grafik 7" draw:style-name="gr1" draw:text-style-name="P1" svg:width="0.5cm" svg:height="0.5cm" svg:x="2.23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Z19:.BE19])" office:value-type="float" office:value="1">
            <text:p>1</text:p>
          </table:table-cell>
          <table:table-cell table:formula="of:=([.AZ19]*6+[.BA19]*5+[.BB19]*4+[.BC19]*3+[.BD19]*2+[.BE19])/10" office:value-type="float" office:value="0.2">
            <text:p>0,2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cm" table:end-y="0.5cm" draw:z-index="24" draw:name="Grafik 16" draw:style-name="gr1" draw:text-style-name="P1" svg:width="0.4cm" svg:height="0.5cm" svg:x="0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399cm" table:end-y="0.5cm" draw:z-index="253" draw:name="Grafik 2" draw:style-name="gr1" draw:text-style-name="P1" svg:width="0.4cm" svg:height="0.5cm" svg:x="-0.001cm" svg:y="0cm">
              <draw:image xlink:href="Pictures/10000201000004B000000719E91CE483.png" xlink:type="simple" xlink:show="embed" xlink:actuate="onLoad">
                <text:p/>
              </draw:image>
            </draw:frame>
            <draw:frame table:end-cell-address="Tabelle1.D20" table:end-x="0.449cm" table:end-y="0.5cm" draw:z-index="569" draw:name="Grafik 2" draw:style-name="gr1" draw:text-style-name="P1" svg:width="0.45cm" svg:height="0.5cm" svg:x="0.54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98cm" table:end-y="0.5cm" draw:z-index="430" draw:name="Grafik 15" draw:style-name="gr1" draw:text-style-name="P1" svg:width="0.5cm" svg:height="0.5cm" svg:x="0.54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86cm" table:end-y="0.5cm" draw:z-index="751" draw:name="Grafik 10" draw:style-name="gr1" draw:text-style-name="P1" svg:width="0.5cm" svg:height="0.5cm" svg:x="0.53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7cm" table:end-y="0.5cm" draw:z-index="467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7cm" table:end-y="0.5cm" draw:z-index="468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95cm" table:end-y="0.5cm" draw:z-index="189" draw:name="Grafik 2" draw:style-name="gr1" draw:text-style-name="P1" svg:width="0.5cm" svg:height="0.5cm" svg:x="0.54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395cm" table:end-y="0.5cm" draw:z-index="225" draw:name="Grafik 5" draw:style-name="gr1" draw:text-style-name="P1" svg:width="0.4cm" svg:height="0.5cm" svg:x="0.54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95cm" table:end-y="0.5cm" draw:z-index="191" draw:name="Grafik 2" draw:style-name="gr1" draw:text-style-name="P1" svg:width="0.5cm" svg:height="0.5cm" svg:x="0.54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3cm" table:end-y="0.5cm" draw:z-index="192" draw:name="Grafik 2" draw:style-name="gr1" draw:text-style-name="P1" svg:width="0.5cm" svg:height="0.5cm" svg:x="0.54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93cm" table:end-y="0.5cm" draw:z-index="158" draw:name="Grafik 18" draw:style-name="gr1" draw:text-style-name="P1" svg:width="0.5cm" svg:height="0.5cm" svg:x="0.54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93cm" table:end-y="0.5cm" draw:z-index="194" draw:name="Grafik 2" draw:style-name="gr1" draw:text-style-name="P1" svg:width="0.5cm" svg:height="0.5cm" svg:x="0.54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92cm" table:end-y="0.5cm" draw:z-index="90" draw:name="Grafik 1" draw:style-name="gr1" draw:text-style-name="P1" svg:width="0.5cm" svg:height="0.5cm" svg:x="0.5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91cm" table:end-y="0.5cm" draw:z-index="406" draw:name="Grafik 19" draw:style-name="gr1" draw:text-style-name="P1" svg:width="0.5cm" svg:height="0.5cm" svg:x="0.5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391cm" table:end-y="0.5cm" draw:z-index="267" draw:name="Grafik 2" draw:style-name="gr1" draw:text-style-name="P1" svg:width="0.4cm" svg:height="0.5cm" svg:x="0.539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39cm" table:end-y="0.5cm" draw:z-index="268" draw:name="Grafik 2" draw:style-name="gr1" draw:text-style-name="P1" svg:width="0.4cm" svg:height="0.5cm" svg:x="0.53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39cm" table:end-y="0.5cm" draw:z-index="269" draw:name="Grafik 2" draw:style-name="gr1" draw:text-style-name="P1" svg:width="0.4cm" svg:height="0.5cm" svg:x="0.53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389cm" table:end-y="0.5cm" draw:z-index="270" draw:name="Grafik 2" draw:style-name="gr1" draw:text-style-name="P1" svg:width="0.4cm" svg:height="0.5cm" svg:x="0.53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389cm" table:end-y="0.5cm" draw:z-index="236" draw:name="Grafik 5" draw:style-name="gr1" draw:text-style-name="P1" svg:width="0.4cm" svg:height="0.5cm" svg:x="0.53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388cm" table:end-y="0.5cm" draw:z-index="272" draw:name="Grafik 2" draw:style-name="gr1" draw:text-style-name="P1" svg:width="0.4cm" svg:height="0.5cm" svg:x="0.536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387cm" table:end-y="0.5cm" draw:z-index="273" draw:name="Grafik 2" draw:style-name="gr1" draw:text-style-name="P1" svg:width="0.4cm" svg:height="0.5cm" svg:x="0.536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387cm" table:end-y="0.5cm" draw:z-index="274" draw:name="Grafik 2" draw:style-name="gr1" draw:text-style-name="P1" svg:width="0.4cm" svg:height="0.5cm" svg:x="0.53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386cm" table:end-y="0.5cm" draw:z-index="240" draw:name="Grafik 5" draw:style-name="gr1" draw:text-style-name="P1" svg:width="0.4cm" svg:height="0.5cm" svg:x="0.53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6cm" table:end-y="0.5cm" draw:z-index="136" draw:name="Grafik 3" draw:style-name="gr1" draw:text-style-name="P1" svg:width="0.5cm" svg:height="0.5cm" svg:x="0.53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85cm" table:end-y="0.5cm" draw:z-index="137" draw:name="Grafik 3" draw:style-name="gr1" draw:text-style-name="P1" svg:width="0.5cm" svg:height="0.5cm" svg:x="0.534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84cm" table:end-y="0.5cm" draw:z-index="138" draw:name="Grafik 3" draw:style-name="gr1" draw:text-style-name="P1" svg:width="0.5cm" svg:height="0.5cm" svg:x="0.53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84cm" table:end-y="0.5cm" draw:z-index="139" draw:name="Grafik 3" draw:style-name="gr1" draw:text-style-name="P1" svg:width="0.5cm" svg:height="0.5cm" svg:x="0.532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383cm" table:end-y="0.5cm" draw:z-index="280" draw:name="Grafik 2" draw:style-name="gr1" draw:text-style-name="P1" svg:width="0.4cm" svg:height="0.5cm" svg:x="0.532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82cm" table:end-y="0.5cm" draw:z-index="141" draw:name="Grafik 3" draw:style-name="gr1" draw:text-style-name="P1" svg:width="0.5cm" svg:height="0.5cm" svg:x="0.5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382cm" table:end-y="0.5cm" draw:z-index="282" draw:name="Grafik 2" draw:style-name="gr1" draw:text-style-name="P1" svg:width="0.4cm" svg:height="0.5cm" svg:x="0.5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82cm" table:end-y="0.5cm" draw:z-index="143" draw:name="Grafik 3" draw:style-name="gr1" draw:text-style-name="P1" svg:width="0.5cm" svg:height="0.5cm" svg:x="0.53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8cm" table:end-y="0.5cm" draw:z-index="144" draw:name="Grafik 3" draw:style-name="gr1" draw:text-style-name="P1" svg:width="0.5cm" svg:height="0.5cm" svg:x="0.529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38cm" table:end-y="0.5cm" draw:z-index="320" draw:name="Grafik 16" draw:style-name="gr1" draw:text-style-name="P1" svg:width="0.4cm" svg:height="0.5cm" svg:x="0.52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38cm" table:end-y="0.5cm" draw:z-index="286" draw:name="Grafik 2" draw:style-name="gr1" draw:text-style-name="P1" svg:width="0.4cm" svg:height="0.5cm" svg:x="0.528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79cm" table:end-y="0.5cm" draw:z-index="211" draw:name="Grafik 2" draw:style-name="gr1" draw:text-style-name="P1" svg:width="0.5cm" svg:height="0.5cm" svg:x="0.527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378cm" table:end-y="0.5cm" draw:z-index="14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Tabelle1.AY20" table:end-x="0.373cm" table:end-y="0.5cm" draw:z-index="901" draw:name="Grafik 21" draw:style-name="gr1" draw:text-style-name="P1" svg:width="0.4cm" svg:height="0.5cm" svg:x="2.23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Z20:.BE20])" office:value-type="float" office:value="1">
            <text:p>1</text:p>
          </table:table-cell>
          <table:table-cell table:formula="of:=([.AZ20]*6+[.BA20]*5+[.BB20]*4+[.BC20]*3+[.BD20]*2+[.BE20])/10" office:value-type="float" office:value="0.1">
            <text:p>0,1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5cm" table:end-y="0.501cm" draw:z-index="23" draw:name="Grafik 10" draw:style-name="gr1" draw:text-style-name="P1" svg:width="0.5cm" svg:height="0.5cm" svg:x="0cm" svg:y="0.001cm">
              <draw:image xlink:href="Pictures/100000000000009600000096CA7FCAD4.jpg" xlink:type="simple" xlink:show="embed" xlink:actuate="onLoad">
                <text:p/>
              </draw:image>
            </draw:frame>
            <draw:frame table:end-cell-address="Tabelle1.C21" table:end-x="0.445cm" table:end-y="0.501cm" draw:z-index="712" draw:name="Grafik 17" draw:style-name="gr1" draw:text-style-name="P1" svg:width="0.45cm" svg:height="0.5cm" svg:x="0.54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99cm" table:end-y="0.501cm" draw:z-index="184" draw:name="Grafik 2" draw:style-name="gr1" draw:text-style-name="P1" svg:width="0.5cm" svg:height="0.5cm" svg:x="0.54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98cm" table:end-y="0.501cm" draw:z-index="45" draw:name="Grafik 2" draw:style-name="gr1" draw:text-style-name="P1" svg:width="0.5cm" svg:height="0.5cm" svg:x="0.54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97cm" table:end-y="0.501cm" draw:z-index="151" draw:name="Grafik 18" draw:style-name="gr1" draw:text-style-name="P1" svg:width="0.5cm" svg:height="0.5cm" svg:x="0.54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97cm" table:end-y="0.501cm" draw:z-index="152" draw:name="Grafik 18" draw:style-name="gr1" draw:text-style-name="P1" svg:width="0.5cm" svg:height="0.5cm" svg:x="0.54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97cm" table:end-y="0.501cm" draw:z-index="153" draw:name="Grafik 18" draw:style-name="gr1" draw:text-style-name="P1" svg:width="0.5cm" svg:height="0.5cm" svg:x="0.54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95cm" table:end-y="0.501cm" draw:z-index="399" draw:name="Grafik 19" draw:style-name="gr1" draw:text-style-name="P1" svg:width="0.5cm" svg:height="0.5cm" svg:x="0.54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5cm" table:end-y="0.501cm" draw:z-index="400" draw:name="Grafik 19" draw:style-name="gr1" draw:text-style-name="P1" svg:width="0.5cm" svg:height="0.5cm" svg:x="0.54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395cm" table:end-y="0.501cm" draw:z-index="226" draw:name="Grafik 5" draw:style-name="gr1" draw:text-style-name="P1" svg:width="0.4cm" svg:height="0.5cm" svg:x="0.54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393cm" table:end-y="0.501cm" draw:z-index="227" draw:name="Grafik 5" draw:style-name="gr1" draw:text-style-name="P1" svg:width="0.4cm" svg:height="0.5cm" svg:x="0.54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93cm" table:end-y="0.501cm" draw:z-index="403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93cm" table:end-y="0.501cm" draw:z-index="404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392cm" table:end-y="0.501cm" draw:z-index="265" draw:name="Grafik 2" draw:style-name="gr1" draw:text-style-name="P1" svg:width="0.4cm" svg:height="0.5cm" svg:x="0.5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91cm" table:end-y="0.501cm" draw:z-index="196" draw:name="Grafik 2" draw:style-name="gr1" draw:text-style-name="P1" svg:width="0.5cm" svg:height="0.5cm" svg:x="0.5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91cm" table:end-y="0.501cm" draw:z-index="197" draw:name="Grafik 2" draw:style-name="gr1" draw:text-style-name="P1" svg:width="0.5cm" svg:height="0.5cm" svg:x="0.539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9cm" table:end-y="0.501cm" draw:z-index="198" draw:name="Grafik 2" draw:style-name="gr1" draw:text-style-name="P1" svg:width="0.5cm" svg:height="0.5cm" svg:x="0.538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39cm" table:end-y="0.501cm" draw:z-index="234" draw:name="Grafik 5" draw:style-name="gr1" draw:text-style-name="P1" svg:width="0.4cm" svg:height="0.5cm" svg:x="0.5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389cm" table:end-y="0.501cm" draw:z-index="235" draw:name="Grafik 5" draw:style-name="gr1" draw:text-style-name="P1" svg:width="0.4cm" svg:height="0.5cm" svg:x="0.5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9cm" table:end-y="0.501cm" draw:z-index="96" draw:name="Grafik 1" draw:style-name="gr1" draw:text-style-name="P1" svg:width="0.5cm" svg:height="0.5cm" svg:x="0.53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388cm" table:end-y="0.501cm" draw:z-index="237" draw:name="Grafik 5" draw:style-name="gr1" draw:text-style-name="P1" svg:width="0.4cm" svg:height="0.5cm" svg:x="0.53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387cm" table:end-y="0.501cm" draw:z-index="238" draw:name="Grafik 5" draw:style-name="gr1" draw:text-style-name="P1" svg:width="0.4cm" svg:height="0.5cm" svg:x="0.53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387cm" table:end-y="0.501cm" draw:z-index="239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386cm" table:end-y="0.501cm" draw:z-index="275" draw:name="Grafik 2" draw:style-name="gr1" draw:text-style-name="P1" svg:width="0.4cm" svg:height="0.5cm" svg:x="0.5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386cm" table:end-y="0.501cm" draw:z-index="276" draw:name="Grafik 2" draw:style-name="gr1" draw:text-style-name="P1" svg:width="0.4cm" svg:height="0.5cm" svg:x="0.5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385cm" table:end-y="0.501cm" draw:z-index="277" draw:name="Grafik 2" draw:style-name="gr1" draw:text-style-name="P1" svg:width="0.4cm" svg:height="0.5cm" svg:x="0.53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384cm" table:end-y="0.501cm" draw:z-index="278" draw:name="Grafik 2" draw:style-name="gr1" draw:text-style-name="P1" svg:width="0.4cm" svg:height="0.5cm" svg:x="0.53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384cm" table:end-y="0.501cm" draw:z-index="279" draw:name="Grafik 2" draw:style-name="gr1" draw:text-style-name="P1" svg:width="0.4cm" svg:height="0.5cm" svg:x="0.53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383cm" table:end-y="0.501cm" draw:z-index="315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382cm" table:end-y="0.501cm" draw:z-index="281" draw:name="Grafik 2" draw:style-name="gr1" draw:text-style-name="P1" svg:width="0.4cm" svg:height="0.5cm" svg:x="0.5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382cm" table:end-y="0.501cm" draw:z-index="317" draw:name="Grafik 16" draw:style-name="gr1" draw:text-style-name="P1" svg:width="0.4cm" svg:height="0.5cm" svg:x="0.5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382cm" table:end-y="0.501cm" draw:z-index="283" draw:name="Grafik 2" draw:style-name="gr1" draw:text-style-name="P1" svg:width="0.4cm" svg:height="0.5cm" svg:x="0.5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8cm" table:end-y="0.501cm" draw:z-index="284" draw:name="Grafik 2" draw:style-name="gr1" draw:text-style-name="P1" svg:width="0.4cm" svg:height="0.5cm" svg:x="0.52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38cm" table:end-y="0.501cm" draw:z-index="250" draw:name="Grafik 5" draw:style-name="gr1" draw:text-style-name="P1" svg:width="0.4cm" svg:height="0.5cm" svg:x="0.52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38cm" table:end-y="0.501cm" draw:z-index="321" draw:name="Grafik 16" draw:style-name="gr1" draw:text-style-name="P1" svg:width="0.4cm" svg:height="0.5cm" svg:x="0.52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79cm" table:end-y="0.501cm" draw:z-index="147" draw:name="Grafik 3" draw:style-name="gr1" draw:text-style-name="P1" svg:width="0.5cm" svg:height="0.5cm" svg:x="0.527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78cm" table:end-y="0.501cm" draw:z-index="15" draw:name="Grafik 2" draw:style-name="gr1" draw:text-style-name="P1" svg:width="0.5cm" svg:height="0.5cm" svg:x="0.52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Tabelle1.B22" table:end-x="0.4cm" table:end-y="0.501cm" draw:z-index="22" draw:name="Grafik 3" draw:style-name="gr1" draw:text-style-name="P1" svg:width="0.4cm" svg:height="0.5cm" svg:x="0cm" svg:y="0.001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C22" table:end-x="0.495cm" table:end-y="0.501cm" draw:z-index="640" draw:name="Grafik 4" draw:style-name="gr1" draw:text-style-name="P1" svg:width="0.5cm" svg:height="0.5cm" svg:x="0.543cm" svg:y="0.001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>
            <draw:frame table:end-cell-address="Tabelle1.D22" table:end-x="0.499cm" table:end-y="0.501cm" draw:z-index="79" draw:name="Grafik 1" draw:style-name="gr1" draw:text-style-name="P1" svg:width="0.5cm" svg:height="0.5cm" svg:x="0.54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498cm" table:end-y="0.501cm" draw:z-index="185" draw:name="Grafik 2" draw:style-name="gr1" draw:text-style-name="P1" svg:width="0.5cm" svg:height="0.5cm" svg:x="0.54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497cm" table:end-y="0.501cm" draw:z-index="46" draw:name="Grafik 2" draw:style-name="gr1" draw:text-style-name="P1" svg:width="0.5cm" svg:height="0.5cm" svg:x="0.54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497cm" table:end-y="0.501cm" draw:z-index="47" draw:name="Grafik 2" draw:style-name="gr1" draw:text-style-name="P1" svg:width="0.5cm" svg:height="0.5cm" svg:x="0.545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497cm" table:end-y="0.501cm" draw:z-index="188" draw:name="Grafik 2" draw:style-name="gr1" draw:text-style-name="P1" svg:width="0.5cm" svg:height="0.5cm" svg:x="0.545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495cm" table:end-y="0.501cm" draw:z-index="84" draw:name="Grafik 1" draw:style-name="gr1" draw:text-style-name="P1" svg:width="0.5cm" svg:height="0.5cm" svg:x="0.54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495cm" table:end-y="0.501cm" draw:z-index="190" draw:name="Grafik 2" draw:style-name="gr1" draw:text-style-name="P1" svg:width="0.5cm" svg:height="0.5cm" svg:x="0.543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495cm" table:end-y="0.501cm" draw:z-index="401" draw:name="Grafik 19" draw:style-name="gr1" draw:text-style-name="P1" svg:width="0.5cm" svg:height="0.5cm" svg:x="0.54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393cm" table:end-y="0.501cm" draw:z-index="262" draw:name="Grafik 2" draw:style-name="gr1" draw:text-style-name="P1" svg:width="0.4cm" svg:height="0.5cm" svg:x="0.54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393cm" table:end-y="0.501cm" draw:z-index="228" draw:name="Grafik 5" draw:style-name="gr1" draw:text-style-name="P1" svg:width="0.4cm" svg:height="0.5cm" svg:x="0.54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393cm" table:end-y="0.501cm" draw:z-index="229" draw:name="Grafik 5" draw:style-name="gr1" draw:text-style-name="P1" svg:width="0.4cm" svg:height="0.5cm" svg:x="0.54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492cm" table:end-y="0.501cm" draw:z-index="405" draw:name="Grafik 19" draw:style-name="gr1" draw:text-style-name="P1" svg:width="0.5cm" svg:height="0.5cm" svg:x="0.5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491cm" table:end-y="0.501cm" draw:z-index="91" draw:name="Grafik 1" draw:style-name="gr1" draw:text-style-name="P1" svg:width="0.5cm" svg:height="0.5cm" svg:x="0.5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491cm" table:end-y="0.501cm" draw:z-index="92" draw:name="Grafik 1" draw:style-name="gr1" draw:text-style-name="P1" svg:width="0.5cm" svg:height="0.5cm" svg:x="0.539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39cm" table:end-y="0.501cm" draw:z-index="233" draw:name="Grafik 5" draw:style-name="gr1" draw:text-style-name="P1" svg:width="0.4cm" svg:height="0.5cm" svg:x="0.5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49cm" table:end-y="0.501cm" draw:z-index="94" draw:name="Grafik 1" draw:style-name="gr1" draw:text-style-name="P1" svg:width="0.5cm" svg:height="0.5cm" svg:x="0.5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T22" table:end-x="0.489cm" table:end-y="0.501cm" draw:z-index="95" draw:name="Grafik 1" draw:style-name="gr1" draw:text-style-name="P1" svg:width="0.5cm" svg:height="0.5cm" svg:x="0.53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U22" table:end-x="0.389cm" table:end-y="0.501cm" draw:z-index="271" draw:name="Grafik 2" draw:style-name="gr1" draw:text-style-name="P1" svg:width="0.4cm" svg:height="0.5cm" svg:x="0.53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V22" table:end-x="0.488cm" table:end-y="0.501cm" draw:z-index="97" draw:name="Grafik 1" draw:style-name="gr1" draw:text-style-name="P1" svg:width="0.5cm" svg:height="0.5cm" svg:x="0.536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487cm" table:end-y="0.501cm" draw:z-index="98" draw:name="Grafik 1" draw:style-name="gr1" draw:text-style-name="P1" svg:width="0.5cm" svg:height="0.5cm" svg:x="0.536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487cm" table:end-y="0.501cm" draw:z-index="99" draw:name="Grafik 1" draw:style-name="gr1" draw:text-style-name="P1" svg:width="0.5cm" svg:height="0.5cm" svg:x="0.535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386cm" table:end-y="0.501cm" draw:z-index="310" draw:name="Grafik 16" draw:style-name="gr1" draw:text-style-name="P1" svg:width="0.4cm" svg:height="0.5cm" svg:x="0.53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386cm" table:end-y="0.501cm" draw:z-index="311" draw:name="Grafik 16" draw:style-name="gr1" draw:text-style-name="P1" svg:width="0.4cm" svg:height="0.5cm" svg:x="0.53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385cm" table:end-y="0.501cm" draw:z-index="312" draw:name="Grafik 16" draw:style-name="gr1" draw:text-style-name="P1" svg:width="0.4cm" svg:height="0.5cm" svg:x="0.53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384cm" table:end-y="0.501cm" draw:z-index="313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384cm" table:end-y="0.501cm" draw:z-index="314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83cm" table:end-y="0.501cm" draw:z-index="140" draw:name="Grafik 3" draw:style-name="gr1" draw:text-style-name="P1" svg:width="0.5cm" svg:height="0.5cm" svg:x="0.532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382cm" table:end-y="0.501cm" draw:z-index="316" draw:name="Grafik 16" draw:style-name="gr1" draw:text-style-name="P1" svg:width="0.4cm" svg:height="0.5cm" svg:x="0.5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F22" table:end-x="0.482cm" table:end-y="0.501cm" draw:z-index="142" draw:name="Grafik 3" draw:style-name="gr1" draw:text-style-name="P1" svg:width="0.5cm" svg:height="0.5cm" svg:x="0.53cm" svg:y="0.001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382cm" table:end-y="0.501cm" draw:z-index="318" draw:name="Grafik 16" draw:style-name="gr1" draw:text-style-name="P1" svg:width="0.4cm" svg:height="0.5cm" svg:x="0.5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38cm" table:end-y="0.501cm" draw:z-index="319" draw:name="Grafik 16" draw:style-name="gr1" draw:text-style-name="P1" svg:width="0.4cm" svg:height="0.5cm" svg:x="0.529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38cm" table:end-y="0.501cm" draw:z-index="285" draw:name="Grafik 2" draw:style-name="gr1" draw:text-style-name="P1" svg:width="0.4cm" svg:height="0.5cm" svg:x="0.52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J22" table:end-x="0.38cm" table:end-y="0.501cm" draw:z-index="251" draw:name="Grafik 5" draw:style-name="gr1" draw:text-style-name="P1" svg:width="0.4cm" svg:height="0.5cm" svg:x="0.52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K22" table:end-x="0.379cm" table:end-y="0.501cm" draw:z-index="322" draw:name="Grafik 16" draw:style-name="gr1" draw:text-style-name="P1" svg:width="0.4cm" svg:height="0.5cm" svg:x="0.52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AL22" table:end-x="0.478cm" table:end-y="0.501cm" draw:z-index="16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22">
            <text:p>22</text:p>
          </table:table-cell>
          <table:table-cell>
            <draw:frame table:end-cell-address="Tabelle1.B23" table:end-x="0.45cm" table:end-y="0.5cm" draw:z-index="21" draw:name="Grafik 8" draw:style-name="gr1" draw:text-style-name="P1" svg:width="0.45cm" svg:height="0.5cm" svg:x="0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D23" table:end-x="0.399cm" table:end-y="0.5cm" draw:z-index="254" draw:name="Grafik 2" draw:style-name="gr1" draw:text-style-name="P1" svg:width="0.4cm" svg:height="0.5cm" svg:x="0.547cm" svg:y="0cm">
              <draw:image xlink:href="Pictures/10000201000004B000000719E91CE483.png" xlink:type="simple" xlink:show="embed" xlink:actuate="onLoad">
                <text:p/>
              </draw:image>
            </draw:frame>
            <draw:frame table:end-cell-address="Tabelle1.C23" table:end-x="0.499cm" table:end-y="0.5cm" draw:z-index="393" draw:name="Grafik 19" draw:style-name="gr1" draw:text-style-name="P1" svg:width="0.5cm" svg:height="0.5cm" svg:x="-0.00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23" table:end-x="0.498cm" table:end-y="0.5cm" draw:z-index="80" draw:name="Grafik 1" draw:style-name="gr1" draw:text-style-name="P1" svg:width="0.5cm" svg:height="0.5cm" svg:x="0.547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F23" table:end-x="0.497cm" table:end-y="0.5cm" draw:z-index="186" draw:name="Grafik 2" draw:style-name="gr1" draw:text-style-name="P1" svg:width="0.5cm" svg:height="0.5cm" svg:x="0.545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G23" table:end-x="0.497cm" table:end-y="0.5cm" draw:z-index="187" draw:name="Grafik 2" draw:style-name="gr1" draw:text-style-name="P1" svg:width="0.5cm" svg:height="0.5cm" svg:x="0.545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H23" table:end-x="0.497cm" table:end-y="0.5cm" draw:z-index="48" draw:name="Grafik 2" draw:style-name="gr1" draw:text-style-name="P1" svg:width="0.5cm" svg:height="0.5cm" svg:x="0.54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I23" table:end-x="0.495cm" table:end-y="0.5cm" draw:z-index="49" draw:name="Grafik 2" draw:style-name="gr1" draw:text-style-name="P1" svg:width="0.5cm" svg:height="0.5cm" svg:x="0.54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J23" table:end-x="0.495cm" table:end-y="0.5cm" draw:z-index="50" draw:name="Grafik 2" draw:style-name="gr1" draw:text-style-name="P1" svg:width="0.5cm" svg:height="0.5cm" svg:x="0.54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K23" table:end-x="0.495cm" table:end-y="0.5cm" draw:z-index="51" draw:name="Grafik 2" draw:style-name="gr1" draw:text-style-name="P1" svg:width="0.5cm" svg:height="0.5cm" svg:x="0.54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L23" table:end-x="0.493cm" table:end-y="0.5cm" draw:z-index="402" draw:name="Grafik 19" draw:style-name="gr1" draw:text-style-name="P1" svg:width="0.5cm" svg:height="0.5cm" svg:x="0.54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M23" table:end-x="0.393cm" table:end-y="0.5cm" draw:z-index="263" draw:name="Grafik 2" draw:style-name="gr1" draw:text-style-name="P1" svg:width="0.4cm" svg:height="0.5cm" svg:x="0.54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N23" table:end-x="0.393cm" table:end-y="0.5cm" draw:z-index="264" draw:name="Grafik 2" draw:style-name="gr1" draw:text-style-name="P1" svg:width="0.4cm" svg:height="0.5cm" svg:x="0.54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O23" table:end-x="0.392cm" table:end-y="0.5cm" draw:z-index="230" draw:name="Grafik 5" draw:style-name="gr1" draw:text-style-name="P1" svg:width="0.4cm" svg:height="0.5cm" svg:x="0.5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P23" table:end-x="0.391cm" table:end-y="0.5cm" draw:z-index="231" draw:name="Grafik 5" draw:style-name="gr1" draw:text-style-name="P1" svg:width="0.4cm" svg:height="0.5cm" svg:x="0.5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Q23" table:end-x="0.391cm" table:end-y="0.5cm" draw:z-index="232" draw:name="Grafik 5" draw:style-name="gr1" draw:text-style-name="P1" svg:width="0.4cm" svg:height="0.5cm" svg:x="0.53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R23" table:end-x="0.49cm" table:end-y="0.5cm" draw:z-index="93" draw:name="Grafik 1" draw:style-name="gr1" draw:text-style-name="P1" svg:width="0.5cm" svg:height="0.5cm" svg:x="0.538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S23" table:end-x="0.49cm" table:end-y="0.5cm" draw:z-index="199" draw:name="Grafik 2" draw:style-name="gr1" draw:text-style-name="P1" svg:width="0.5cm" svg:height="0.5cm" svg:x="0.53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T23" table:end-x="0.489cm" table:end-y="0.5cm" draw:z-index="200" draw:name="Grafik 2" draw:style-name="gr1" draw:text-style-name="P1" svg:width="0.5cm" svg:height="0.5cm" svg:x="0.53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U23" table:end-x="0.489cm" table:end-y="0.5cm" draw:z-index="201" draw:name="Grafik 2" draw:style-name="gr1" draw:text-style-name="P1" svg:width="0.5cm" svg:height="0.5cm" svg:x="0.537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V23" table:end-x="0.388cm" table:end-y="0.5cm" draw:z-index="307" draw:name="Grafik 16" draw:style-name="gr1" draw:text-style-name="P1" svg:width="0.4cm" svg:height="0.5cm" svg:x="0.53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387cm" table:end-y="0.5cm" draw:z-index="308" draw:name="Grafik 16" draw:style-name="gr1" draw:text-style-name="P1" svg:width="0.4cm" svg:height="0.5cm" svg:x="0.53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87cm" table:end-y="0.5cm" draw:z-index="64" draw:name="Grafik 2" draw:style-name="gr1" draw:text-style-name="P1" svg:width="0.5cm" svg:height="0.5cm" svg:x="0.535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Y23" table:end-x="0.486cm" table:end-y="0.5cm" draw:z-index="100" draw:name="Grafik 1" draw:style-name="gr1" draw:text-style-name="P1" svg:width="0.5cm" svg:height="0.5cm" svg:x="0.53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Z23" table:end-x="0.486cm" table:end-y="0.5cm" draw:z-index="66" draw:name="Grafik 2" draw:style-name="gr1" draw:text-style-name="P1" svg:width="0.5cm" svg:height="0.5cm" svg:x="0.5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A23" table:end-x="0.485cm" table:end-y="0.5cm" draw:z-index="207" draw:name="Grafik 2" draw:style-name="gr1" draw:text-style-name="P1" svg:width="0.5cm" svg:height="0.5cm" svg:x="0.53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B23" table:end-x="0.484cm" table:end-y="0.5cm" draw:z-index="68" draw:name="Grafik 2" draw:style-name="gr1" draw:text-style-name="P1" svg:width="0.5cm" svg:height="0.5cm" svg:x="0.5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C23" table:end-x="0.484cm" table:end-y="0.5cm" draw:z-index="69" draw:name="Grafik 2" draw:style-name="gr1" draw:text-style-name="P1" svg:width="0.5cm" svg:height="0.5cm" svg:x="0.5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D23" table:end-x="0.483cm" table:end-y="0.5cm" draw:z-index="210" draw:name="Grafik 2" draw:style-name="gr1" draw:text-style-name="P1" svg:width="0.5cm" svg:height="0.5cm" svg:x="0.5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E23" table:end-x="0.482cm" table:end-y="0.5cm" draw:z-index="212" draw:name="Grafik 2" draw:style-name="gr1" draw:text-style-name="P1" svg:width="0.5cm" svg:height="0.5cm" svg:x="0.5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F23" table:end-x="0.482cm" table:end-y="0.5cm" draw:z-index="213" draw:name="Grafik 2" draw:style-name="gr1" draw:text-style-name="P1" svg:width="0.5cm" svg:height="0.5cm" svg:x="0.5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G23" table:end-x="0.482cm" table:end-y="0.5cm" draw:z-index="214" draw:name="Grafik 2" draw:style-name="gr1" draw:text-style-name="P1" svg:width="0.5cm" svg:height="0.5cm" svg:x="0.5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H23" table:end-x="0.48cm" table:end-y="0.5cm" draw:z-index="215" draw:name="Grafik 2" draw:style-name="gr1" draw:text-style-name="P1" svg:width="0.5cm" svg:height="0.5cm" svg:x="0.529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I23" table:end-x="0.48cm" table:end-y="0.5cm" draw:z-index="216" draw:name="Grafik 2" draw:style-name="gr1" draw:text-style-name="P1" svg:width="0.5cm" svg:height="0.5cm" svg:x="0.52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J23" table:end-x="0.48cm" table:end-y="0.5cm" draw:z-index="217" draw:name="Grafik 2" draw:style-name="gr1" draw:text-style-name="P1" svg:width="0.5cm" svg:height="0.5cm" svg:x="0.52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K23" table:end-x="0.379cm" table:end-y="0.5cm" draw:z-index="252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L23" table:end-x="0.478cm" table:end-y="0.5cm" draw:z-index="17" draw:name="Grafik 3" draw:style-name="gr1" draw:text-style-name="P1" svg:width="0.5cm" svg:height="0.5cm" svg:x="0.527cm" svg:y="0cm">
              <draw:image xlink:href="Pictures/100002010000003C0000003C290A88EF.pn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23">
            <text:p>23</text:p>
            <draw:frame table:end-cell-address="Tabelle1.B24" table:end-x="0.497cm" table:end-y="0.5cm" draw:z-index="638" draw:name="Grafik 4" draw:style-name="gr1" draw:text-style-name="P1" svg:width="0.5cm" svg:height="0.5cm" svg:x="0.545cm" svg:y="0cm">
              <draw:image xlink:href="Pictures/100002010000007800000078923C61F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24" table:end-x="0.399cm" table:end-y="0.5cm" draw:z-index="219" draw:name="Grafik 5" draw:style-name="gr1" draw:text-style-name="P1" svg:width="0.4cm" svg:height="0.5cm" svg:x="0.547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C24" table:end-x="0.399cm" table:end-y="0.5cm" draw:z-index="288" draw:name="Grafik 16" draw:style-name="gr1" draw:text-style-name="P1" svg:width="0.4cm" svg:height="0.5cm" svg:x="-0.00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E24" table:end-x="0.398cm" table:end-y="0.5cm" draw:z-index="255" draw:name="Grafik 2" draw:style-name="gr1" draw:text-style-name="P1" svg:width="0.4cm" svg:height="0.5cm" svg:x="0.547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F24" table:end-x="0.397cm" table:end-y="0.5cm" draw:z-index="256" draw:name="Grafik 2" draw:style-name="gr1" draw:text-style-name="P1" svg:width="0.4cm" svg:height="0.5cm" svg:x="0.54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G24" table:end-x="0.397cm" table:end-y="0.5cm" draw:z-index="257" draw:name="Grafik 2" draw:style-name="gr1" draw:text-style-name="P1" svg:width="0.4cm" svg:height="0.5cm" svg:x="0.54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H24" table:end-x="0.397cm" table:end-y="0.5cm" draw:z-index="258" draw:name="Grafik 2" draw:style-name="gr1" draw:text-style-name="P1" svg:width="0.4cm" svg:height="0.5cm" svg:x="0.54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I24" table:end-x="0.395cm" table:end-y="0.5cm" draw:z-index="294" draw:name="Grafik 16" draw:style-name="gr1" draw:text-style-name="P1" svg:width="0.4cm" svg:height="0.5cm" svg:x="0.54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J24" table:end-x="0.395cm" table:end-y="0.5cm" draw:z-index="260" draw:name="Grafik 2" draw:style-name="gr1" draw:text-style-name="P1" svg:width="0.4cm" svg:height="0.5cm" svg:x="0.54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K24" table:end-x="0.395cm" table:end-y="0.5cm" draw:z-index="261" draw:name="Grafik 2" draw:style-name="gr1" draw:text-style-name="P1" svg:width="0.4cm" svg:height="0.5cm" svg:x="0.54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L24" table:end-x="0.493cm" table:end-y="0.5cm" draw:z-index="52" draw:name="Grafik 2" draw:style-name="gr1" draw:text-style-name="P1" svg:width="0.5cm" svg:height="0.5cm" svg:x="0.54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M24" table:end-x="0.393cm" table:end-y="0.5cm" draw:z-index="298" draw:name="Grafik 16" draw:style-name="gr1" draw:text-style-name="P1" svg:width="0.4cm" svg:height="0.5cm" svg:x="0.54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N24" table:end-x="0.393cm" table:end-y="0.5cm" draw:z-index="299" draw:name="Grafik 16" draw:style-name="gr1" draw:text-style-name="P1" svg:width="0.4cm" svg:height="0.5cm" svg:x="0.54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O24" table:end-x="0.392cm" table:end-y="0.5cm" draw:z-index="300" draw:name="Grafik 16" draw:style-name="gr1" draw:text-style-name="P1" svg:width="0.4cm" svg:height="0.5cm" svg:x="0.5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P24" table:end-x="0.491cm" table:end-y="0.5cm" draw:z-index="56" draw:name="Grafik 2" draw:style-name="gr1" draw:text-style-name="P1" svg:width="0.5cm" svg:height="0.5cm" svg:x="0.5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Q24" table:end-x="0.391cm" table:end-y="0.5cm" draw:z-index="302" draw:name="Grafik 16" draw:style-name="gr1" draw:text-style-name="P1" svg:width="0.4cm" svg:height="0.5cm" svg:x="0.539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R24" table:end-x="0.39cm" table:end-y="0.5cm" draw:z-index="303" draw:name="Grafik 16" draw:style-name="gr1" draw:text-style-name="P1" svg:width="0.4cm" svg:height="0.5cm" svg:x="0.53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S24" table:end-x="0.39cm" table:end-y="0.5cm" draw:z-index="304" draw:name="Grafik 16" draw:style-name="gr1" draw:text-style-name="P1" svg:width="0.4cm" svg:height="0.5cm" svg:x="0.53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T24" table:end-x="0.389cm" table:end-y="0.5cm" draw:z-index="305" draw:name="Grafik 16" draw:style-name="gr1" draw:text-style-name="P1" svg:width="0.4cm" svg:height="0.5cm" svg:x="0.53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U24" table:end-x="0.389cm" table:end-y="0.5cm" draw:z-index="306" draw:name="Grafik 16" draw:style-name="gr1" draw:text-style-name="P1" svg:width="0.4cm" svg:height="0.5cm" svg:x="0.537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V24" table:end-x="0.488cm" table:end-y="0.5cm" draw:z-index="202" draw:name="Grafik 2" draw:style-name="gr1" draw:text-style-name="P1" svg:width="0.5cm" svg:height="0.5cm" svg:x="0.536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W24" table:end-x="0.487cm" table:end-y="0.5cm" draw:z-index="203" draw:name="Grafik 2" draw:style-name="gr1" draw:text-style-name="P1" svg:width="0.5cm" svg:height="0.5cm" svg:x="0.536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X24" table:end-x="0.487cm" table:end-y="0.5cm" draw:z-index="204" draw:name="Grafik 2" draw:style-name="gr1" draw:text-style-name="P1" svg:width="0.5cm" svg:height="0.5cm" svg:x="0.535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Y24" table:end-x="0.486cm" table:end-y="0.5cm" draw:z-index="65" draw:name="Grafik 2" draw:style-name="gr1" draw:text-style-name="P1" svg:width="0.5cm" svg:height="0.5cm" svg:x="0.5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Z24" table:end-x="0.486cm" table:end-y="0.5cm" draw:z-index="101" draw:name="Grafik 1" draw:style-name="gr1" draw:text-style-name="P1" svg:width="0.5cm" svg:height="0.5cm" svg:x="0.534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A24" table:end-x="0.485cm" table:end-y="0.5cm" draw:z-index="67" draw:name="Grafik 2" draw:style-name="gr1" draw:text-style-name="P1" svg:width="0.5cm" svg:height="0.5cm" svg:x="0.534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B24" table:end-x="0.484cm" table:end-y="0.5cm" draw:z-index="208" draw:name="Grafik 2" draw:style-name="gr1" draw:text-style-name="P1" svg:width="0.5cm" svg:height="0.5cm" svg:x="0.5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C24" table:end-x="0.484cm" table:end-y="0.5cm" draw:z-index="209" draw:name="Grafik 2" draw:style-name="gr1" draw:text-style-name="P1" svg:width="0.5cm" svg:height="0.5cm" svg:x="0.5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D24" table:end-x="0.483cm" table:end-y="0.5cm" draw:z-index="70" draw:name="Grafik 2" draw:style-name="gr1" draw:text-style-name="P1" svg:width="0.5cm" svg:height="0.5cm" svg:x="0.532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E24" table:end-x="0.482cm" table:end-y="0.5cm" draw:z-index="71" draw:name="Grafik 2" draw:style-name="gr1" draw:text-style-name="P1" svg:width="0.5cm" svg:height="0.5cm" svg:x="0.5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F24" table:end-x="0.482cm" table:end-y="0.5cm" draw:z-index="72" draw:name="Grafik 2" draw:style-name="gr1" draw:text-style-name="P1" svg:width="0.5cm" svg:height="0.5cm" svg:x="0.53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G24" table:end-x="0.482cm" table:end-y="0.5cm" draw:z-index="108" draw:name="Grafik 1" draw:style-name="gr1" draw:text-style-name="P1" svg:width="0.5cm" svg:height="0.5cm" svg:x="0.53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H24" table:end-x="0.48cm" table:end-y="0.5cm" draw:z-index="109" draw:name="Grafik 1" draw:style-name="gr1" draw:text-style-name="P1" svg:width="0.5cm" svg:height="0.5cm" svg:x="0.529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I24" table:end-x="0.48cm" table:end-y="0.5cm" draw:z-index="75" draw:name="Grafik 2" draw:style-name="gr1" draw:text-style-name="P1" svg:width="0.5cm" svg:height="0.5cm" svg:x="0.52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J24" table:end-x="0.48cm" table:end-y="0.5cm" draw:z-index="76" draw:name="Grafik 2" draw:style-name="gr1" draw:text-style-name="P1" svg:width="0.5cm" svg:height="0.5cm" svg:x="0.528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K24" table:end-x="0.479cm" table:end-y="0.5cm" draw:z-index="77" draw:name="Grafik 2" draw:style-name="gr1" draw:text-style-name="P1" svg:width="0.5cm" svg:height="0.5cm" svg:x="0.527cm" svg:y="0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L24" table:end-x="0.478cm" table:end-y="0.5cm" draw:z-index="18" draw:name="Grafik 1" draw:style-name="gr1" draw:text-style-name="P1" svg:width="0.5cm" svg:height="0.5cm" svg:x="0.527cm" svg:y="0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>
          <table:table-cell office:value-type="float" office:value="24">
            <text:p>24</text:p>
          </table:table-cell>
          <table:table-cell>
            <draw:frame table:end-cell-address="Tabelle1.B25" table:end-x="0.5cm" table:end-y="0.501cm" draw:z-index="20" draw:name="Grafik 19" draw:style-name="gr1" draw:text-style-name="P1" svg:width="0.5cm" svg:height="0.5cm" svg:x="0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D25" table:end-x="0.399cm" table:end-y="0.501cm" draw:z-index="289" draw:name="Grafik 16" draw:style-name="gr1" draw:text-style-name="P1" svg:width="0.4cm" svg:height="0.5cm" svg:x="0.547cm" svg:y="0.001cm">
              <draw:image xlink:href="Pictures/10000201000004B00000056C8EA5F531.png" xlink:type="simple" xlink:show="embed" xlink:actuate="onLoad">
                <text:p/>
              </draw:image>
            </draw:frame>
            <draw:frame table:end-cell-address="Tabelle1.C25" table:end-x="0.479cm" table:end-y="0.481cm" draw:z-index="533" draw:name="Grafik 3" draw:style-name="gr1" draw:text-style-name="P1" svg:width="0.48cm" svg:height="0.48cm" svg:x="-0.00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Tabelle1.E25" table:end-x="0.398cm" table:end-y="0.501cm" draw:z-index="290" draw:name="Grafik 16" draw:style-name="gr1" draw:text-style-name="P1" svg:width="0.4cm" svg:height="0.5cm" svg:x="0.54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F25" table:end-x="0.397cm" table:end-y="0.501cm" draw:z-index="291" draw:name="Grafik 16" draw:style-name="gr1" draw:text-style-name="P1" svg:width="0.4cm" svg:height="0.5cm" svg:x="0.54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G25" table:end-x="0.397cm" table:end-y="0.501cm" draw:z-index="292" draw:name="Grafik 16" draw:style-name="gr1" draw:text-style-name="P1" svg:width="0.4cm" svg:height="0.5cm" svg:x="0.54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H25" table:end-x="0.397cm" table:end-y="0.501cm" draw:z-index="293" draw:name="Grafik 16" draw:style-name="gr1" draw:text-style-name="P1" svg:width="0.4cm" svg:height="0.5cm" svg:x="0.54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I25" table:end-x="0.395cm" table:end-y="0.501cm" draw:z-index="259" draw:name="Grafik 2" draw:style-name="gr1" draw:text-style-name="P1" svg:width="0.4cm" svg:height="0.5cm" svg:x="0.54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J25" table:end-x="0.395cm" table:end-y="0.501cm" draw:z-index="295" draw:name="Grafik 16" draw:style-name="gr1" draw:text-style-name="P1" svg:width="0.4cm" svg:height="0.5cm" svg:x="0.54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K25" table:end-x="0.395cm" table:end-y="0.501cm" draw:z-index="296" draw:name="Grafik 16" draw:style-name="gr1" draw:text-style-name="P1" svg:width="0.4cm" svg:height="0.5cm" svg:x="0.54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L25" table:end-x="0.393cm" table:end-y="0.501cm" draw:z-index="297" draw:name="Grafik 16" draw:style-name="gr1" draw:text-style-name="P1" svg:width="0.4cm" svg:height="0.5cm" svg:x="0.54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M25" table:end-x="0.493cm" table:end-y="0.501cm" draw:z-index="53" draw:name="Grafik 2" draw:style-name="gr1" draw:text-style-name="P1" svg:width="0.5cm" svg:height="0.5cm" svg:x="0.54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N25" table:end-x="0.493cm" table:end-y="0.501cm" draw:z-index="54" draw:name="Grafik 2" draw:style-name="gr1" draw:text-style-name="P1" svg:width="0.5cm" svg:height="0.5cm" svg:x="0.541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O25" table:end-x="0.492cm" table:end-y="0.501cm" draw:z-index="55" draw:name="Grafik 2" draw:style-name="gr1" draw:text-style-name="P1" svg:width="0.5cm" svg:height="0.5cm" svg:x="0.54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P25" table:end-x="0.391cm" table:end-y="0.501cm" draw:z-index="301" draw:name="Grafik 16" draw:style-name="gr1" draw:text-style-name="P1" svg:width="0.4cm" svg:height="0.5cm" svg:x="0.5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Q25" table:end-x="0.491cm" table:end-y="0.501cm" draw:z-index="57" draw:name="Grafik 2" draw:style-name="gr1" draw:text-style-name="P1" svg:width="0.5cm" svg:height="0.5cm" svg:x="0.539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R25" table:end-x="0.49cm" table:end-y="0.501cm" draw:z-index="58" draw:name="Grafik 2" draw:style-name="gr1" draw:text-style-name="P1" svg:width="0.5cm" svg:height="0.5cm" svg:x="0.53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S25" table:end-x="0.49cm" table:end-y="0.501cm" draw:z-index="59" draw:name="Grafik 2" draw:style-name="gr1" draw:text-style-name="P1" svg:width="0.5cm" svg:height="0.5cm" svg:x="0.53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T25" table:end-x="0.489cm" table:end-y="0.501cm" draw:z-index="60" draw:name="Grafik 2" draw:style-name="gr1" draw:text-style-name="P1" svg:width="0.5cm" svg:height="0.5cm" svg:x="0.538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U25" table:end-x="0.489cm" table:end-y="0.501cm" draw:z-index="61" draw:name="Grafik 2" draw:style-name="gr1" draw:text-style-name="P1" svg:width="0.5cm" svg:height="0.5cm" svg:x="0.53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V25" table:end-x="0.488cm" table:end-y="0.501cm" draw:z-index="62" draw:name="Grafik 2" draw:style-name="gr1" draw:text-style-name="P1" svg:width="0.5cm" svg:height="0.5cm" svg:x="0.53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W25" table:end-x="0.487cm" table:end-y="0.501cm" draw:z-index="63" draw:name="Grafik 2" draw:style-name="gr1" draw:text-style-name="P1" svg:width="0.5cm" svg:height="0.5cm" svg:x="0.536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X25" table:end-x="0.387cm" table:end-y="0.501cm" draw:z-index="309" draw:name="Grafik 16" draw:style-name="gr1" draw:text-style-name="P1" svg:width="0.4cm" svg:height="0.5cm" svg:x="0.53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Tabelle1.Y25" table:end-x="0.486cm" table:end-y="0.501cm" draw:z-index="205" draw:name="Grafik 2" draw:style-name="gr1" draw:text-style-name="P1" svg:width="0.5cm" svg:height="0.5cm" svg:x="0.53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Z25" table:end-x="0.486cm" table:end-y="0.501cm" draw:z-index="206" draw:name="Grafik 2" draw:style-name="gr1" draw:text-style-name="P1" svg:width="0.5cm" svg:height="0.5cm" svg:x="0.53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Tabelle1.AA25" table:end-x="0.485cm" table:end-y="0.501cm" draw:z-index="102" draw:name="Grafik 1" draw:style-name="gr1" draw:text-style-name="P1" svg:width="0.5cm" svg:height="0.5cm" svg:x="0.534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B25" table:end-x="0.484cm" table:end-y="0.501cm" draw:z-index="103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C25" table:end-x="0.484cm" table:end-y="0.501cm" draw:z-index="104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D25" table:end-x="0.483cm" table:end-y="0.501cm" draw:z-index="105" draw:name="Grafik 1" draw:style-name="gr1" draw:text-style-name="P1" svg:width="0.5cm" svg:height="0.5cm" svg:x="0.532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E25" table:end-x="0.482cm" table:end-y="0.501cm" draw:z-index="106" draw:name="Grafik 1" draw:style-name="gr1" draw:text-style-name="P1" svg:width="0.5cm" svg:height="0.5cm" svg:x="0.5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F25" table:end-x="0.482cm" table:end-y="0.501cm" draw:z-index="107" draw:name="Grafik 1" draw:style-name="gr1" draw:text-style-name="P1" svg:width="0.5cm" svg:height="0.5cm" svg:x="0.53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G25" table:end-x="0.482cm" table:end-y="0.501cm" draw:z-index="73" draw:name="Grafik 2" draw:style-name="gr1" draw:text-style-name="P1" svg:width="0.5cm" svg:height="0.5cm" svg:x="0.53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H25" table:end-x="0.48cm" table:end-y="0.501cm" draw:z-index="74" draw:name="Grafik 2" draw:style-name="gr1" draw:text-style-name="P1" svg:width="0.5cm" svg:height="0.5cm" svg:x="0.529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>
            <draw:frame table:end-cell-address="Tabelle1.AI25" table:end-x="0.48cm" table:end-y="0.501cm" draw:z-index="110" draw:name="Grafik 1" draw:style-name="gr1" draw:text-style-name="P1" svg:width="0.5cm" svg:height="0.5cm" svg:x="0.52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J25" table:end-x="0.48cm" table:end-y="0.501cm" draw:z-index="111" draw:name="Grafik 1" draw:style-name="gr1" draw:text-style-name="P1" svg:width="0.5cm" svg:height="0.5cm" svg:x="0.528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K25" table:end-x="0.479cm" table:end-y="0.501cm" draw:z-index="112" draw:name="Grafik 1" draw:style-name="gr1" draw:text-style-name="P1" svg:width="0.5cm" svg:height="0.5cm" svg:x="0.527cm" svg:y="0.001cm">
              <draw:image xlink:href="Pictures/100002010000003C0000003C1ADA1908.png" xlink:type="simple" xlink:show="embed" xlink:actuate="onLoad">
                <text:p/>
              </draw:image>
            </draw:frame>
          </table:table-cell>
          <table:table-cell>
            <draw:frame table:end-cell-address="Tabelle1.AL25" table:end-x="0.478cm" table:end-y="0.501cm" draw:z-index="19" draw:name="Grafik 2" draw:style-name="gr1" draw:text-style-name="P1" svg:width="0.5cm" svg:height="0.5cm" svg:x="0.527cm" svg:y="0.001cm">
              <draw:image xlink:href="Pictures/100002010000003C0000003C9182CE49.png" xlink:type="simple" xlink:show="embed" xlink:actuate="onLoad">
                <text:p/>
              </draw:image>
            </draw:frame>
          </table:table-cell>
          <table:table-cell table:number-columns-repeated="38"/>
        </table:table-row>
        <table:table-row table:style-name="ro1" table:number-rows-repeated="1048550">
          <table:table-cell table:number-columns-repeated="75"/>
        </table:table-row>
        <table:table-row table:style-name="ro1">
          <table:table-cell table:number-columns-repeated="75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BJ7:Tabelle1.BN1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1.04.2020</text:date>, <text:time>20:09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19:57.42</meta:creation-date>
    <dc:date>2020-04-01T20:09:15.09</dc:date>
    <meta:editing-duration>PT3H47M32S</meta:editing-duration>
    <meta:editing-cycles>163</meta:editing-cycles>
    <meta:generator>OpenOffice/4.1.5$Win32 OpenOffice.org_project/415m1$Build-9789</meta:generator>
    <meta:document-statistic meta:table-count="3" meta:cell-count="252" meta:object-count="913"/>
  </office:meta>
</office:document-meta>
</file>